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3.3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Общий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1. Общий принцип получения рентгеновского излучения заключается в резком замедлении движущихся с высокой скоростью электронов в твердом теле, называемом:</text:p>
          </table:table-cell>
          <table:table-cell/>
        </table:table-row>
        <table:table-row table:style-name="ro1">
          <table:table-cell office:value-type="string" calcext:value-type="string">
            <text:p>1. фокусирующим электродом;</text:p>
          </table:table-cell>
          <table:table-cell/>
        </table:table-row>
        <table:table-row table:style-name="ro1">
          <table:table-cell office:value-type="string" calcext:value-type="string">
            <text:p>2. подогревателем;</text:p>
          </table:table-cell>
          <table:table-cell/>
        </table:table-row>
        <table:table-row table:style-name="ro1">
          <table:table-cell office:value-type="string" calcext:value-type="string">
            <text:p>3. мишенью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 катодом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. Пучки ускоренных электронов отличаются от бета-излучения радионуклидов:</text:p>
          </table:table-cell>
          <table:table-cell/>
        </table:table-row>
        <table:table-row table:style-name="ro1">
          <table:table-cell office:value-type="string" calcext:value-type="string">
            <text:p>1. массой покоя;</text:p>
          </table:table-cell>
          <table:table-cell/>
        </table:table-row>
        <table:table-row table:style-name="ro1">
          <table:table-cell office:value-type="string" calcext:value-type="string">
            <text:p>2. зарядом частиц;</text:p>
          </table:table-cell>
          <table:table-cell/>
        </table:table-row>
        <table:table-row table:style-name="ro1">
          <table:table-cell office:value-type="string" calcext:value-type="string">
            <text:p>3. формой энергетического спектра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 ни один из вариантов ответа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. Линейный коэффициент ослабления и степень поглощения излучения при прохождении через слой вещества зависит:</text:p>
          </table:table-cell>
          <table:table-cell/>
        </table:table-row>
        <table:table-row table:style-name="ro1">
          <table:table-cell office:value-type="string" calcext:value-type="string">
            <text:p>1. от атомного номера, толщины слоя и энергии источника излучения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. от атомного номера, энергии источника и не зависит от толщины слоя;</text:p>
          </table:table-cell>
          <table:table-cell/>
        </table:table-row>
        <table:table-row table:style-name="ro1">
          <table:table-cell office:value-type="string" calcext:value-type="string">
            <text:p>3. от толщины слоя и величины его коэффициента накопления;</text:p>
          </table:table-cell>
          <table:table-cell/>
        </table:table-row>
        <table:table-row table:style-name="ro1">
          <table:table-cell office:value-type="string" calcext:value-type="string">
            <text:p>4. от толщины, атомного номера и не зависит от энергии источника;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4. Ионизация газов при воздействии на них излучения используется в:</text:p>
          </table:table-cell>
          <table:table-cell/>
        </table:table-row>
        <table:table-row table:style-name="ro1">
          <table:table-cell office:value-type="string" calcext:value-type="string">
            <text:p>1. процессе сенсибилизации радиографических пленок;</text:p>
          </table:table-cell>
          <table:table-cell/>
        </table:table-row>
        <table:table-row table:style-name="ro1">
          <table:table-cell office:value-type="string" calcext:value-type="string">
            <text:p>2. рентгеновских трубках;</text:p>
          </table:table-cell>
          <table:table-cell/>
        </table:table-row>
        <table:table-row table:style-name="ro1">
          <table:table-cell office:value-type="string" calcext:value-type="string">
            <text:p>3. оборудовании генерирования высокого напряжения для питания рентгеновских трубок;</text:p>
          </table:table-cell>
          <table:table-cell/>
        </table:table-row>
        <table:table-row table:style-name="ro1">
          <table:table-cell office:value-type="string" calcext:value-type="string">
            <text:p>4. оборудовании для обнаружения излучения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5. Скорость электронов, бомбардирующих мишень рентгеновской трубки, является функцией:</text:p>
          </table:table-cell>
          <table:table-cell/>
        </table:table-row>
        <table:table-row table:style-name="ro1">
          <table:table-cell office:value-type="string" calcext:value-type="string">
            <text:p>1. атомного номера вещества катода;</text:p>
          </table:table-cell>
          <table:table-cell/>
        </table:table-row>
        <table:table-row table:style-name="ro1">
          <table:table-cell office:value-type="string" calcext:value-type="string">
            <text:p>2. атомного номера вещества анода;</text:p>
          </table:table-cell>
          <table:table-cell/>
        </table:table-row>
        <table:table-row table:style-name="ro1">
          <table:table-cell office:value-type="string" calcext:value-type="string">
            <text:p>3. разности потенциалов между анодом и катодом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 тока, протекающего через схему выпрямителя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6. Атом устроен следующим образом:</text:p>
          </table:table-cell>
          <table:table-cell/>
        </table:table-row>
        <table:table-row table:style-name="ro1">
          <table:table-cell office:value-type="string" calcext:value-type="string">
            <text:p>1. имеет планетарное строение;</text:p>
          </table:table-cell>
          <table:table-cell/>
        </table:table-row>
        <table:table-row table:style-name="ro1">
          <table:table-cell office:value-type="string" calcext:value-type="string">
            <text:p>2. в центре тяжелое положительно заряженное ядро;</text:p>
          </table:table-cell>
          <table:table-cell/>
        </table:table-row>
        <table:table-row table:style-name="ro1">
          <table:table-cell office:value-type="string" calcext:value-type="string">
            <text:p>3. вокруг ядра по орбитам вращаются отрицательно заряженные электроны;</text:p>
          </table:table-cell>
          <table:table-cell/>
        </table:table-row>
        <table:table-row table:style-name="ro1">
          <table:table-cell office:value-type="string" calcext:value-type="string">
            <text:p>4. справедливы 1,2,3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7. В чем состоит принципиальное различие между электромагнитным (фотонным) излучением и корпускулярным (электронное, нейтронное), если в силу дуализма (двойственности) их физической природы как то, так и другое обладает как волновыми, так и корпускулярными свойствами:</text:p>
          </table:table-cell>
          <table:table-cell/>
        </table:table-row>
        <table:table-row table:style-name="ro1">
          <table:table-cell office:value-type="string" calcext:value-type="string">
            <text:p>1. различие массы покоя;</text:p>
          </table:table-cell>
          <table:table-cell/>
        </table:table-row>
        <table:table-row table:style-name="ro1">
          <table:table-cell office:value-type="string" calcext:value-type="string">
            <text:p>2. скорости распространения;</text:p>
          </table:table-cell>
          <table:table-cell/>
        </table:table-row>
        <table:table-row table:style-name="ro1">
          <table:table-cell office:value-type="string" calcext:value-type="string">
            <text:p>3. взаимодействия с веществом;</text:p>
          </table:table-cell>
          <table:table-cell/>
        </table:table-row>
        <table:table-row table:style-name="ro1">
          <table:table-cell office:value-type="string" calcext:value-type="string">
            <text:p>4. одновременно 1, 2, 3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8. Изотопы – это атомы одного и того же химического элемента, в ядрах которых:</text:p>
          </table:table-cell>
          <table:table-cell/>
        </table:table-row>
        <table:table-row table:style-name="ro1">
          <table:table-cell office:value-type="string" calcext:value-type="string">
            <text:p>1. протонов больше, чем нейтронов;</text:p>
          </table:table-cell>
          <table:table-cell/>
        </table:table-row>
        <table:table-row table:style-name="ro1">
          <table:table-cell office:value-type="string" calcext:value-type="string">
            <text:p>2. протонов меньше, чем нейтронов;</text:p>
          </table:table-cell>
          <table:table-cell/>
        </table:table-row>
        <table:table-row table:style-name="ro1">
          <table:table-cell office:value-type="string" calcext:value-type="string">
            <text:p>3. одинаковое количество протонов, а количество нейтронов различно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 протонов столько же, сколько нейтронов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9. Для эффективной генерации рентгеновского излучения в настоящее время используются пучки заряженных частиц: </text:p>
          </table:table-cell>
          <table:table-cell/>
        </table:table-row>
        <table:table-row table:style-name="ro1">
          <table:table-cell office:value-type="string" calcext:value-type="string">
            <text:p>1. электронов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. протонов;</text:p>
          </table:table-cell>
          <table:table-cell/>
        </table:table-row>
        <table:table-row table:style-name="ro1">
          <table:table-cell office:value-type="string" calcext:value-type="string">
            <text:p>3. альфа-частиц.</text:p>
          </table:table-cell>
          <table:table-cell/>
        </table:table-row>
        <table:table-row table:style-name="ro1">
          <table:table-cell office:value-type="string" calcext:value-type="string">
            <text:p>4. бета-частиц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. Гамма излучение возникает:</text:p>
          </table:table-cell>
          <table:table-cell/>
        </table:table-row>
        <table:table-row table:style-name="ro1">
          <table:table-cell office:value-type="string" calcext:value-type="string">
            <text:p>1. в результате бомбардировки вещества высокоэнергетичными электронами;</text:p>
          </table:table-cell>
          <table:table-cell/>
        </table:table-row>
        <table:table-row table:style-name="ro1">
          <table:table-cell office:value-type="string" calcext:value-type="string">
            <text:p>2. при переходе ядра атома из возбужденного состояния в более низкое энергетическое состояние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 в результате к-захвата;</text:p>
          </table:table-cell>
          <table:table-cell/>
        </table:table-row>
        <table:table-row table:style-name="ro1">
          <table:table-cell office:value-type="string" calcext:value-type="string">
            <text:p>4. при переходе электрона в атоме на менее удаленную орбиту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1. Для каких целей в радиационной дефектоскопии используют растры, коллиматоры, маски и защитные экраны:</text:p>
          </table:table-cell>
          <table:table-cell/>
        </table:table-row>
        <table:table-row table:style-name="ro1">
          <table:table-cell office:value-type="string" calcext:value-type="string">
            <text:p>1. для обеспечения более равномерного воздействия излучения на всю поверхность пленки;</text:p>
          </table:table-cell>
          <table:table-cell/>
        </table:table-row>
        <table:table-row table:style-name="ro1">
          <table:table-cell office:value-type="string" calcext:value-type="string">
            <text:p>2. для изменения энергетического спектра излучения;</text:p>
          </table:table-cell>
          <table:table-cell/>
        </table:table-row>
        <table:table-row table:style-name="ro1">
          <table:table-cell office:value-type="string" calcext:value-type="string">
            <text:p>3. для уменьшения влияния рассеивающего излучения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 с целью компенсации больших перепадов радиационной толщины ОК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2. В электрорентгенографии (ксерографии) скрытое изображение получают на селеновых пластинах, а проявляют его с помощью:</text:p>
          </table:table-cell>
          <table:table-cell/>
        </table:table-row>
        <table:table-row table:style-name="ro1">
          <table:table-cell office:value-type="string" calcext:value-type="string">
            <text:p>1. растворов;</text:p>
          </table:table-cell>
          <table:table-cell/>
        </table:table-row>
        <table:table-row table:style-name="ro1">
          <table:table-cell office:value-type="string" calcext:value-type="string">
            <text:p>2. жидких красок;</text:p>
          </table:table-cell>
          <table:table-cell/>
        </table:table-row>
        <table:table-row table:style-name="ro1">
          <table:table-cell office:value-type="string" calcext:value-type="string">
            <text:p>3. порошков из крупных зерен;</text:p>
          </table:table-cell>
          <table:table-cell/>
        </table:table-row>
        <table:table-row table:style-name="ro1">
          <table:table-cell office:value-type="string" calcext:value-type="string">
            <text:p>4. мелкодисперсных порошков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3. Низковольтные рентгеновские трубки обычно снабжаются окном, изготовленным из:</text:p>
          </table:table-cell>
          <table:table-cell/>
        </table:table-row>
        <table:table-row table:style-name="ro1">
          <table:table-cell office:value-type="string" calcext:value-type="string">
            <text:p>1. пластика;</text:p>
          </table:table-cell>
          <table:table-cell/>
        </table:table-row>
        <table:table-row table:style-name="ro1">
          <table:table-cell office:value-type="string" calcext:value-type="string">
            <text:p>2. бериллия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 стекла.</text:p>
          </table:table-cell>
          <table:table-cell/>
        </table:table-row>
        <table:table-row table:style-name="ro1">
          <table:table-cell office:value-type="string" calcext:value-type="string">
            <text:p>4. полиэтиленовой плёнки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4. Моноэнергетический рентгеновский пучок излучения:</text:p>
          </table:table-cell>
          <table:table-cell/>
        </table:table-row>
        <table:table-row table:style-name="ro1">
          <table:table-cell office:value-type="string" calcext:value-type="string">
            <text:p>1. представляет собой узкий пучок излучения, используемый для получения высококонтрастной рентгенограммы;</text:p>
          </table:table-cell>
          <table:table-cell/>
        </table:table-row>
        <table:table-row table:style-name="ro1">
          <table:table-cell office:value-type="string" calcext:value-type="string">
            <text:p>2. представляет собой пучок, включающий только характеристическое рентгеновское излучение;</text:p>
          </table:table-cell>
          <table:table-cell/>
        </table:table-row>
        <table:table-row table:style-name="ro1">
          <table:table-cell office:value-type="string" calcext:value-type="string">
            <text:p>3. представляет собой излучение в узком диапазоне длин волн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 ни один из вариантов ответа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5. Ионизация газов при воздействии на них излучения используется в:</text:p>
          </table:table-cell>
          <table:table-cell/>
        </table:table-row>
        <table:table-row table:style-name="ro1">
          <table:table-cell office:value-type="string" calcext:value-type="string">
            <text:p>1. процессе сенсибилизации радиографических пленок;</text:p>
          </table:table-cell>
          <table:table-cell/>
        </table:table-row>
        <table:table-row table:style-name="ro1">
          <table:table-cell office:value-type="string" calcext:value-type="string">
            <text:p>2. рентгеновских трубках;</text:p>
          </table:table-cell>
          <table:table-cell/>
        </table:table-row>
        <table:table-row table:style-name="ro1">
          <table:table-cell office:value-type="string" calcext:value-type="string">
            <text:p>3. оборудовании генерирования высокого напряжения для питания рентгеновских трубок;</text:p>
          </table:table-cell>
          <table:table-cell/>
        </table:table-row>
        <table:table-row table:style-name="ro1">
          <table:table-cell office:value-type="string" calcext:value-type="string">
            <text:p>4. оборудовании для обнаружения излучени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6. Источник на основе иридия-192, время полураспада которого составляет 75 дней, обеспечивает сегодня оптимальную экспозицию данного объекта за 20 мин. Какое потребуется время экспозиции спустя 5 месяцев для получения снимка той же оптической плотности и при сохранении прочих условий ?</text:p>
          </table:table-cell>
          <table:table-cell/>
        </table:table-row>
        <table:table-row table:style-name="ro1">
          <table:table-cell office:value-type="string" calcext:value-type="string">
            <text:p>1. 10 мин.;</text:p>
          </table:table-cell>
          <table:table-cell/>
        </table:table-row>
        <table:table-row table:style-name="ro1">
          <table:table-cell office:value-type="string" calcext:value-type="string">
            <text:p>2. 20 мин.;</text:p>
          </table:table-cell>
          <table:table-cell/>
        </table:table-row>
        <table:table-row table:style-name="ro1">
          <table:table-cell office:value-type="string" calcext:value-type="string">
            <text:p>3. 1 час 20 мин.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 6 часов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7. Какие из перечисленных частиц или лучей имеют наивысший эффект ионизации воздуха?</text:p>
          </table:table-cell>
          <table:table-cell/>
        </table:table-row>
        <table:table-row table:style-name="ro1">
          <table:table-cell office:value-type="string" calcext:value-type="string">
            <text:p>1. a-частицы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. b-частицы;</text:p>
          </table:table-cell>
          <table:table-cell/>
        </table:table-row>
        <table:table-row table:style-name="ro1">
          <table:table-cell office:value-type="string" calcext:value-type="string">
            <text:p>3. нейтроны;</text:p>
          </table:table-cell>
          <table:table-cell/>
        </table:table-row>
        <table:table-row table:style-name="ro1">
          <table:table-cell office:value-type="string" calcext:value-type="string">
            <text:p>4. гамма-и рентгеновские лучи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8. В рентгеновской трубке нить накала и фокусирующая чашка являются двумя основными частями:</text:p>
          </table:table-cell>
          <table:table-cell/>
        </table:table-row>
        <table:table-row table:style-name="ro1">
          <table:table-cell office:value-type="string" calcext:value-type="string">
            <text:p>1. анода;</text:p>
          </table:table-cell>
          <table:table-cell/>
        </table:table-row>
        <table:table-row table:style-name="ro1">
          <table:table-cell office:value-type="string" calcext:value-type="string">
            <text:p>2. катода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 выпрямителя;</text:p>
          </table:table-cell>
          <table:table-cell/>
        </table:table-row>
        <table:table-row table:style-name="ro1">
          <table:table-cell office:value-type="string" calcext:value-type="string">
            <text:p>4. рентгеновского трансформатора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9. Уровень излучения, который посредством ионизации производит одну единицу количества электричества в сухом воздухе массой 0,0012933 г, известен как:</text:p>
          </table:table-cell>
          <table:table-cell/>
        </table:table-row>
        <table:table-row table:style-name="ro1">
          <table:table-cell office:value-type="string" calcext:value-type="string">
            <text:p>1. милликюри;</text:p>
          </table:table-cell>
          <table:table-cell/>
        </table:table-row>
        <table:table-row table:style-name="ro1">
          <table:table-cell office:value-type="string" calcext:value-type="string">
            <text:p>2. гамма-эквивалент;</text:p>
          </table:table-cell>
          <table:table-cell/>
        </table:table-row>
        <table:table-row table:style-name="ro1">
          <table:table-cell office:value-type="string" calcext:value-type="string">
            <text:p>3. рентген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 кюри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. Удельная активность радионуклида обычно измеряется в:</text:p>
          </table:table-cell>
          <table:table-cell/>
        </table:table-row>
        <table:table-row table:style-name="ro1">
          <table:table-cell office:value-type="string" calcext:value-type="string">
            <text:p>1. МэВ;</text:p>
          </table:table-cell>
          <table:table-cell/>
        </table:table-row>
        <table:table-row table:style-name="ro1">
          <table:table-cell office:value-type="string" calcext:value-type="string">
            <text:p>2. кюри на грамм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 рентген на час;</text:p>
          </table:table-cell>
          <table:table-cell/>
        </table:table-row>
        <table:table-row table:style-name="ro1">
          <table:table-cell office:value-type="string" calcext:value-type="string">
            <text:p>4. распад/секунда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1. При соударении электрона с мишенью рентгеновской трубки большая часть его энергии преобразуется:</text:p>
          </table:table-cell>
          <table:table-cell/>
        </table:table-row>
        <table:table-row table:style-name="ro1">
          <table:table-cell office:value-type="string" calcext:value-type="string">
            <text:p>1. во вторичное рентгеновское излучение;</text:p>
          </table:table-cell>
          <table:table-cell/>
        </table:table-row>
        <table:table-row table:style-name="ro1">
          <table:table-cell office:value-type="string" calcext:value-type="string">
            <text:p>2. в коротковолновое рентгеновское излучение;</text:p>
          </table:table-cell>
          <table:table-cell/>
        </table:table-row>
        <table:table-row table:style-name="ro1">
          <table:table-cell office:value-type="string" calcext:value-type="string">
            <text:p>3. в тепловую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 в рентгеновское излучение с энергией соответствующей высокому напряжению на трубке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2. Какой из перечисленных радионуклидов имеет самое длительное время полураспада?</text:p>
          </table:table-cell>
          <table:table-cell/>
        </table:table-row>
        <table:table-row table:style-name="ro1">
          <table:table-cell office:value-type="string" calcext:value-type="string">
            <text:p>1. тулий-170;</text:p>
          </table:table-cell>
          <table:table-cell/>
        </table:table-row>
        <table:table-row table:style-name="ro1">
          <table:table-cell office:value-type="string" calcext:value-type="string">
            <text:p>2. кобальт-60;</text:p>
          </table:table-cell>
          <table:table-cell/>
        </table:table-row>
        <table:table-row table:style-name="ro1">
          <table:table-cell office:value-type="string" calcext:value-type="string">
            <text:p>3. иридий-192;</text:p>
          </table:table-cell>
          <table:table-cell/>
        </table:table-row>
        <table:table-row table:style-name="ro1">
          <table:table-cell office:value-type="string" calcext:value-type="string">
            <text:p>4. цезий-137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3. Как называется рентгеносенситометрический показатель числено равный тангенсу угла наклона прямолинейного участка характеристической кривой радиографической пленки?</text:p>
          </table:table-cell>
          <table:table-cell/>
        </table:table-row>
        <table:table-row table:style-name="ro1">
          <table:table-cell office:value-type="string" calcext:value-type="string">
            <text:p>1. градиент для пленок безэкранного типа;</text:p>
          </table:table-cell>
          <table:table-cell/>
        </table:table-row>
        <table:table-row table:style-name="ro1">
          <table:table-cell office:value-type="string" calcext:value-type="string">
            <text:p>2. чувствительность пленки к излучению (число чувствительности);</text:p>
          </table:table-cell>
          <table:table-cell/>
        </table:table-row>
        <table:table-row table:style-name="ro1">
          <table:table-cell office:value-type="string" calcext:value-type="string">
            <text:p>3. коэффициент контрастности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 ни один из вариантов ответа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4. Какие два фактора наиболее сильно влияют на пригодность материала для изготовления заркала анода рентгеновской трубки?</text:p>
          </table:table-cell>
          <table:table-cell/>
        </table:table-row>
        <table:table-row table:style-name="ro1">
          <table:table-cell office:value-type="string" calcext:value-type="string">
            <text:p>1. Предел прочности и радиационный выход.</text:p>
          </table:table-cell>
          <table:table-cell/>
        </table:table-row>
        <table:table-row table:style-name="ro1">
          <table:table-cell office:value-type="string" calcext:value-type="string">
            <text:p>2. Температура плавления и магнитная проницаемость.</text:p>
          </table:table-cell>
          <table:table-cell/>
        </table:table-row>
        <table:table-row table:style-name="ro1">
          <table:table-cell office:value-type="string" calcext:value-type="string">
            <text:p>3. Электропроводность и предел прочности.</text:p>
          </table:table-cell>
          <table:table-cell/>
        </table:table-row>
        <table:table-row table:style-name="ro1">
          <table:table-cell office:value-type="string" calcext:value-type="string">
            <text:p>4. Атомный номер и температура плавления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5. Назначение масла, циркулирующего в некоторых видах рентгеновских трубок, состоит в:</text:p>
          </table:table-cell>
          <table:table-cell/>
        </table:table-row>
        <table:table-row table:style-name="ro1">
          <table:table-cell office:value-type="string" calcext:value-type="string">
            <text:p>1. смазке движущихся частей;</text:p>
          </table:table-cell>
          <table:table-cell/>
        </table:table-row>
        <table:table-row table:style-name="ro1">
          <table:table-cell office:value-type="string" calcext:value-type="string">
            <text:p>2. поглощении вторичной радиации;</text:p>
          </table:table-cell>
          <table:table-cell/>
        </table:table-row>
        <table:table-row table:style-name="ro1">
          <table:table-cell office:value-type="string" calcext:value-type="string">
            <text:p>3. снижении требований к значениям анодного тока;</text:p>
          </table:table-cell>
          <table:table-cell/>
        </table:table-row>
        <table:table-row table:style-name="ro1">
          <table:table-cell office:value-type="string" calcext:value-type="string">
            <text:p>4. отводе тепла от анода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6. Считается, что рентгеновская трубка с малым фокусным пятном предпочтительнее трубки с большим фокусным пятном, когда необходимо получить:</text:p>
          </table:table-cell>
          <table:table-cell/>
        </table:table-row>
        <table:table-row table:style-name="ro1">
          <table:table-cell office:value-type="string" calcext:value-type="string">
            <text:p>1. высокую проникающую способность генерируемого излучения;</text:p>
          </table:table-cell>
          <table:table-cell/>
        </table:table-row>
        <table:table-row table:style-name="ro1">
          <table:table-cell office:value-type="string" calcext:value-type="string">
            <text:p>2. лучшую детальность снимка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 меньший контраст деталей ок на снимке;</text:p>
          </table:table-cell>
          <table:table-cell/>
        </table:table-row>
        <table:table-row table:style-name="ro1">
          <table:table-cell office:value-type="string" calcext:value-type="string">
            <text:p>4. большую оптическую плотность почернения пленки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7. Тонкие листы свинцовой фольги, находящиеся в близком контакте с рентгеновской пленкой в момент экспонирования, увеличивают плотность почернения вследствие того, что:</text:p>
          </table:table-cell>
          <table:table-cell/>
        </table:table-row>
        <table:table-row table:style-name="ro1">
          <table:table-cell office:value-type="string" calcext:value-type="string">
            <text:p>1. они флюоресцируют, испуская видимый свет;</text:p>
          </table:table-cell>
          <table:table-cell/>
        </table:table-row>
        <table:table-row table:style-name="ro1">
          <table:table-cell office:value-type="string" calcext:value-type="string">
            <text:p>2. они поглощают рассеивающее излучение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 они предотвращают вуалирование пленки от обратного рассеивающего излучения;</text:p>
          </table:table-cell>
          <table:table-cell/>
        </table:table-row>
        <table:table-row table:style-name="ro1">
          <table:table-cell office:value-type="string" calcext:value-type="string">
            <text:p>4. в процессе экспонирования фотонным излучением они испускают электроны, способствующие очувствлению пленки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8. Две одинаковые пленки экспонировались при 150 кВ и обрабатывались в равных условиях. Какая будет темнее, если первая экспонировалась со свинцовыми экранами 0,05 мм?</text:p>
          </table:table-cell>
          <table:table-cell/>
        </table:table-row>
        <table:table-row table:style-name="ro1">
          <table:table-cell office:value-type="string" calcext:value-type="string">
            <text:p>1. вторая;</text:p>
          </table:table-cell>
          <table:table-cell/>
        </table:table-row>
        <table:table-row table:style-name="ro1">
          <table:table-cell office:value-type="string" calcext:value-type="string">
            <text:p>2. первая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 обе пленки потемнеют одинаково;</text:p>
          </table:table-cell>
          <table:table-cell/>
        </table:table-row>
        <table:table-row table:style-name="ro1">
          <table:table-cell office:value-type="string" calcext:value-type="string">
            <text:p>4. для ответа необходимо знать тип пленки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9. Причиной произвольного появления на снимках четких, похожих на птичьи следы, почернений, не являющихся проявлением каких-либо дефектов, является:</text:p>
          </table:table-cell>
          <table:table-cell/>
        </table:table-row>
        <table:table-row table:style-name="ro1">
          <table:table-cell office:value-type="string" calcext:value-type="string">
            <text:p>1. слишком долгое проявление в истощенном проявителе;</text:p>
          </table:table-cell>
          <table:table-cell/>
        </table:table-row>
        <table:table-row table:style-name="ro1">
          <table:table-cell office:value-type="string" calcext:value-type="string">
            <text:p>2. засветка пленки природными космическими лучами во время хранения;</text:p>
          </table:table-cell>
          <table:table-cell/>
        </table:table-row>
        <table:table-row table:style-name="ro1">
          <table:table-cell office:value-type="string" calcext:value-type="string">
            <text:p>3. статическое электричество, возникающее от трения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 <text:s/>недостаточная промывка после фиксирования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0. Назначение масла, циркулирующего в некоторых видах рентгеновских трубок, состоит в:</text:p>
          </table:table-cell>
          <table:table-cell/>
        </table:table-row>
        <table:table-row table:style-name="ro1">
          <table:table-cell office:value-type="string" calcext:value-type="string">
            <text:p>1. смазке движущихся частей;</text:p>
          </table:table-cell>
          <table:table-cell/>
        </table:table-row>
        <table:table-row table:style-name="ro1">
          <table:table-cell office:value-type="string" calcext:value-type="string">
            <text:p>2. поглощении вторичной радиации;</text:p>
          </table:table-cell>
          <table:table-cell/>
        </table:table-row>
        <table:table-row table:style-name="ro1">
          <table:table-cell office:value-type="string" calcext:value-type="string">
            <text:p>3. снижении требований к значениям анодного тока;</text:p>
          </table:table-cell>
          <table:table-cell/>
        </table:table-row>
        <table:table-row table:style-name="ro1">
          <table:table-cell office:value-type="string" calcext:value-type="string">
            <text:p>4. отводе тепла от анода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1. Ускоряющее напряжение, время экспонирования и расстояние между источником и пленкой являются тремя наиболее важными управляемыми факторами рентгеновского облучения. Четвертым фактором,от которого зависит экспозиция, является:</text:p>
          </table:table-cell>
          <table:table-cell/>
        </table:table-row>
        <table:table-row table:style-name="ro1">
          <table:table-cell office:value-type="string" calcext:value-type="string">
            <text:p>1. размер сфокусированного пятна;</text:p>
          </table:table-cell>
          <table:table-cell/>
        </table:table-row>
        <table:table-row table:style-name="ro1">
          <table:table-cell office:value-type="string" calcext:value-type="string">
            <text:p>2. температура;</text:p>
          </table:table-cell>
          <table:table-cell/>
        </table:table-row>
        <table:table-row table:style-name="ro1">
          <table:table-cell office:value-type="string" calcext:value-type="string">
            <text:p>3. расстояние от накала до фокусируемого пятна;</text:p>
          </table:table-cell>
          <table:table-cell/>
        </table:table-row>
        <table:table-row table:style-name="ro1">
          <table:table-cell office:value-type="string" calcext:value-type="string">
            <text:p>4. ток трубки (в миллиамперах)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2. Фильтры, устанавливаемые на излучателе рентгеновской трубки:</text:p>
          </table:table-cell>
          <table:table-cell/>
        </table:table-row>
        <table:table-row table:style-name="ro1">
          <table:table-cell office:value-type="string" calcext:value-type="string">
            <text:p>1. интенсифицируют рентгеновский пучок благодаря вторичной радиации;</text:p>
          </table:table-cell>
          <table:table-cell/>
        </table:table-row>
        <table:table-row table:style-name="ro1">
          <table:table-cell office:value-type="string" calcext:value-type="string">
            <text:p>2. отфильтровывают коротковолновое рентгеновское излучение;</text:p>
          </table:table-cell>
          <table:table-cell/>
        </table:table-row>
        <table:table-row table:style-name="ro1">
          <table:table-cell office:value-type="string" calcext:value-type="string">
            <text:p>3. отфильтровывают мягкое излучение, обеспечивая однородность радиации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 ни один из вариантов ответа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3. Радиоактивный источник Кобальт-60 имеет среднюю энергию гамма-квантов.</text:p>
          </table:table-cell>
          <table:table-cell/>
        </table:table-row>
        <table:table-row table:style-name="ro1">
          <table:table-cell office:value-type="string" calcext:value-type="string">
            <text:p>1. 1,25 КэВ;</text:p>
          </table:table-cell>
          <table:table-cell/>
        </table:table-row>
        <table:table-row table:style-name="ro1">
          <table:table-cell office:value-type="string" calcext:value-type="string">
            <text:p>2. 0,67 МэВ;</text:p>
          </table:table-cell>
          <table:table-cell/>
        </table:table-row>
        <table:table-row table:style-name="ro1">
          <table:table-cell office:value-type="string" calcext:value-type="string">
            <text:p>3. 1,25 МэВ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 670 КэВ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4. Почему время экспонирования необходимо увеличить в 4 раза при увеличении фокусного расстояния в 2 раза? Потому, что:</text:p>
          </table:table-cell>
          <table:table-cell/>
        </table:table-row>
        <table:table-row table:style-name="ro1">
          <table:table-cell office:value-type="string" calcext:value-type="string">
            <text:p>1. интенсивность излучения экспоненциально убывает с увеличением фокусного расстояния.</text:p>
          </table:table-cell>
          <table:table-cell/>
        </table:table-row>
        <table:table-row table:style-name="ro1">
          <table:table-cell office:value-type="string" calcext:value-type="string">
            <text:p>2. интенсивность излучения обратно пропорциональна квадратному корню из фокусного расстояния.</text:p>
          </table:table-cell>
          <table:table-cell/>
        </table:table-row>
        <table:table-row table:style-name="ro1">
          <table:table-cell office:value-type="string" calcext:value-type="string">
            <text:p>3. интенсивность излучения обратно пропорциональна квадрату фокусного расстояния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 влияние рассеянного излучения возрастает с увеличением фокусного расстояния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5. Рентгеновская трубка рассчитана на максимальное анодное напряжение 250 кВ. К этой трубке можно приложить:</text:p>
          </table:table-cell>
          <table:table-cell/>
        </table:table-row>
        <table:table-row table:style-name="ro1">
          <table:table-cell office:value-type="string" calcext:value-type="string">
            <text:p>1. 250000 В амплитудного ускоряющего напряжения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. 250 кВ эффективного ускоряющего напряжения;</text:p>
          </table:table-cell>
          <table:table-cell/>
        </table:table-row>
        <table:table-row table:style-name="ro1">
          <table:table-cell office:value-type="string" calcext:value-type="string">
            <text:p>3. 250000000 кВ среднеквадратичного напряжения;</text:p>
          </table:table-cell>
          <table:table-cell/>
        </table:table-row>
        <table:table-row table:style-name="ro1">
          <table:table-cell office:value-type="string" calcext:value-type="string">
            <text:p>4. 250 кВ среднего напряжения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6. Регулятор напряжения, представляющий собой трансформатор с железным сердечником и единственной обмоткой, имеющей ряд отводов от различных точек обмотки, носит название:</text:p>
          </table:table-cell>
          <table:table-cell/>
        </table:table-row>
        <table:table-row table:style-name="ro1">
          <table:table-cell office:value-type="string" calcext:value-type="string">
            <text:p>1. высоковольтный трансформатор:</text:p>
          </table:table-cell>
          <table:table-cell/>
        </table:table-row>
        <table:table-row table:style-name="ro1">
          <table:table-cell office:value-type="string" calcext:value-type="string">
            <text:p>2. накальный трансформатор;</text:p>
          </table:table-cell>
          <table:table-cell/>
        </table:table-row>
        <table:table-row table:style-name="ro1">
          <table:table-cell office:value-type="string" calcext:value-type="string">
            <text:p>3. автотрансформатор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 силовой трансформатор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7. В рентгеновском аппарате переменный ток должен преобразовываться в пульсирующий постоянный ток - ток одного направления. Это преобразование осуществляется с помощью:</text:p>
          </table:table-cell>
          <table:table-cell/>
        </table:table-row>
        <table:table-row table:style-name="ro1">
          <table:table-cell office:value-type="string" calcext:value-type="string">
            <text:p>1. трансформатора;</text:p>
          </table:table-cell>
          <table:table-cell/>
        </table:table-row>
        <table:table-row table:style-name="ro1">
          <table:table-cell office:value-type="string" calcext:value-type="string">
            <text:p>2. выпрямителей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 анодов;</text:p>
          </table:table-cell>
          <table:table-cell/>
        </table:table-row>
        <table:table-row table:style-name="ro1">
          <table:table-cell office:value-type="string" calcext:value-type="string">
            <text:p>4. катодов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9. Кроме применения в качестве фильтра, экраны из веществ с большим атомным номером, такие как свинец или сплав сурьмы со свинцом, дополнительно:</text:p>
          </table:table-cell>
          <table:table-cell/>
        </table:table-row>
        <table:table-row table:style-name="ro1">
          <table:table-cell office:value-type="string" calcext:value-type="string">
            <text:p>1. позволяют уменьшить расстояние между пленкой и источником;</text:p>
          </table:table-cell>
          <table:table-cell/>
        </table:table-row>
        <table:table-row table:style-name="ro1">
          <table:table-cell office:value-type="string" calcext:value-type="string">
            <text:p>2. обеспечивают некоторое усиливающее воздействие на оптическую плотность снимка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 позволяют использовать более чувствительную пленку;</text:p>
          </table:table-cell>
          <table:table-cell/>
        </table:table-row>
        <table:table-row table:style-name="ro1">
          <table:table-cell office:value-type="string" calcext:value-type="string">
            <text:p>4. снижают зернистость снимка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40. Наиболее значимым фактором, определяющим поглощение образцом рентгеновского излучения, является:</text:p>
          </table:table-cell>
          <table:table-cell/>
        </table:table-row>
        <table:table-row table:style-name="ro1">
          <table:table-cell office:value-type="string" calcext:value-type="string">
            <text:p>1. толщина образца.</text:p>
          </table:table-cell>
          <table:table-cell/>
        </table:table-row>
        <table:table-row table:style-name="ro1">
          <table:table-cell office:value-type="string" calcext:value-type="string">
            <text:p>2. плотность образца.</text:p>
          </table:table-cell>
          <table:table-cell/>
        </table:table-row>
        <table:table-row table:style-name="ro1">
          <table:table-cell office:value-type="string" calcext:value-type="string">
            <text:p>3. атомный номер материала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 модуль Юнга материала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41. Две одинаковые пленки экспонировались при 150 кВ и обрабатывались в равных условиях. Какая будет темнее, если первая экспонировалась со свинцовыми экранами 0,05мм?</text:p>
          </table:table-cell>
          <table:table-cell/>
        </table:table-row>
        <table:table-row table:style-name="ro1">
          <table:table-cell office:value-type="string" calcext:value-type="string">
            <text:p>1. вторая; </text:p>
          </table:table-cell>
          <table:table-cell/>
        </table:table-row>
        <table:table-row table:style-name="ro1">
          <table:table-cell office:value-type="string" calcext:value-type="string">
            <text:p>2. первая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 обе пленки потемнеют одинаково;</text:p>
          </table:table-cell>
          <table:table-cell/>
        </table:table-row>
        <table:table-row table:style-name="ro1">
          <table:table-cell office:value-type="string" calcext:value-type="string">
            <text:p>4. для ответа необходимо знать тип пленки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42. Геометрическая нерезкость на снимке:</text:p>
          </table:table-cell>
          <table:table-cell/>
        </table:table-row>
        <table:table-row table:style-name="ro1">
          <table:table-cell office:value-type="string" calcext:value-type="string">
            <text:p>1. прямо пропорциональна расстоянию между ОК и пленкой и обратно пропорциональна размеру фокусного пятна;</text:p>
          </table:table-cell>
          <table:table-cell/>
        </table:table-row>
        <table:table-row table:style-name="ro1">
          <table:table-cell office:value-type="string" calcext:value-type="string">
            <text:p>2. прямо пропорциональна размеру фокусного пятна и обратно пропорциональна расстоянию между ОК и источником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 обратно пропорциональна расстоянию между ОК и пленкой и прямо пропорциональна расстоянию между источником и ОК;</text:p>
          </table:table-cell>
          <table:table-cell/>
        </table:table-row>
        <table:table-row table:style-name="ro1">
          <table:table-cell office:value-type="string" calcext:value-type="string">
            <text:p>4. обратно пропорциональна размеру фокусного пятна и расстоянию между ОК и пленкой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43. Изображения дефектов на ближней к источнику стороне ОК становятся менее различимыми по мере того, как:</text:p>
          </table:table-cell>
          <table:table-cell/>
        </table:table-row>
        <table:table-row table:style-name="ro1">
          <table:table-cell office:value-type="string" calcext:value-type="string">
            <text:p>1. расстояние между источником и ОК увеличивается;</text:p>
          </table:table-cell>
          <table:table-cell/>
        </table:table-row>
        <table:table-row table:style-name="ro1">
          <table:table-cell office:value-type="string" calcext:value-type="string">
            <text:p>2. толщина ОК увеличивается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 размер фокусного пятна уменьшается;</text:p>
          </table:table-cell>
          <table:table-cell/>
        </table:table-row>
        <table:table-row table:style-name="ro1">
          <table:table-cell office:value-type="string" calcext:value-type="string">
            <text:p>4. толщина ОК уменьшается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44. Фильтрация рентгеновского излучения трубкой является функцией:</text:p>
          </table:table-cell>
          <table:table-cell/>
        </table:table-row>
        <table:table-row table:style-name="ro1">
          <table:table-cell office:value-type="string" calcext:value-type="string">
            <text:p>1. толщины и материала окна трубки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. ускоряющего напряжения;</text:p>
          </table:table-cell>
          <table:table-cell/>
        </table:table-row>
        <table:table-row table:style-name="ro1">
          <table:table-cell office:value-type="string" calcext:value-type="string">
            <text:p>3. расстояния между источником и ОК;</text:p>
          </table:table-cell>
          <table:table-cell/>
        </table:table-row>
        <table:table-row table:style-name="ro1">
          <table:table-cell office:value-type="string" calcext:value-type="string">
            <text:p>4. материала, использованного для мишени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45. Рентгеновские пленки с крупным размером зерна:</text:p>
          </table:table-cell>
          <table:table-cell/>
        </table:table-row>
        <table:table-row table:style-name="ro1">
          <table:table-cell office:value-type="string" calcext:value-type="string">
            <text:p>1. дают снимки с лучшим разрешением, чем с мелким зерном;</text:p>
          </table:table-cell>
          <table:table-cell/>
        </table:table-row>
        <table:table-row table:style-name="ro1">
          <table:table-cell office:value-type="string" calcext:value-type="string">
            <text:p>2. имеют меньшую чувствительность, чем пленки с относительно мелким зерном;</text:p>
          </table:table-cell>
          <table:table-cell/>
        </table:table-row>
        <table:table-row table:style-name="ro1">
          <table:table-cell office:value-type="string" calcext:value-type="string">
            <text:p>3. имеют большую чувствительность, чем пленки с относительно мелким зерном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 потребуют большего времени экспозиции для получения качественного снимка, чем пленки с относительно мелким зерном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46. Образование пар наблюдается, когда электромагнитное излучение содержит фотоны в диапазоне энергии:</text:p>
          </table:table-cell>
          <table:table-cell/>
        </table:table-row>
        <table:table-row table:style-name="ro1">
          <table:table-cell office:value-type="string" calcext:value-type="string">
            <text:p>1. 0,025 – 0,1 МэВ;</text:p>
          </table:table-cell>
          <table:table-cell/>
        </table:table-row>
        <table:table-row table:style-name="ro1">
          <table:table-cell office:value-type="string" calcext:value-type="string">
            <text:p>2. 30 – 50 МэВ;</text:p>
          </table:table-cell>
          <table:table-cell/>
        </table:table-row>
        <table:table-row table:style-name="ro1">
          <table:table-cell office:value-type="string" calcext:value-type="string">
            <text:p>3. 1,02 МэВ и более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 0,1 – 1,0 МэВ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47. Фильтры, устанавливаемые между рентгеновской пленкой и ОК, снижают уровень рассеянного излучения, взаимодействующего с пленкой:</text:p>
          </table:table-cell>
          <table:table-cell/>
        </table:table-row>
        <table:table-row table:style-name="ro1">
          <table:table-cell office:value-type="string" calcext:value-type="string">
            <text:p>1. благодаря поглощению длинноволновой части первичного излучения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. благодаря поглощению коротковолновой части первичного излучения;</text:p>
          </table:table-cell>
          <table:table-cell/>
        </table:table-row>
        <table:table-row table:style-name="ro1">
          <table:table-cell office:value-type="string" calcext:value-type="string">
            <text:p>3. благодаря поглощению обратного рассеянного излучения;</text:p>
          </table:table-cell>
          <table:table-cell/>
        </table:table-row>
        <table:table-row table:style-name="ro1">
          <table:table-cell office:value-type="string" calcext:value-type="string">
            <text:p>4. благодаря снижению интенсивности рассеянного ОК излучения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48. Какой материал наиболее часто используется для изготовления мишени рентгеновских трубок:</text:p>
          </table:table-cell>
          <table:table-cell/>
        </table:table-row>
        <table:table-row table:style-name="ro1">
          <table:table-cell office:value-type="string" calcext:value-type="string">
            <text:p>1. медь;</text:p>
          </table:table-cell>
          <table:table-cell/>
        </table:table-row>
        <table:table-row table:style-name="ro1">
          <table:table-cell office:value-type="string" calcext:value-type="string">
            <text:p>2. углерод;</text:p>
          </table:table-cell>
          <table:table-cell/>
        </table:table-row>
        <table:table-row table:style-name="ro1">
          <table:table-cell office:value-type="string" calcext:value-type="string">
            <text:p>3. бериллий;</text:p>
          </table:table-cell>
          <table:table-cell/>
        </table:table-row>
        <table:table-row table:style-name="ro1">
          <table:table-cell office:value-type="string" calcext:value-type="string">
            <text:p>4. вольфрам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49. Максимальный диапазон толщины ОК, при котором еще можно получить снимок на одной пленке с удовлетворительной для расшифровки плотностью почернения, определяется величиной, которая называется:</text:p>
          </table:table-cell>
          <table:table-cell/>
        </table:table-row>
        <table:table-row table:style-name="ro1">
          <table:table-cell office:value-type="string" calcext:value-type="string">
            <text:p>1. контрастом радиационного изображения ОК;</text:p>
          </table:table-cell>
          <table:table-cell/>
        </table:table-row>
        <table:table-row table:style-name="ro1">
          <table:table-cell office:value-type="string" calcext:value-type="string">
            <text:p>2. чувствительностью пленки:</text:p>
          </table:table-cell>
          <table:table-cell/>
        </table:table-row>
        <table:table-row table:style-name="ro1">
          <table:table-cell office:value-type="string" calcext:value-type="string">
            <text:p>3. широтой пленки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 пределом разрешения пленки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50. Почти все виды гамма-графии выполняются с использованием:</text:p>
          </table:table-cell>
          <table:table-cell/>
        </table:table-row>
        <table:table-row table:style-name="ro1">
          <table:table-cell office:value-type="string" calcext:value-type="string">
            <text:p>1. естественных изотопов;</text:p>
          </table:table-cell>
          <table:table-cell/>
        </table:table-row>
        <table:table-row table:style-name="ro1">
          <table:table-cell office:value-type="string" calcext:value-type="string">
            <text:p>2. иридия-192 или кобальта-60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 радия;</text:p>
          </table:table-cell>
          <table:table-cell/>
        </table:table-row>
        <table:table-row table:style-name="ro1">
          <table:table-cell office:value-type="string" calcext:value-type="string">
            <text:p>4. тулия-170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51. Два однотипных радионуклидных источника с одинаковой активностью имеют разные удельные активности. Источник с большим значением удельной активности:</text:p>
          </table:table-cell>
          <table:table-cell/>
        </table:table-row>
        <table:table-row table:style-name="ro1">
          <table:table-cell office:value-type="string" calcext:value-type="string">
            <text:p>1. будет иметь меньшие активные части, чем источник с меньшей величиной удельной активности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. будет иметь более короткий период распада, чем источник с меньшей величиной удельной активности;</text:p>
          </table:table-cell>
          <table:table-cell/>
        </table:table-row>
        <table:table-row table:style-name="ro1">
          <table:table-cell office:value-type="string" calcext:value-type="string">
            <text:p>3. будет генерировать более жесткое гамма-излучение, чем источник с меньшей величиной удельной активности;</text:p>
          </table:table-cell>
          <table:table-cell/>
        </table:table-row>
        <table:table-row table:style-name="ro1">
          <table:table-cell office:value-type="string" calcext:value-type="string">
            <text:p>4. будет иметь большие размеры активной части, чем источник с меньшей величиной удельной активности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52. Изображения дефектов на ближней к источнику стороне ОК становятся менее различимыми по мере того как:</text:p>
          </table:table-cell>
          <table:table-cell/>
        </table:table-row>
        <table:table-row table:style-name="ro1">
          <table:table-cell office:value-type="string" calcext:value-type="string">
            <text:p>1. расстояние между источником и ОК увеличивается;</text:p>
          </table:table-cell>
          <table:table-cell/>
        </table:table-row>
        <table:table-row table:style-name="ro1">
          <table:table-cell office:value-type="string" calcext:value-type="string">
            <text:p>2. толщина ОК увеличивается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 размер фокусного пятна уменьшается;</text:p>
          </table:table-cell>
          <table:table-cell/>
        </table:table-row>
        <table:table-row table:style-name="ro1">
          <table:table-cell office:value-type="string" calcext:value-type="string">
            <text:p>4. толщина ОК уменьшается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53. Импульсные рентгеновские трубки обычно сконструированы для производства электронов, для ускорения одним из следующих способов:</text:p>
          </table:table-cell>
          <table:table-cell/>
        </table:table-row>
        <table:table-row table:style-name="ro1">
          <table:table-cell office:value-type="string" calcext:value-type="string">
            <text:p>1. горячей эмиссией;</text:p>
          </table:table-cell>
          <table:table-cell/>
        </table:table-row>
        <table:table-row table:style-name="ro1">
          <table:table-cell office:value-type="string" calcext:value-type="string">
            <text:p>2. автоэлектронной эмиссией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 изменением магнитного поля первичной обмотки трансформатора;</text:p>
          </table:table-cell>
          <table:table-cell/>
        </table:table-row>
        <table:table-row table:style-name="ro1">
          <table:table-cell office:value-type="string" calcext:value-type="string">
            <text:p>4. высокочастотными волнами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54. Обычно качество рентгеновского оборудования наилучшим образом определяется с помощью:</text:p>
          </table:table-cell>
          <table:table-cell/>
        </table:table-row>
        <table:table-row table:style-name="ro1">
          <table:table-cell office:value-type="string" calcext:value-type="string">
            <text:p>1. отсчетов по денситометру;</text:p>
          </table:table-cell>
          <table:table-cell/>
        </table:table-row>
        <table:table-row table:style-name="ro1">
          <table:table-cell office:value-type="string" calcext:value-type="string">
            <text:p>2. измерения зоны неравномерности свечения экрана;</text:p>
          </table:table-cell>
          <table:table-cell/>
        </table:table-row>
        <table:table-row table:style-name="ro1">
          <table:table-cell office:value-type="string" calcext:value-type="string">
            <text:p>3. стандартных эталонов чувствительности или индикаторов качества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 1 и 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55. Главное требование, касающееся лучшей геометрии формирования изображения, формулируется следующим образом:</text:p>
          </table:table-cell>
          <table:table-cell/>
        </table:table-row>
        <table:table-row table:style-name="ro1">
          <table:table-cell office:value-type="string" calcext:value-type="string">
            <text:p>1. рентгеновское излучение должно испускаться фокусным пятном настолько большого размера, насколько это позволяет остальные условия;</text:p>
          </table:table-cell>
          <table:table-cell/>
        </table:table-row>
        <table:table-row table:style-name="ro1">
          <table:table-cell office:value-type="string" calcext:value-type="string">
            <text:p>2. расстояние между источником излучения и ок должно быть, по возможности, малым;</text:p>
          </table:table-cell>
          <table:table-cell/>
        </table:table-row>
        <table:table-row table:style-name="ro1">
          <table:table-cell office:value-type="string" calcext:value-type="string">
            <text:p>3. пленка должна располагаться как можно дальше от ок;</text:p>
          </table:table-cell>
          <table:table-cell/>
        </table:table-row>
        <table:table-row table:style-name="ro1">
          <table:table-cell office:value-type="string" calcext:value-type="string">
            <text:p>4. центральный пучок излучения должен, по возможности, совпадать с перпендикуляром к поверхности пленки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56. Для использования принципа проекционного увеличения:</text:p>
          </table:table-cell>
          <table:table-cell/>
        </table:table-row>
        <table:table-row table:style-name="ro1">
          <table:table-cell office:value-type="string" calcext:value-type="string">
            <text:p>1. следует устанавливать ок в точке, которая делит пополам расстояние между источником и пленкой;</text:p>
          </table:table-cell>
          <table:table-cell/>
        </table:table-row>
        <table:table-row table:style-name="ro1">
          <table:table-cell office:value-type="string" calcext:value-type="string">
            <text:p>2. фокусное пятно источника излучения должно быть весьма малым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 ок должен иметь равномерную толщины.</text:p>
          </table:table-cell>
          <table:table-cell/>
        </table:table-row>
        <table:table-row table:style-name="ro1">
          <table:table-cell office:value-type="string" calcext:value-type="string">
            <text:p>4. ни один из вариантов ответа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57. Поглощение рентгеновского излучения зависит от:</text:p>
          </table:table-cell>
          <table:table-cell/>
        </table:table-row>
        <table:table-row table:style-name="ro1">
          <table:table-cell office:value-type="string" calcext:value-type="string">
            <text:p>1. Толщины и плотности материала;</text:p>
          </table:table-cell>
          <table:table-cell/>
        </table:table-row>
        <table:table-row table:style-name="ro1">
          <table:table-cell office:value-type="string" calcext:value-type="string">
            <text:p>2. Атомного номера вещества;</text:p>
          </table:table-cell>
          <table:table-cell/>
        </table:table-row>
        <table:table-row table:style-name="ro1">
          <table:table-cell office:value-type="string" calcext:value-type="string">
            <text:p>3. От “1” и от “2”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 Ни от “1”, ни от “2”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58. Какой материал наиболее часто используется для изготовления мишени рентгеновских трубок:</text:p>
          </table:table-cell>
          <table:table-cell/>
        </table:table-row>
        <table:table-row table:style-name="ro1">
          <table:table-cell office:value-type="string" calcext:value-type="string">
            <text:p>1. медь;</text:p>
          </table:table-cell>
          <table:table-cell/>
        </table:table-row>
        <table:table-row table:style-name="ro1">
          <table:table-cell office:value-type="string" calcext:value-type="string">
            <text:p>2. углерод;</text:p>
          </table:table-cell>
          <table:table-cell/>
        </table:table-row>
        <table:table-row table:style-name="ro1">
          <table:table-cell office:value-type="string" calcext:value-type="string">
            <text:p>3. бериллий;</text:p>
          </table:table-cell>
          <table:table-cell/>
        </table:table-row>
        <table:table-row table:style-name="ro1">
          <table:table-cell office:value-type="string" calcext:value-type="string">
            <text:p>4. вольфрам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59. Формула (ток в МА х время/расстояние2):</text:p>
          </table:table-cell>
          <table:table-cell/>
        </table:table-row>
        <table:table-row table:style-name="ro1">
          <table:table-cell office:value-type="string" calcext:value-type="string">
            <text:p>1. используется для вычисления градиента пленки;</text:p>
          </table:table-cell>
          <table:table-cell/>
        </table:table-row>
        <table:table-row table:style-name="ro1">
          <table:table-cell office:value-type="string" calcext:value-type="string">
            <text:p>2. представляет закон взаимозависимости;</text:p>
          </table:table-cell>
          <table:table-cell/>
        </table:table-row>
        <table:table-row table:style-name="ro1">
          <table:table-cell office:value-type="string" calcext:value-type="string">
            <text:p>3. используется для определения контрастности деталей снимка;</text:p>
          </table:table-cell>
          <table:table-cell/>
        </table:table-row>
        <table:table-row table:style-name="ro1">
          <table:table-cell office:value-type="string" calcext:value-type="string">
            <text:p>4. представляет экспозиционный фактор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60. Нагрузка, которая может прикладываться к аноду рентгеновской трубки, определяется, главным образом:</text:p>
          </table:table-cell>
          <table:table-cell/>
        </table:table-row>
        <table:table-row table:style-name="ro1">
          <table:table-cell office:value-type="string" calcext:value-type="string">
            <text:p>1. составом катода;</text:p>
          </table:table-cell>
          <table:table-cell/>
        </table:table-row>
        <table:table-row table:style-name="ro1">
          <table:table-cell office:value-type="string" calcext:value-type="string">
            <text:p>2. размером фокусного пятна и эффективностью системы охлаждения анода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 расстоянием между анодом и катодом;</text:p>
          </table:table-cell>
          <table:table-cell/>
        </table:table-row>
        <table:table-row table:style-name="ro1">
          <table:table-cell office:value-type="string" calcext:value-type="string">
            <text:p>4. формой ускоряющего напряжения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61. Кассеты рентгеновской пленки обычно имеют с тыльной стороны толстый лист свинца, не соприкасающийся с пленкой; его назначение:</text:p>
          </table:table-cell>
          <table:table-cell/>
        </table:table-row>
        <table:table-row table:style-name="ro1">
          <table:table-cell office:value-type="string" calcext:value-type="string">
            <text:p>1. Увеличить яркость экрана;</text:p>
          </table:table-cell>
          <table:table-cell/>
        </table:table-row>
        <table:table-row table:style-name="ro1">
          <table:table-cell office:value-type="string" calcext:value-type="string">
            <text:p>2. Защитить пленку от обратного рассеяния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 И “1” и “2”;</text:p>
          </table:table-cell>
          <table:table-cell/>
        </table:table-row>
        <table:table-row table:style-name="ro1">
          <table:table-cell office:value-type="string" calcext:value-type="string">
            <text:p>4. Ни “1”, ни “2”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62. Свинцовый лист с малым отверстием, устанавливаемый между рентгеновской трубкой и пленкой, предназначен:</text:p>
          </table:table-cell>
          <table:table-cell/>
        </table:table-row>
        <table:table-row table:style-name="ro1">
          <table:table-cell office:value-type="string" calcext:value-type="string">
            <text:p>1. для определения размера фокусного пятна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. для измерения интенсивности рентгеновского излучения;</text:p>
          </table:table-cell>
          <table:table-cell/>
        </table:table-row>
        <table:table-row table:style-name="ro1">
          <table:table-cell office:value-type="string" calcext:value-type="string">
            <text:p>3. для фильтрации рентгеновского излучения.</text:p>
          </table:table-cell>
          <table:table-cell/>
        </table:table-row>
        <table:table-row table:style-name="ro1">
          <table:table-cell office:value-type="string" calcext:value-type="string">
            <text:p>4. 2 и 3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63. Наиболее эффективный способ охлаждения рентгеновской трубки состоит:</text:p>
          </table:table-cell>
          <table:table-cell/>
        </table:table-row>
        <table:table-row table:style-name="ro1">
          <table:table-cell office:value-type="string" calcext:value-type="string">
            <text:p>1. в отдаче теплового излучения, когда анод достигает такой температуры, что излучает значительное количество тепла;</text:p>
          </table:table-cell>
          <table:table-cell/>
        </table:table-row>
        <table:table-row table:style-name="ro1">
          <table:table-cell office:value-type="string" calcext:value-type="string">
            <text:p>2. в охлаждении обдувом воздуха;</text:p>
          </table:table-cell>
          <table:table-cell/>
        </table:table-row>
        <table:table-row table:style-name="ro1">
          <table:table-cell office:value-type="string" calcext:value-type="string">
            <text:p>3. в охлаждении анода циркулирующей водой или маслом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 в использовании ребристого внешнего радиатора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64. Растворителем в проявителе является вода. Она должна быть:</text:p>
          </table:table-cell>
          <table:table-cell/>
        </table:table-row>
        <table:table-row table:style-name="ro1">
          <table:table-cell office:value-type="string" calcext:value-type="string">
            <text:p>1. “питьевого” качества;</text:p>
          </table:table-cell>
          <table:table-cell/>
        </table:table-row>
        <table:table-row table:style-name="ro1">
          <table:table-cell office:value-type="string" calcext:value-type="string">
            <text:p>2. дистиллированная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 мягкая;</text:p>
          </table:table-cell>
          <table:table-cell/>
        </table:table-row>
        <table:table-row table:style-name="ro1">
          <table:table-cell office:value-type="string" calcext:value-type="string">
            <text:p>4. жесткая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65. Что наиболее часто используется для регулировки контраста изображения?</text:p>
          </table:table-cell>
          <table:table-cell/>
        </table:table-row>
        <table:table-row table:style-name="ro1">
          <table:table-cell office:value-type="string" calcext:value-type="string">
            <text:p>1. Изменение фокусного расстояния.</text:p>
          </table:table-cell>
          <table:table-cell/>
        </table:table-row>
        <table:table-row table:style-name="ro1">
          <table:table-cell office:value-type="string" calcext:value-type="string">
            <text:p>2. Изменение анодного тока.</text:p>
          </table:table-cell>
          <table:table-cell/>
        </table:table-row>
        <table:table-row table:style-name="ro1">
          <table:table-cell office:value-type="string" calcext:value-type="string">
            <text:p>3. Изменение анодного напряжения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 Изменение размеров фокусного пятна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66. При радиографии стального ОК толщиной менее 2,5 см:</text:p>
          </table:table-cell>
          <table:table-cell/>
        </table:table-row>
        <table:table-row table:style-name="ro1">
          <table:table-cell office:value-type="string" calcext:value-type="string">
            <text:p>1. кобальт-60 обеспечил бы большую чувствительность контроля, чем рентгеновская установка с ускоряющим напряжением 250 кВ;</text:p>
          </table:table-cell>
          <table:table-cell/>
        </table:table-row>
        <table:table-row table:style-name="ro1">
          <table:table-cell office:value-type="string" calcext:value-type="string">
            <text:p>2. рентгеновская установка с ускоряющим напряжением 250 кВ обеспечила бы большую чувствительность контроля, чем кобальт-60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 использование флюоресцирующих экранов обеспечило бы получение снимков более высокого качества, чем при использовании экранов из свинцовой фольги;</text:p>
          </table:table-cell>
          <table:table-cell/>
        </table:table-row>
        <table:table-row table:style-name="ro1">
          <table:table-cell office:value-type="string" calcext:value-type="string">
            <text:p>4. применение экранов из свинцовой фольги потребовало бы более короткой экспозиции, чем флюоресцирующие экраны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67. Радиографический снимок с экспозицией 12 мА.мин. позволяет получать оптическую плотность почернения 0,8. Желательно увеличить плотность почернения в этом районе до 2,0. При изучении характеристической кривой данной пленки обнаружено, что разность значений, соответствующая точкам 0,8 и 2,0 по оси плотностей будет равна 0,76. Антилогарифм 0,76 соответствует величине 5,8. Какова должна быть экспозиция, чтобы получилась требуемая плотность почернения 2,0?</text:p>
          </table:table-cell>
          <table:table-cell/>
        </table:table-row>
        <table:table-row table:style-name="ro1">
          <table:table-cell office:value-type="string" calcext:value-type="string">
            <text:p>1. 9 мА.мин;</text:p>
          </table:table-cell>
          <table:table-cell/>
        </table:table-row>
        <table:table-row table:style-name="ro1">
          <table:table-cell office:value-type="string" calcext:value-type="string">
            <text:p>2. 21 мА.мин;</text:p>
          </table:table-cell>
          <table:table-cell/>
        </table:table-row>
        <table:table-row table:style-name="ro1">
          <table:table-cell office:value-type="string" calcext:value-type="string">
            <text:p>3. 69,6 мА.мин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 16 мА.мин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68. В процессе фотоэлектрического взаимодействия:</text:p>
          </table:table-cell>
          <table:table-cell/>
        </table:table-row>
        <table:table-row table:style-name="ro1">
          <table:table-cell office:value-type="string" calcext:value-type="string">
            <text:p>1. испускаются электроны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. испускаются характеристические рентгеновские лучи;</text:p>
          </table:table-cell>
          <table:table-cell/>
        </table:table-row>
        <table:table-row table:style-name="ro1">
          <table:table-cell office:value-type="string" calcext:value-type="string">
            <text:p>3. испускаются вторичные фотоны;</text:p>
          </table:table-cell>
          <table:table-cell/>
        </table:table-row>
        <table:table-row table:style-name="ro1">
          <table:table-cell office:value-type="string" calcext:value-type="string">
            <text:p>4. все вышеуказанное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69. В микрорентгенографии:</text:p>
          </table:table-cell>
          <table:table-cell/>
        </table:table-row>
        <table:table-row table:style-name="ro1">
          <table:table-cell office:value-type="string" calcext:value-type="string">
            <text:p>1. обычно применяется очень мягкое рентгеновское излучение;</text:p>
          </table:table-cell>
          <table:table-cell/>
        </table:table-row>
        <table:table-row table:style-name="ro1">
          <table:table-cell office:value-type="string" calcext:value-type="string">
            <text:p>2. обычно используется ускоряющее напряжение от 5 до 160 кВ;</text:p>
          </table:table-cell>
          <table:table-cell/>
        </table:table-row>
        <table:table-row table:style-name="ro1">
          <table:table-cell office:value-type="string" calcext:value-type="string">
            <text:p>3. часто применяется более мелкозернистый материал пленки, чем в обычной радиографии;</text:p>
          </table:table-cell>
          <table:table-cell/>
        </table:table-row>
        <table:table-row table:style-name="ro1">
          <table:table-cell office:value-type="string" calcext:value-type="string">
            <text:p>4. все перечисленное справедливо.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70. Две основные причины излишне высокой плотности радиографических изображений:</text:p>
          </table:table-cell>
          <table:table-cell/>
        </table:table-row>
        <table:table-row table:style-name="ro1">
          <table:table-cell office:value-type="string" calcext:value-type="string">
            <text:p>1. недостаточная промывка и перепроявление;</text:p>
          </table:table-cell>
          <table:table-cell/>
        </table:table-row>
        <table:table-row table:style-name="ro1">
          <table:table-cell office:value-type="string" calcext:value-type="string">
            <text:p>2. загрязнение фиксажа и недостаточная промывка;</text:p>
          </table:table-cell>
          <table:table-cell/>
        </table:table-row>
        <table:table-row table:style-name="ro1">
          <table:table-cell office:value-type="string" calcext:value-type="string">
            <text:p>3. переэкспонирование и загрязнение фиксажа;</text:p>
          </table:table-cell>
          <table:table-cell/>
        </table:table-row>
        <table:table-row table:style-name="ro1">
          <table:table-cell office:value-type="string" calcext:value-type="string">
            <text:p>4. переэкспонирование и перепроявление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71. Промежуток времени от момента погружения пленки в раствор фиксажа до момента исчезновения белых незасвеченных участков называется:</text:p>
          </table:table-cell>
          <table:table-cell/>
        </table:table-row>
        <table:table-row table:style-name="ro1">
          <table:table-cell office:value-type="string" calcext:value-type="string">
            <text:p>1. временем осветления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. временем фиксирования;</text:p>
          </table:table-cell>
          <table:table-cell/>
        </table:table-row>
        <table:table-row table:style-name="ro1">
          <table:table-cell office:value-type="string" calcext:value-type="string">
            <text:p>3. временем дубления;</text:p>
          </table:table-cell>
          <table:table-cell/>
        </table:table-row>
        <table:table-row table:style-name="ro1">
          <table:table-cell office:value-type="string" calcext:value-type="string">
            <text:p>4. временем окисления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72. Радиографическая чувствительность зависит от:</text:p>
          </table:table-cell>
          <table:table-cell/>
        </table:table-row>
        <table:table-row table:style-name="ro1">
          <table:table-cell office:value-type="string" calcext:value-type="string">
            <text:p>1. зернистости пленки;</text:p>
          </table:table-cell>
          <table:table-cell/>
        </table:table-row>
        <table:table-row table:style-name="ro1">
          <table:table-cell office:value-type="string" calcext:value-type="string">
            <text:p>2. нерезкости изображения дефекта на пленке;</text:p>
          </table:table-cell>
          <table:table-cell/>
        </table:table-row>
        <table:table-row table:style-name="ro1">
          <table:table-cell office:value-type="string" calcext:value-type="string">
            <text:p>3. контрастности изображения дефекта на пленке;</text:p>
          </table:table-cell>
          <table:table-cell/>
        </table:table-row>
        <table:table-row table:style-name="ro1">
          <table:table-cell office:value-type="string" calcext:value-type="string">
            <text:p>4. всех вышеупомянутых факторов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73. Наиболее доступным средством уменьшения утомляемости оператора в флюороскопии является:</text:p>
          </table:table-cell>
          <table:table-cell/>
        </table:table-row>
        <table:table-row table:style-name="ro1">
          <table:table-cell office:value-type="string" calcext:value-type="string">
            <text:p>1. обеспечение оператора специальными стеклами;</text:p>
          </table:table-cell>
          <table:table-cell/>
        </table:table-row>
        <table:table-row table:style-name="ro1">
          <table:table-cell office:value-type="string" calcext:value-type="string">
            <text:p>2. установка фильтра перед выходным экраном;</text:p>
          </table:table-cell>
          <table:table-cell/>
        </table:table-row>
        <table:table-row table:style-name="ro1">
          <table:table-cell office:value-type="string" calcext:value-type="string">
            <text:p>3. изменение интенсивности фонового освещения;</text:p>
          </table:table-cell>
          <table:table-cell/>
        </table:table-row>
        <table:table-row table:style-name="ro1">
          <table:table-cell office:value-type="string" calcext:value-type="string">
            <text:p>4. периодическая смена оператора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74. Радиографический снимок сделан при ускоряющем напряжении 500 кВ, если при сохранении всех прочих условий это напряжение увеличивать, то:</text:p>
          </table:table-cell>
          <table:table-cell/>
        </table:table-row>
        <table:table-row table:style-name="ro1">
          <table:table-cell office:value-type="string" calcext:value-type="string">
            <text:p>1. будет наблюдаться значительное увеличение зернистости, если использовалась пленка высокой чувствительности;</text:p>
          </table:table-cell>
          <table:table-cell/>
        </table:table-row>
        <table:table-row table:style-name="ro1">
          <table:table-cell office:value-type="string" calcext:value-type="string">
            <text:p>2. будет наблюдаться значительное уменьшение зернистости, если использовалась пленка низкой чувствительности;</text:p>
          </table:table-cell>
          <table:table-cell/>
        </table:table-row>
        <table:table-row table:style-name="ro1">
          <table:table-cell office:value-type="string" calcext:value-type="string">
            <text:p>3. будет происходить незначительное изменение зернистости пленки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 ни один из вариантов ответа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75. Растворителем в проявителе является вода. Она должна быть:</text:p>
          </table:table-cell>
          <table:table-cell/>
        </table:table-row>
        <table:table-row table:style-name="ro1">
          <table:table-cell office:value-type="string" calcext:value-type="string">
            <text:p>1. "питьевого качества"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. дистиллированная;</text:p>
          </table:table-cell>
          <table:table-cell/>
        </table:table-row>
        <table:table-row table:style-name="ro1">
          <table:table-cell office:value-type="string" calcext:value-type="string">
            <text:p>3. мягкая;</text:p>
          </table:table-cell>
          <table:table-cell/>
        </table:table-row>
        <table:table-row table:style-name="ro1">
          <table:table-cell office:value-type="string" calcext:value-type="string">
            <text:p>4. жесткая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76. Доза ионизирующего излучения, воздействующего на ОК:</text:p>
          </table:table-cell>
          <table:table-cell/>
        </table:table-row>
        <table:table-row table:style-name="ro1">
          <table:table-cell office:value-type="string" calcext:value-type="string">
            <text:p>1. пропорциональна интенсивности излучения и времени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. представляет собой интенсивность в единицу времени;</text:p>
          </table:table-cell>
          <table:table-cell/>
        </table:table-row>
        <table:table-row table:style-name="ro1">
          <table:table-cell office:value-type="string" calcext:value-type="string">
            <text:p>3. прямо пропорциональна интенсивности излучения и обратно пропорциональна времени;</text:p>
          </table:table-cell>
          <table:table-cell/>
        </table:table-row>
        <table:table-row table:style-name="ro1">
          <table:table-cell office:value-type="string" calcext:value-type="string">
            <text:p>4. изменяется экспоненциально во времени и пропорционально интенсивности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77. Какие из перечисленных факторов не оказывают влияния на плотность почернения пленки:</text:p>
          </table:table-cell>
          <table:table-cell/>
        </table:table-row>
        <table:table-row table:style-name="ro1">
          <table:table-cell office:value-type="string" calcext:value-type="string">
            <text:p>1. тип пленки;</text:p>
          </table:table-cell>
          <table:table-cell/>
        </table:table-row>
        <table:table-row table:style-name="ro1">
          <table:table-cell office:value-type="string" calcext:value-type="string">
            <text:p>2. размер пленки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 общее количество радиации от фотонного источника;</text:p>
          </table:table-cell>
          <table:table-cell/>
        </table:table-row>
        <table:table-row table:style-name="ro1">
          <table:table-cell office:value-type="string" calcext:value-type="string">
            <text:p>4. тип экрана, усиливающего действие радиации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78. Из-за геометрических факторов, таких как размер фокусного пятна источника, расстояние между источником и ОК и расстояние между ОК и пленкой, возникает размытость изображения, которая называется:</text:p>
          </table:table-cell>
          <table:table-cell/>
        </table:table-row>
        <table:table-row table:style-name="ro1">
          <table:table-cell office:value-type="string" calcext:value-type="string">
            <text:p>1. астигматическим эффектом;</text:p>
          </table:table-cell>
          <table:table-cell/>
        </table:table-row>
        <table:table-row table:style-name="ro1">
          <table:table-cell office:value-type="string" calcext:value-type="string">
            <text:p>2. вариацией фокуса;</text:p>
          </table:table-cell>
          <table:table-cell/>
        </table:table-row>
        <table:table-row table:style-name="ro1">
          <table:table-cell office:value-type="string" calcext:value-type="string">
            <text:p>3. геометрической нерезкостью изображения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 ни одно из перечисленных названий не является правильным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79. Двумя факторами, в значительной степени влияющими на выбор материала для изготовления мишени рентгеновской трубки, являются:</text:p>
          </table:table-cell>
          <table:table-cell/>
        </table:table-row>
        <table:table-row table:style-name="ro1">
          <table:table-cell office:value-type="string" calcext:value-type="string">
            <text:p>1. прочность на разрыв и предел текучести;</text:p>
          </table:table-cell>
          <table:table-cell/>
        </table:table-row>
        <table:table-row table:style-name="ro1">
          <table:table-cell office:value-type="string" calcext:value-type="string">
            <text:p>2. магнитная индукция;</text:p>
          </table:table-cell>
          <table:table-cell/>
        </table:table-row>
        <table:table-row table:style-name="ro1">
          <table:table-cell office:value-type="string" calcext:value-type="string">
            <text:p>3. электрическое сопротивление;</text:p>
          </table:table-cell>
          <table:table-cell/>
        </table:table-row>
        <table:table-row table:style-name="ro1">
          <table:table-cell office:value-type="string" calcext:value-type="string">
            <text:p>4. атомный номер и точка плавления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80. Причиной необходимости четырехкратного увеличения времени экспозиции при удвоении расстояния между источником и пленкой является то, что:</text:p>
          </table:table-cell>
          <table:table-cell/>
        </table:table-row>
        <table:table-row table:style-name="ro1">
          <table:table-cell office:value-type="string" calcext:value-type="string">
            <text:p>1. интенсивность излучения снижается по экспоненте, когда расстояние между источником и пленкой увеличивается;</text:p>
          </table:table-cell>
          <table:table-cell/>
        </table:table-row>
        <table:table-row table:style-name="ro1">
          <table:table-cell office:value-type="string" calcext:value-type="string">
            <text:p>2. интенсивность излучения обратно пропорциональна корню квадратному из расстояния от источника до пленки;</text:p>
          </table:table-cell>
          <table:table-cell/>
        </table:table-row>
        <table:table-row table:style-name="ro1">
          <table:table-cell office:value-type="string" calcext:value-type="string">
            <text:p>3. интенсивность излучения обратно пропорциональна квадрату расстояния от источника до пленки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 влияние рассеивающей радиации увеличивается по мере увеличения расстояния между источником и пленкой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81. Причиной плохой радиографической резкости может быть:</text:p>
          </table:table-cell>
          <table:table-cell/>
        </table:table-row>
        <table:table-row table:style-name="ro1">
          <table:table-cell office:value-type="string" calcext:value-type="string">
            <text:p>1. размер фокусного пятна;</text:p>
          </table:table-cell>
          <table:table-cell/>
        </table:table-row>
        <table:table-row table:style-name="ro1">
          <table:table-cell office:value-type="string" calcext:value-type="string">
            <text:p>2. расстояние между источником и пленкой;</text:p>
          </table:table-cell>
          <table:table-cell/>
        </table:table-row>
        <table:table-row table:style-name="ro1">
          <table:table-cell office:value-type="string" calcext:value-type="string">
            <text:p>3. плохой контакт между пленкой и экраном;</text:p>
          </table:table-cell>
          <table:table-cell/>
        </table:table-row>
        <table:table-row table:style-name="ro1">
          <table:table-cell office:value-type="string" calcext:value-type="string">
            <text:p>4. все вышеуказанное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82. Известно, что может существовать предел увеличения плотности почернения пленки при увеличении экспозиции. Увеличение экспозиции сверх этого предела приводит к фактическому снижению плотности почернения. Это явление носит название:</text:p>
          </table:table-cell>
          <table:table-cell/>
        </table:table-row>
        <table:table-row table:style-name="ro1">
          <table:table-cell office:value-type="string" calcext:value-type="string">
            <text:p>1. плотностно-яркостный поворот;</text:p>
          </table:table-cell>
          <table:table-cell/>
        </table:table-row>
        <table:table-row table:style-name="ro1">
          <table:table-cell office:value-type="string" calcext:value-type="string">
            <text:p>2. инверсия контраста объекта;</text:p>
          </table:table-cell>
          <table:table-cell/>
        </table:table-row>
        <table:table-row table:style-name="ro1">
          <table:table-cell office:value-type="string" calcext:value-type="string">
            <text:p>3. инверсия контраста пленки;</text:p>
          </table:table-cell>
          <table:table-cell/>
        </table:table-row>
        <table:table-row table:style-name="ro1">
          <table:table-cell office:value-type="string" calcext:value-type="string">
            <text:p>4. соляризация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83. Радиографическая чувствительность зависит от:</text:p>
          </table:table-cell>
          <table:table-cell/>
        </table:table-row>
        <table:table-row table:style-name="ro1">
          <table:table-cell office:value-type="string" calcext:value-type="string">
            <text:p>1. зернистости пленки;</text:p>
          </table:table-cell>
          <table:table-cell/>
        </table:table-row>
        <table:table-row table:style-name="ro1">
          <table:table-cell office:value-type="string" calcext:value-type="string">
            <text:p>2. нерезкости <text:s/>изображения дефекта на пленке;</text:p>
          </table:table-cell>
          <table:table-cell/>
        </table:table-row>
        <table:table-row table:style-name="ro1">
          <table:table-cell office:value-type="string" calcext:value-type="string">
            <text:p>3. контрастности изображения дефекта на пленке;</text:p>
          </table:table-cell>
          <table:table-cell/>
        </table:table-row>
        <table:table-row table:style-name="ro1">
          <table:table-cell office:value-type="string" calcext:value-type="string">
            <text:p>4. всех вышеупомянутых факторов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84. Пребывание пленки между свинцовыми экранами во влажной атмосфере и при высокой температуре в течение длительного времени приводит к:</text:p>
          </table:table-cell>
          <table:table-cell/>
        </table:table-row>
        <table:table-row table:style-name="ro1">
          <table:table-cell office:value-type="string" calcext:value-type="string">
            <text:p>1. повышению чувствительности за счет снижения остальных характеристик;</text:p>
          </table:table-cell>
          <table:table-cell/>
        </table:table-row>
        <table:table-row table:style-name="ro1">
          <table:table-cell office:value-type="string" calcext:value-type="string">
            <text:p>2. ее вуалированию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 появлению дифракционных полос;</text:p>
          </table:table-cell>
          <table:table-cell/>
        </table:table-row>
        <table:table-row table:style-name="ro1">
          <table:table-cell office:value-type="string" calcext:value-type="string">
            <text:p>4. появлению древовидных засвеченных участков после обработки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85. Количественная мера почернения пленки носит название:</text:p>
          </table:table-cell>
          <table:table-cell/>
        </table:table-row>
        <table:table-row table:style-name="ro1">
          <table:table-cell office:value-type="string" calcext:value-type="string">
            <text:p>1. разрешающая способность;</text:p>
          </table:table-cell>
          <table:table-cell/>
        </table:table-row>
        <table:table-row table:style-name="ro1">
          <table:table-cell office:value-type="string" calcext:value-type="string">
            <text:p>2. оптическая плотность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 контрастность;</text:p>
          </table:table-cell>
          <table:table-cell/>
        </table:table-row>
        <table:table-row table:style-name="ro1">
          <table:table-cell office:value-type="string" calcext:value-type="string">
            <text:p>4. радиографическая контрастность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86. Кривая зависимости плотности почернения пленки от логарифма экспозиции или относительной экспозиции называется:</text:p>
          </table:table-cell>
          <table:table-cell/>
        </table:table-row>
        <table:table-row table:style-name="ro1">
          <table:table-cell office:value-type="string" calcext:value-type="string">
            <text:p>1. кривой чувствительности;</text:p>
          </table:table-cell>
          <table:table-cell/>
        </table:table-row>
        <table:table-row table:style-name="ro1">
          <table:table-cell office:value-type="string" calcext:value-type="string">
            <text:p>2. кривой “плотность-экспозиция”;</text:p>
          </table:table-cell>
          <table:table-cell/>
        </table:table-row>
        <table:table-row table:style-name="ro1">
          <table:table-cell office:value-type="string" calcext:value-type="string">
            <text:p>3. характеристической кривой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 кривой интенсивности рентгеновского излучения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87. Геометрическую нерезкость можно уменьшить лучше всего:</text:p>
          </table:table-cell>
          <table:table-cell/>
        </table:table-row>
        <table:table-row table:style-name="ro1">
          <table:table-cell office:value-type="string" calcext:value-type="string">
            <text:p>1. используя источник большого диаметра;</text:p>
          </table:table-cell>
          <table:table-cell/>
        </table:table-row>
        <table:table-row table:style-name="ro1">
          <table:table-cell office:value-type="string" calcext:value-type="string">
            <text:p>2. используя более чувствительную пленку;</text:p>
          </table:table-cell>
          <table:table-cell/>
        </table:table-row>
        <table:table-row table:style-name="ro1">
          <table:table-cell office:value-type="string" calcext:value-type="string">
            <text:p>3. увеличивая расстояние между источником и пленкой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 увеличивая расстояние между образцом и пленкой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88. Санитарные правила требуют, чтобы все контейнеры для транспортировки радионуклидов:</text:p>
          </table:table-cell>
          <table:table-cell/>
        </table:table-row>
        <table:table-row table:style-name="ro1">
          <table:table-cell office:value-type="string" calcext:value-type="string">
            <text:p>1. Имели уплотнение крышки;</text:p>
          </table:table-cell>
          <table:table-cell/>
        </table:table-row>
        <table:table-row table:style-name="ro1">
          <table:table-cell office:value-type="string" calcext:value-type="string">
            <text:p>2. Были огнеупорны;</text:p>
          </table:table-cell>
          <table:table-cell/>
        </table:table-row>
        <table:table-row table:style-name="ro1">
          <table:table-cell office:value-type="string" calcext:value-type="string">
            <text:p>3. Были ударопрочны;</text:p>
          </table:table-cell>
          <table:table-cell/>
        </table:table-row>
        <table:table-row table:style-name="ro1">
          <table:table-cell office:value-type="string" calcext:value-type="string">
            <text:p>4. Отвечали требованиям “1”, “2”, “3”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89. Основное различие между радиографией и флуороскопией:</text:p>
          </table:table-cell>
          <table:table-cell/>
        </table:table-row>
        <table:table-row table:style-name="ro1">
          <table:table-cell office:value-type="string" calcext:value-type="string">
            <text:p>1. флуороскопия обладает большей чувствительностью;</text:p>
          </table:table-cell>
          <table:table-cell/>
        </table:table-row>
        <table:table-row table:style-name="ro1">
          <table:table-cell office:value-type="string" calcext:value-type="string">
            <text:p>2. флуороскопия дает позитивное, а радиография негативное изображение;</text:p>
          </table:table-cell>
          <table:table-cell/>
        </table:table-row>
        <table:table-row table:style-name="ro1">
          <table:table-cell office:value-type="string" calcext:value-type="string">
            <text:p>3. флуороскопическое изображение ярче;</text:p>
          </table:table-cell>
          <table:table-cell/>
        </table:table-row>
        <table:table-row table:style-name="ro1">
          <table:table-cell office:value-type="string" calcext:value-type="string">
            <text:p>4. флуороскопия дает изображение в реальном времени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90. При напряжениях свыше 400 кВ использование свинца в качестве защиты от излучения может представлять серьезные трудности конструкторского характера. Какой из перечисленных материалов мог бы использоваться для этих целей для замены свинца в случае необходимости преодоления упомянутых трудностей?</text:p>
          </table:table-cell>
          <table:table-cell/>
        </table:table-row>
        <table:table-row table:style-name="ro1">
          <table:table-cell office:value-type="string" calcext:value-type="string">
            <text:p>1. алюминий;</text:p>
          </table:table-cell>
          <table:table-cell/>
        </table:table-row>
        <table:table-row table:style-name="ro1">
          <table:table-cell office:value-type="string" calcext:value-type="string">
            <text:p>2. бетон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 сталь;</text:p>
          </table:table-cell>
          <table:table-cell/>
        </table:table-row>
        <table:table-row table:style-name="ro1">
          <table:table-cell office:value-type="string" calcext:value-type="string">
            <text:p>4. бор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91. Термин, используемый для определения радиационного размера наименьшего фрагмента изображения радиографического снимка:</text:p>
          </table:table-cell>
          <table:table-cell/>
        </table:table-row>
        <table:table-row table:style-name="ro1">
          <table:table-cell office:value-type="string" calcext:value-type="string">
            <text:p>1. чувствительность радиационного контроля;</text:p>
          </table:table-cell>
          <table:table-cell/>
        </table:table-row>
        <table:table-row table:style-name="ro1">
          <table:table-cell office:value-type="string" calcext:value-type="string">
            <text:p>2. нерезкость изображения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 радиографический контраст;</text:p>
          </table:table-cell>
          <table:table-cell/>
        </table:table-row>
        <table:table-row table:style-name="ro1">
          <table:table-cell office:value-type="string" calcext:value-type="string">
            <text:p>4. контрастность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92. График зависимости между толщиной материала, ускоряющим напряжением и экспозицией называется:</text:p>
          </table:table-cell>
          <table:table-cell/>
        </table:table-row>
        <table:table-row table:style-name="ro1">
          <table:table-cell office:value-type="string" calcext:value-type="string">
            <text:p>1. барограмма;</text:p>
          </table:table-cell>
          <table:table-cell/>
        </table:table-row>
        <table:table-row table:style-name="ro1">
          <table:table-cell office:value-type="string" calcext:value-type="string">
            <text:p>2. номограмма для определения экспозиций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 характеристическая кривая;</text:p>
          </table:table-cell>
          <table:table-cell/>
        </table:table-row>
        <table:table-row table:style-name="ro1">
          <table:table-cell office:value-type="string" calcext:value-type="string">
            <text:p>4. Н и Д-кривая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93. Особый радиографический метод, требующий раздельных экспозиций из различных точек двух снимков одного и того же ОК и позволяющий получить трехмерное изображение этого объекта при одновременном рассматривании их в оптическом приборе. носит название:</text:p>
          </table:table-cell>
          <table:table-cell/>
        </table:table-row>
        <table:table-row table:style-name="ro1">
          <table:table-cell office:value-type="string" calcext:value-type="string">
            <text:p>1. флюороскопии;</text:p>
          </table:table-cell>
          <table:table-cell/>
        </table:table-row>
        <table:table-row table:style-name="ro1">
          <table:table-cell office:value-type="string" calcext:value-type="string">
            <text:p>2. щелевой радиографии;</text:p>
          </table:table-cell>
          <table:table-cell/>
        </table:table-row>
        <table:table-row table:style-name="ro1">
          <table:table-cell office:value-type="string" calcext:value-type="string">
            <text:p>3. стереорадиографии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 параллельной радиографии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94. Двумя факторами, в значительной степени влияющими на выбор материала для изготовления мишени рентгеновской трубки, являются:</text:p>
          </table:table-cell>
          <table:table-cell/>
        </table:table-row>
        <table:table-row table:style-name="ro1">
          <table:table-cell office:value-type="string" calcext:value-type="string">
            <text:p>1. прочность на разрыв и предел текучести;</text:p>
          </table:table-cell>
          <table:table-cell/>
        </table:table-row>
        <table:table-row table:style-name="ro1">
          <table:table-cell office:value-type="string" calcext:value-type="string">
            <text:p>2. магнитная индукция;</text:p>
          </table:table-cell>
          <table:table-cell/>
        </table:table-row>
        <table:table-row table:style-name="ro1">
          <table:table-cell office:value-type="string" calcext:value-type="string">
            <text:p>3. электрическое сопротивление;</text:p>
          </table:table-cell>
          <table:table-cell/>
        </table:table-row>
        <table:table-row table:style-name="ro1">
          <table:table-cell office:value-type="string" calcext:value-type="string">
            <text:p>4. атомный номер и точка плавления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95. Активность фиксажа снижается спустя некоторое время после начала его использования вследствие:</text:p>
          </table:table-cell>
          <table:table-cell/>
        </table:table-row>
        <table:table-row table:style-name="ro1">
          <table:table-cell office:value-type="string" calcext:value-type="string">
            <text:p>1. испарения активных компонентов;</text:p>
          </table:table-cell>
          <table:table-cell/>
        </table:table-row>
        <table:table-row table:style-name="ro1">
          <table:table-cell office:value-type="string" calcext:value-type="string">
            <text:p>2. поглощения эмульсионным слоем активных компонентов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 накоплением в растворе фиксажа растворимых солей серебра;</text:p>
          </table:table-cell>
          <table:table-cell/>
        </table:table-row>
        <table:table-row table:style-name="ro1">
          <table:table-cell office:value-type="string" calcext:value-type="string">
            <text:p>4. осаждения активных компонентов на дно сосуда, содержащего раствор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96. При ручной обработке для равномерного проявления всей поверхности пленки:</text:p>
          </table:table-cell>
          <table:table-cell/>
        </table:table-row>
        <table:table-row table:style-name="ro1">
          <table:table-cell office:value-type="string" calcext:value-type="string">
            <text:p>1. следует ее поместить в сушильное устройство сразу после окончания проявления;</text:p>
          </table:table-cell>
          <table:table-cell/>
        </table:table-row>
        <table:table-row table:style-name="ro1">
          <table:table-cell office:value-type="string" calcext:value-type="string">
            <text:p>2. следует осуществлять перемешивание проявителя с помощью механической мешалки или центробежного насоса;</text:p>
          </table:table-cell>
          <table:table-cell/>
        </table:table-row>
        <table:table-row table:style-name="ro1">
          <table:table-cell office:value-type="string" calcext:value-type="string">
            <text:p>3. следует во время проявления встряхивать пленку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 следует перенести пленку из проявителя сразу в закрепитель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97. Ослабление гамма-излучения в области энергий, обычно используемых для просвечивания ОК, осуществляется за счет: </text:p>
          </table:table-cell>
          <table:table-cell/>
        </table:table-row>
        <table:table-row table:style-name="ro1">
          <table:table-cell office:value-type="string" calcext:value-type="string">
            <text:p>1. Фотоэлектрического поглощения; </text:p>
          </table:table-cell>
          <table:table-cell/>
        </table:table-row>
        <table:table-row table:style-name="ro1">
          <table:table-cell office:value-type="string" calcext:value-type="string">
            <text:p>2. Эффекта комптона;</text:p>
          </table:table-cell>
          <table:table-cell/>
        </table:table-row>
        <table:table-row table:style-name="ro1">
          <table:table-cell office:value-type="string" calcext:value-type="string">
            <text:p>3. Обоих видов “1” и “2”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 Без участия видов поглощения, указанных в “1” и “2”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98. Правильный выбор типа пленки, которая будет использована для R-контроля определенных деталей, зависит от:</text:p>
          </table:table-cell>
          <table:table-cell/>
        </table:table-row>
        <table:table-row table:style-name="ro1">
          <table:table-cell office:value-type="string" calcext:value-type="string">
            <text:p>1. толщины детали;</text:p>
          </table:table-cell>
          <table:table-cell/>
        </table:table-row>
        <table:table-row table:style-name="ro1">
          <table:table-cell office:value-type="string" calcext:value-type="string">
            <text:p>2. вещества, из которого изготовлен образец;</text:p>
          </table:table-cell>
          <table:table-cell/>
        </table:table-row>
        <table:table-row table:style-name="ro1">
          <table:table-cell office:value-type="string" calcext:value-type="string">
            <text:p>3. диапазона напряжений имеющегося R-аппарата;</text:p>
          </table:table-cell>
          <table:table-cell/>
        </table:table-row>
        <table:table-row table:style-name="ro1">
          <table:table-cell office:value-type="string" calcext:value-type="string">
            <text:p>4. всего вышеперечисленного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99. Увеличение энергии фотонного излучения:</text:p>
          </table:table-cell>
          <table:table-cell/>
        </table:table-row>
        <table:table-row table:style-name="ro1">
          <table:table-cell office:value-type="string" calcext:value-type="string">
            <text:p>1. значительно снижает средний градиент характеристической кривой;</text:p>
          </table:table-cell>
          <table:table-cell/>
        </table:table-row>
        <table:table-row table:style-name="ro1">
          <table:table-cell office:value-type="string" calcext:value-type="string">
            <text:p>2. значительно повышает средний градиент характеристической кривой;</text:p>
          </table:table-cell>
          <table:table-cell/>
        </table:table-row>
        <table:table-row table:style-name="ro1">
          <table:table-cell office:value-type="string" calcext:value-type="string">
            <text:p>3. увеличивает крутизну характеристической кривой;</text:p>
          </table:table-cell>
          <table:table-cell/>
        </table:table-row>
        <table:table-row table:style-name="ro1">
          <table:table-cell office:value-type="string" calcext:value-type="string">
            <text:p>4. оказывает незначительное влияние на форму характеристической кривой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0. Количественной мерой почернения пленки является:</text:p>
          </table:table-cell>
          <table:table-cell/>
        </table:table-row>
        <table:table-row table:style-name="ro1">
          <table:table-cell office:value-type="string" calcext:value-type="string">
            <text:p>1. оптическая резкость.</text:p>
          </table:table-cell>
          <table:table-cell/>
        </table:table-row>
        <table:table-row table:style-name="ro1">
          <table:table-cell office:value-type="string" calcext:value-type="string">
            <text:p>2. оптическая плотность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 контрастность пленки.</text:p>
          </table:table-cell>
          <table:table-cell/>
        </table:table-row>
        <table:table-row table:style-name="ro1">
          <table:table-cell office:value-type="string" calcext:value-type="string">
            <text:p>4. радиографический контраст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1. Отличительной характеристикой высокоэнергетической радиографии является:</text:p>
          </table:table-cell>
          <table:table-cell/>
        </table:table-row>
        <table:table-row table:style-name="ro1">
          <table:table-cell office:value-type="string" calcext:value-type="string">
            <text:p>1. обеспечение сравнительно высокого контраста радиационного изображения деталей;</text:p>
          </table:table-cell>
          <table:table-cell/>
        </table:table-row>
        <table:table-row table:style-name="ro1">
          <table:table-cell office:value-type="string" calcext:value-type="string">
            <text:p>2. обеспечение сравнительно высокого их радиографического контраста;</text:p>
          </table:table-cell>
          <table:table-cell/>
        </table:table-row>
        <table:table-row table:style-name="ro1">
          <table:table-cell office:value-type="string" calcext:value-type="string">
            <text:p>3. возможность контроля сравнительно толстых ОК с высокой степенью поглощения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 имеют место все три перечисленные особенности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2. В дефектоскопии обычно свинцовые усиливающие экраны широко используются, когда применяется:</text:p>
          </table:table-cell>
          <table:table-cell/>
        </table:table-row>
        <table:table-row table:style-name="ro1">
          <table:table-cell office:value-type="string" calcext:value-type="string">
            <text:p>1. радиоскопический метод;</text:p>
          </table:table-cell>
          <table:table-cell/>
        </table:table-row>
        <table:table-row table:style-name="ro1">
          <table:table-cell office:value-type="string" calcext:value-type="string">
            <text:p>2. низкоэнергетическая радиография;</text:p>
          </table:table-cell>
          <table:table-cell/>
        </table:table-row>
        <table:table-row table:style-name="ro1">
          <table:table-cell office:value-type="string" calcext:value-type="string">
            <text:p>3. радиография с источником излучения свыше 100 кВ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 электрорентгенография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3. Какие из перечисленных операций выполняются первыми при расшифровке радиографических снимков?</text:p>
          </table:table-cell>
          <table:table-cell/>
        </table:table-row>
        <table:table-row table:style-name="ro1">
          <table:table-cell office:value-type="string" calcext:value-type="string">
            <text:p>1. выявление изделий, не содержащих дефекты;</text:p>
          </table:table-cell>
          <table:table-cell/>
        </table:table-row>
        <table:table-row table:style-name="ro1">
          <table:table-cell office:value-type="string" calcext:value-type="string">
            <text:p>2. отбраковка изделий;</text:p>
          </table:table-cell>
          <table:table-cell/>
        </table:table-row>
        <table:table-row table:style-name="ro1">
          <table:table-cell office:value-type="string" calcext:value-type="string">
            <text:p>3. выявление дефектов согласно техническим требованиям, правилам контроля и стандартам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 определение правильности условий и режимов контроля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4. Какой из перечисленных видов стекла должен использоваться в качестве защитного окна в флюороскопическом оборудовании?</text:p>
          </table:table-cell>
          <table:table-cell/>
        </table:table-row>
        <table:table-row table:style-name="ro1">
          <table:table-cell office:value-type="string" calcext:value-type="string">
            <text:p>1. пирекс;</text:p>
          </table:table-cell>
          <table:table-cell/>
        </table:table-row>
        <table:table-row table:style-name="ro1">
          <table:table-cell office:value-type="string" calcext:value-type="string">
            <text:p>2. свинцовое стекло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 оптическое стекло;</text:p>
          </table:table-cell>
          <table:table-cell/>
        </table:table-row>
        <table:table-row table:style-name="ro1">
          <table:table-cell office:value-type="string" calcext:value-type="string">
            <text:p>4. стекло с содержанием окисла бария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5. Проникающая способность рентгеновского излучения определяется:</text:p>
          </table:table-cell>
          <table:table-cell/>
        </table:table-row>
        <table:table-row table:style-name="ro1">
          <table:table-cell office:value-type="string" calcext:value-type="string">
            <text:p>1. напряжением или длиной волны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. временем;</text:p>
          </table:table-cell>
          <table:table-cell/>
        </table:table-row>
        <table:table-row table:style-name="ro1">
          <table:table-cell office:value-type="string" calcext:value-type="string">
            <text:p>3. силой тока трубки;</text:p>
          </table:table-cell>
          <table:table-cell/>
        </table:table-row>
        <table:table-row table:style-name="ro1">
          <table:table-cell office:value-type="string" calcext:value-type="string">
            <text:p>4. расстоянием между источником и объектом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6. Свинцовая литера “В” прикрепляется к оборотной стороне кассеты с пленкой для определения:</text:p>
          </table:table-cell>
          <table:table-cell/>
        </table:table-row>
        <table:table-row table:style-name="ro1">
          <table:table-cell office:value-type="string" calcext:value-type="string">
            <text:p>1. чувствительности; </text:p>
          </table:table-cell>
          <table:table-cell/>
        </table:table-row>
        <table:table-row table:style-name="ro1">
          <table:table-cell office:value-type="string" calcext:value-type="string">
            <text:p>2. наличия обратного рассеянного излучения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 радиографической контрастности;</text:p>
          </table:table-cell>
          <table:table-cell/>
        </table:table-row>
        <table:table-row table:style-name="ro1">
          <table:table-cell office:value-type="string" calcext:value-type="string">
            <text:p>4. интенсивности первичного излучения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7. В каких единицах измеряется эквивалентная доза в системе СИ?</text:p>
          </table:table-cell>
          <table:table-cell/>
        </table:table-row>
        <table:table-row table:style-name="ro1">
          <table:table-cell office:value-type="string" calcext:value-type="string">
            <text:p>1. кюри;</text:p>
          </table:table-cell>
          <table:table-cell/>
        </table:table-row>
        <table:table-row table:style-name="ro1">
          <table:table-cell office:value-type="string" calcext:value-type="string">
            <text:p>2. г.экв.Rа;</text:p>
          </table:table-cell>
          <table:table-cell/>
        </table:table-row>
        <table:table-row table:style-name="ro1">
          <table:table-cell office:value-type="string" calcext:value-type="string">
            <text:p>3. зивертах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 радах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8. Какой из перечисленных факторов не является определяющим для контраста радиационного изображения деталей ОК?</text:p>
          </table:table-cell>
          <table:table-cell/>
        </table:table-row>
        <table:table-row table:style-name="ro1">
          <table:table-cell office:value-type="string" calcext:value-type="string">
            <text:p>1. материал образца;</text:p>
          </table:table-cell>
          <table:table-cell/>
        </table:table-row>
        <table:table-row table:style-name="ro1">
          <table:table-cell office:value-type="string" calcext:value-type="string">
            <text:p>2. энергия излучения;</text:p>
          </table:table-cell>
          <table:table-cell/>
        </table:table-row>
        <table:table-row table:style-name="ro1">
          <table:table-cell office:value-type="string" calcext:value-type="string">
            <text:p>3. тип применяемой пленки;</text:p>
          </table:table-cell>
          <table:table-cell/>
        </table:table-row>
        <table:table-row table:style-name="ro1">
          <table:table-cell office:value-type="string" calcext:value-type="string">
            <text:p>4. интенсивность и распределение рассеянной радиации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9. Если при получении радиографического снимка потребовалось время экспонирования 60 сек при расстоянии между источником и пленкой 1,22 м, какое потребовалось бы время экспозиции для получения эквивалентной оптической плотности после того, как расстояние между источником и пленкой увеличено до 1,53 м?</text:p>
          </table:table-cell>
          <table:table-cell/>
        </table:table-row>
        <table:table-row table:style-name="ro1">
          <table:table-cell office:value-type="string" calcext:value-type="string">
            <text:p>1. 75 сек;</text:p>
          </table:table-cell>
          <table:table-cell/>
        </table:table-row>
        <table:table-row table:style-name="ro1">
          <table:table-cell office:value-type="string" calcext:value-type="string">
            <text:p>2. 94 сек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 48 сек;</text:p>
          </table:table-cell>
          <table:table-cell/>
        </table:table-row>
        <table:table-row table:style-name="ro1">
          <table:table-cell office:value-type="string" calcext:value-type="string">
            <text:p>4. 38 сек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10. Для увеличения радиографической широты с целью обеспечить одновременный контроль ОК с различной толщиной:</text:p>
          </table:table-cell>
          <table:table-cell/>
        </table:table-row>
        <table:table-row table:style-name="ro1">
          <table:table-cell office:value-type="string" calcext:value-type="string">
            <text:p>1. следует использовать флюороскопический экран;</text:p>
          </table:table-cell>
          <table:table-cell/>
        </table:table-row>
        <table:table-row table:style-name="ro1">
          <table:table-cell office:value-type="string" calcext:value-type="string">
            <text:p>2. можно зарядить кассету двумя одинаковыми пленками, одну поверх другой;</text:p>
          </table:table-cell>
          <table:table-cell/>
        </table:table-row>
        <table:table-row table:style-name="ro1">
          <table:table-cell office:value-type="string" calcext:value-type="string">
            <text:p>3. можно зарядить кассету двумя пленками разной чувствительности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 ни одно из перечисленных выше средств неприменимо для увеличения широты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11. Мелкозернистая и крупнозернистая пленки экспонировались и фотообрабатывались в одинаковых условиях в течение 1 мин., какая пленка будет темнее?</text:p>
          </table:table-cell>
          <table:table-cell/>
        </table:table-row>
        <table:table-row table:style-name="ro1">
          <table:table-cell office:value-type="string" calcext:value-type="string">
            <text:p>1. мелкозернистая;</text:p>
          </table:table-cell>
          <table:table-cell/>
        </table:table-row>
        <table:table-row table:style-name="ro1">
          <table:table-cell office:value-type="string" calcext:value-type="string">
            <text:p>2. крупнозернистая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 для ответа необходимо знать энергию излучения;</text:p>
          </table:table-cell>
          <table:table-cell/>
        </table:table-row>
        <table:table-row table:style-name="ro1">
          <table:table-cell office:value-type="string" calcext:value-type="string">
            <text:p>4. обе пленки будут иметь одинаковую степень почернения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12. Большой размер источника можно компенсировать:</text:p>
          </table:table-cell>
          <table:table-cell/>
        </table:table-row>
        <table:table-row table:style-name="ro1">
          <table:table-cell office:value-type="string" calcext:value-type="string">
            <text:p>1. увеличением расстояния между источником и образцом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. добавлением свинцовых экранов;</text:p>
          </table:table-cell>
          <table:table-cell/>
        </table:table-row>
        <table:table-row table:style-name="ro1">
          <table:table-cell office:value-type="string" calcext:value-type="string">
            <text:p>3. увеличением расстояния между образцом и пленкой;</text:p>
          </table:table-cell>
          <table:table-cell/>
        </table:table-row>
        <table:table-row table:style-name="ro1">
          <table:table-cell office:value-type="string" calcext:value-type="string">
            <text:p>4. увеличением полутени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13. В системе СИ единицей поглощенной дозы является:</text:p>
          </table:table-cell>
          <table:table-cell/>
        </table:table-row>
        <table:table-row table:style-name="ro1">
          <table:table-cell office:value-type="string" calcext:value-type="string">
            <text:p>1. грей (1 гр - 100 рад)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. рад (1 рад - 0,01 гр);</text:p>
          </table:table-cell>
          <table:table-cell/>
        </table:table-row>
        <table:table-row table:style-name="ro1">
          <table:table-cell office:value-type="string" calcext:value-type="string">
            <text:p>3. бэр (1 бэр - 0,01 дж/кг);</text:p>
          </table:table-cell>
          <table:table-cell/>
        </table:table-row>
        <table:table-row table:style-name="ro1">
          <table:table-cell office:value-type="string" calcext:value-type="string">
            <text:p>4. дж/кг (1 дж/кг - 10 бэр)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14. Для чего после проявления снимок помещают в раствор уксусной кислоты?</text:p>
          </table:table-cell>
          <table:table-cell/>
        </table:table-row>
        <table:table-row table:style-name="ro1">
          <table:table-cell office:value-type="string" calcext:value-type="string">
            <text:p>1. для удаления нерастворимых в щелочи продуктов распада проявителя;</text:p>
          </table:table-cell>
          <table:table-cell/>
        </table:table-row>
        <table:table-row table:style-name="ro1">
          <table:table-cell office:value-type="string" calcext:value-type="string">
            <text:p>2. для улучшения равномерности обработки поверхности пленки;</text:p>
          </table:table-cell>
          <table:table-cell/>
        </table:table-row>
        <table:table-row table:style-name="ro1">
          <table:table-cell office:value-type="string" calcext:value-type="string">
            <text:p>3. для ускорения последующего фиксирования;</text:p>
          </table:table-cell>
          <table:table-cell/>
        </table:table-row>
        <table:table-row table:style-name="ro1">
          <table:table-cell office:value-type="string" calcext:value-type="string">
            <text:p>4. для замедления предыдущего проявления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15. По мере проникновения излучения в вещество:</text:p>
          </table:table-cell>
          <table:table-cell/>
        </table:table-row>
        <table:table-row table:style-name="ro1">
          <table:table-cell office:value-type="string" calcext:value-type="string">
            <text:p>1. в прошедшем излучении появится <text:s/>длинноволновая составляющая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. его спектральный состав становится более коротковолновым;</text:p>
          </table:table-cell>
          <table:table-cell/>
        </table:table-row>
        <table:table-row table:style-name="ro1">
          <table:table-cell office:value-type="string" calcext:value-type="string">
            <text:p>3. происходит ослабление длинноволновой части спектра.</text:p>
          </table:table-cell>
          <table:table-cell/>
        </table:table-row>
        <table:table-row table:style-name="ro1">
          <table:table-cell office:value-type="string" calcext:value-type="string">
            <text:p>4. ни один из вариантов ответа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16. Преимущество индивидуальных дозиметров, используемых для контроля получаемой персоналом дозы облучения, состоит в том, что:</text:p>
          </table:table-cell>
          <table:table-cell/>
        </table:table-row>
        <table:table-row table:style-name="ro1">
          <table:table-cell office:value-type="string" calcext:value-type="string">
            <text:p>1. обеспечивает постоянную регистрацию накапливаемой дозы;</text:p>
          </table:table-cell>
          <table:table-cell/>
        </table:table-row>
        <table:table-row table:style-name="ro1">
          <table:table-cell office:value-type="string" calcext:value-type="string">
            <text:p>2. обеспечивает отсчет полученной дозы - прямой или с помощью отдельного измерительного устройства;</text:p>
          </table:table-cell>
          <table:table-cell/>
        </table:table-row>
        <table:table-row table:style-name="ro1">
          <table:table-cell office:value-type="string" calcext:value-type="string">
            <text:p>3. предназначены для регистрации излучений в широком диапазоне энергий;</text:p>
          </table:table-cell>
          <table:table-cell/>
        </table:table-row>
        <table:table-row table:style-name="ro1">
          <table:table-cell office:value-type="string" calcext:value-type="string">
            <text:p>4. обладают всеми перечисленными выше качествами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17. Какова предельно допустимая доза для лиц категории А?</text:p>
          </table:table-cell>
          <table:table-cell/>
        </table:table-row>
        <table:table-row table:style-name="ro1">
          <table:table-cell office:value-type="string" calcext:value-type="string">
            <text:p>1. 0,5 бэр/год;</text:p>
          </table:table-cell>
          <table:table-cell/>
        </table:table-row>
        <table:table-row table:style-name="ro1">
          <table:table-cell office:value-type="string" calcext:value-type="string">
            <text:p>2. 0,5 бэр/квартал;</text:p>
          </table:table-cell>
          <table:table-cell/>
        </table:table-row>
        <table:table-row table:style-name="ro1">
          <table:table-cell office:value-type="string" calcext:value-type="string">
            <text:p>3. 2,0 бэр/год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 0,25 бэр/год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18. Заряд ионов одного знака, возникающих при полном торможении всех частиц в объеме воздуха, деленный на массу этого объема, называется:</text:p>
          </table:table-cell>
          <table:table-cell/>
        </table:table-row>
        <table:table-row table:style-name="ro1">
          <table:table-cell office:value-type="string" calcext:value-type="string">
            <text:p>1. поглощенной дозой;</text:p>
          </table:table-cell>
          <table:table-cell/>
        </table:table-row>
        <table:table-row table:style-name="ro1">
          <table:table-cell office:value-type="string" calcext:value-type="string">
            <text:p>2. эквивалентной дозой;</text:p>
          </table:table-cell>
          <table:table-cell/>
        </table:table-row>
        <table:table-row table:style-name="ro1">
          <table:table-cell office:value-type="string" calcext:value-type="string">
            <text:p>3. экспозиционной дозой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 ионизационной постоянной воздуха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19. Большинство радиографических пленок имеют максимум спектральной чувствительности в оптическом диапазоне:</text:p>
          </table:table-cell>
          <table:table-cell/>
        </table:table-row>
        <table:table-row table:style-name="ro1">
          <table:table-cell office:value-type="string" calcext:value-type="string">
            <text:p>1. в фиолетовой области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. в инфракрасной области;</text:p>
          </table:table-cell>
          <table:table-cell/>
        </table:table-row>
        <table:table-row table:style-name="ro1">
          <table:table-cell office:value-type="string" calcext:value-type="string">
            <text:p>3. в желто-зеленой области;</text:p>
          </table:table-cell>
          <table:table-cell/>
        </table:table-row>
        <table:table-row table:style-name="ro1">
          <table:table-cell office:value-type="string" calcext:value-type="string">
            <text:p>4. во всех перечисленных областях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20. Как называется нерезкость, обусловленная размером фокусного пятна и расстоянием между источником, объектом и пленкой?</text:p>
          </table:table-cell>
          <table:table-cell/>
        </table:table-row>
        <table:table-row table:style-name="ro1">
          <table:table-cell office:value-type="string" calcext:value-type="string">
            <text:p>1. собственная;</text:p>
          </table:table-cell>
          <table:table-cell/>
        </table:table-row>
        <table:table-row table:style-name="ro1">
          <table:table-cell office:value-type="string" calcext:value-type="string">
            <text:p>2. геометрическая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 рассеяния;</text:p>
          </table:table-cell>
          <table:table-cell/>
        </table:table-row>
        <table:table-row table:style-name="ro1">
          <table:table-cell office:value-type="string" calcext:value-type="string">
            <text:p>4. общая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21. Средняя энергия, переданная веществу в элементарном объеме, деленная на массу вещества в этом объеме, называется:</text:p>
          </table:table-cell>
          <table:table-cell/>
        </table:table-row>
        <table:table-row table:style-name="ro1">
          <table:table-cell office:value-type="string" calcext:value-type="string">
            <text:p>1. поглощенной дозой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. эквивалентной дозой вещества;</text:p>
          </table:table-cell>
          <table:table-cell/>
        </table:table-row>
        <table:table-row table:style-name="ro1">
          <table:table-cell office:value-type="string" calcext:value-type="string">
            <text:p>3. экспозиционной дозой;</text:p>
          </table:table-cell>
          <table:table-cell/>
        </table:table-row>
        <table:table-row table:style-name="ro1">
          <table:table-cell office:value-type="string" calcext:value-type="string">
            <text:p>4. мощностью поглощенной дозы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22. Наличие радиационного фона при радиографическом контроле создает:</text:p>
          </table:table-cell>
          <table:table-cell/>
        </table:table-row>
        <table:table-row table:style-name="ro1">
          <table:table-cell office:value-type="string" calcext:value-type="string">
            <text:p>1. изображение повышенного контраста;</text:p>
          </table:table-cell>
          <table:table-cell/>
        </table:table-row>
        <table:table-row table:style-name="ro1">
          <table:table-cell office:value-type="string" calcext:value-type="string">
            <text:p>2. фотографическую вуаль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 дополнительные артефакты на снимке;</text:p>
          </table:table-cell>
          <table:table-cell/>
        </table:table-row>
        <table:table-row table:style-name="ro1">
          <table:table-cell office:value-type="string" calcext:value-type="string">
            <text:p>4. необходимость производить контроль с более высокой энергией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23. Энергия фотонов характеристического излучения:</text:p>
          </table:table-cell>
          <table:table-cell/>
        </table:table-row>
        <table:table-row table:style-name="ro1">
          <table:table-cell office:value-type="string" calcext:value-type="string">
            <text:p>1. падает с увеличением атомного номера;</text:p>
          </table:table-cell>
          <table:table-cell/>
        </table:table-row>
        <table:table-row table:style-name="ro1">
          <table:table-cell office:value-type="string" calcext:value-type="string">
            <text:p>2. увеличивается с увеличением атомного номера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 не зависит от атомного номера;</text:p>
          </table:table-cell>
          <table:table-cell/>
        </table:table-row>
        <table:table-row table:style-name="ro1">
          <table:table-cell office:value-type="string" calcext:value-type="string">
            <text:p>4. определяется числом электронов на внешних оболочках атома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24. Свинцовая фольга, находящаяся в непосредственном контакте с рентгеновской пленкой:</text:p>
          </table:table-cell>
          <table:table-cell/>
        </table:table-row>
        <table:table-row table:style-name="ro1">
          <table:table-cell office:value-type="string" calcext:value-type="string">
            <text:p>1. усиливает рассеянное излучение в большей степени, чем первичное излучение; </text:p>
          </table:table-cell>
          <table:table-cell/>
        </table:table-row>
        <table:table-row table:style-name="ro1">
          <table:table-cell office:value-type="string" calcext:value-type="string">
            <text:p>2. уменьшает контрастность радиографического изображения;</text:p>
          </table:table-cell>
          <table:table-cell/>
        </table:table-row>
        <table:table-row table:style-name="ro1">
          <table:table-cell office:value-type="string" calcext:value-type="string">
            <text:p>3. усиливает первичное излучение в большей степени, чем рассеянное излучение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 не должна использоваться при гамма-контроле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25. Активация рентгеновской пленки в процессе проявления посредством механической мешалки или центробежного насоса может:</text:p>
          </table:table-cell>
          <table:table-cell/>
        </table:table-row>
        <table:table-row table:style-name="ro1">
          <table:table-cell office:value-type="string" calcext:value-type="string">
            <text:p>1. ускорить процесс проявления;</text:p>
          </table:table-cell>
          <table:table-cell/>
        </table:table-row>
        <table:table-row table:style-name="ro1">
          <table:table-cell office:value-type="string" calcext:value-type="string">
            <text:p>2. способствовать освежению проявителя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 вызвать нежелательные потоки избирательного направления;</text:p>
          </table:table-cell>
          <table:table-cell/>
        </table:table-row>
        <table:table-row table:style-name="ro1">
          <table:table-cell office:value-type="string" calcext:value-type="string">
            <text:p>4. вызвать ретикуляцию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26. Основная форма преобразования энергии при ударе электрона в мишень рентгеновской трубки имеет результатом:</text:p>
          </table:table-cell>
          <table:table-cell/>
        </table:table-row>
        <table:table-row table:style-name="ro1">
          <table:table-cell office:value-type="string" calcext:value-type="string">
            <text:p>1. первичное рентгеновское излучение;</text:p>
          </table:table-cell>
          <table:table-cell/>
        </table:table-row>
        <table:table-row table:style-name="ro1">
          <table:table-cell office:value-type="string" calcext:value-type="string">
            <text:p>2. вторичное рентгеновское излучение;</text:p>
          </table:table-cell>
          <table:table-cell/>
        </table:table-row>
        <table:table-row table:style-name="ro1">
          <table:table-cell office:value-type="string" calcext:value-type="string">
            <text:p>3. коротковолновое рентгеновское излучение;</text:p>
          </table:table-cell>
          <table:table-cell/>
        </table:table-row>
        <table:table-row table:style-name="ro1">
          <table:table-cell office:value-type="string" calcext:value-type="string">
            <text:p>4. выделение тепла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27. Тот факт, что газы, на которые воздействует излучение, становятся электропроводящими, делает их полезными:</text:p>
          </table:table-cell>
          <table:table-cell/>
        </table:table-row>
        <table:table-row table:style-name="ro1">
          <table:table-cell office:value-type="string" calcext:value-type="string">
            <text:p>1. для преобразования рентгеновского излучения;</text:p>
          </table:table-cell>
          <table:table-cell/>
        </table:table-row>
        <table:table-row table:style-name="ro1">
          <table:table-cell office:value-type="string" calcext:value-type="string">
            <text:p>2. при изготовлении рентгеновских трубок;</text:p>
          </table:table-cell>
          <table:table-cell/>
        </table:table-row>
        <table:table-row table:style-name="ro1">
          <table:table-cell office:value-type="string" calcext:value-type="string">
            <text:p>3. при изготовлении масок;</text:p>
          </table:table-cell>
          <table:table-cell/>
        </table:table-row>
        <table:table-row table:style-name="ro1">
          <table:table-cell office:value-type="string" calcext:value-type="string">
            <text:p>4. для изготовления оборудования обнаружения радиации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28. Раствор проявителя становится непригодным к употреблению, когда количество добавляемого освежителя:</text:p>
          </table:table-cell>
          <table:table-cell/>
        </table:table-row>
        <table:table-row table:style-name="ro1">
          <table:table-cell office:value-type="string" calcext:value-type="string">
            <text:p>1. становится равным первоначальному объему проявителя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. в 2-3 раза превышает первоначальный объем проявителя;</text:p>
          </table:table-cell>
          <table:table-cell/>
        </table:table-row>
        <table:table-row table:style-name="ro1">
          <table:table-cell office:value-type="string" calcext:value-type="string">
            <text:p>3. в 5-7 раз превышает первоначальный объем проявителя;</text:p>
          </table:table-cell>
          <table:table-cell/>
        </table:table-row>
        <table:table-row table:style-name="ro1">
          <table:table-cell office:value-type="string" calcext:value-type="string">
            <text:p>4. в 10 раз превышает первоначальный объем проявителя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29. Назовите внесистемную единицу поглощенной дозы:</text:p>
          </table:table-cell>
          <table:table-cell/>
        </table:table-row>
        <table:table-row table:style-name="ro1">
          <table:table-cell office:value-type="string" calcext:value-type="string">
            <text:p>1. грей;</text:p>
          </table:table-cell>
          <table:table-cell/>
        </table:table-row>
        <table:table-row table:style-name="ro1">
          <table:table-cell office:value-type="string" calcext:value-type="string">
            <text:p>2. рад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 рентген;</text:p>
          </table:table-cell>
          <table:table-cell/>
        </table:table-row>
        <table:table-row table:style-name="ro1">
          <table:table-cell office:value-type="string" calcext:value-type="string">
            <text:p>4. кюри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30. Количество радиации, воздействующее на единицу площади:</text:p>
          </table:table-cell>
          <table:table-cell/>
        </table:table-row>
        <table:table-row table:style-name="ro1">
          <table:table-cell office:value-type="string" calcext:value-type="string">
            <text:p>1. равно произведению интенсивности радиации и времени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. представляет собой интенсивность в единицу времени;</text:p>
          </table:table-cell>
          <table:table-cell/>
        </table:table-row>
        <table:table-row table:style-name="ro1">
          <table:table-cell office:value-type="string" calcext:value-type="string">
            <text:p>3. прямо пропорционально интенсивности и обратно пропорционально времени;</text:p>
          </table:table-cell>
          <table:table-cell/>
        </table:table-row>
        <table:table-row table:style-name="ro1">
          <table:table-cell office:value-type="string" calcext:value-type="string">
            <text:p>4. изменяется экспоненциально во времени и пропорционально интенсивности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31. Какая из перечисленных технических переменных наиболее часто используется для подбора величины контрастности объекта?</text:p>
          </table:table-cell>
          <table:table-cell/>
        </table:table-row>
        <table:table-row table:style-name="ro1">
          <table:table-cell office:value-type="string" calcext:value-type="string">
            <text:p>1. расстояние между источником и пленкой;</text:p>
          </table:table-cell>
          <table:table-cell/>
        </table:table-row>
        <table:table-row table:style-name="ro1">
          <table:table-cell office:value-type="string" calcext:value-type="string">
            <text:p>2. ток трубки;</text:p>
          </table:table-cell>
          <table:table-cell/>
        </table:table-row>
        <table:table-row table:style-name="ro1">
          <table:table-cell office:value-type="string" calcext:value-type="string">
            <text:p>3. ускоряющее напряжение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 размер фокусного пятна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32. Для того, чтобы увеличить интенсивность R-излучения:</text:p>
          </table:table-cell>
          <table:table-cell/>
        </table:table-row>
        <table:table-row table:style-name="ro1">
          <table:table-cell office:value-type="string" calcext:value-type="string">
            <text:p>1. ток трубки должен возрастать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. ток трубки должен падать;</text:p>
          </table:table-cell>
          <table:table-cell/>
        </table:table-row>
        <table:table-row table:style-name="ro1">
          <table:table-cell office:value-type="string" calcext:value-type="string">
            <text:p>3. контролируемый образец должен быть отодвинут дальше от пленки;</text:p>
          </table:table-cell>
          <table:table-cell/>
        </table:table-row>
        <table:table-row table:style-name="ro1">
          <table:table-cell office:value-type="string" calcext:value-type="string">
            <text:p>4. необходимо снизить напряжение на трубке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33. Металл, с помощью которого формируется изображение на рентгеновской пленке:</text:p>
          </table:table-cell>
          <table:table-cell/>
        </table:table-row>
        <table:table-row table:style-name="ro1">
          <table:table-cell office:value-type="string" calcext:value-type="string">
            <text:p>1. олово;</text:p>
          </table:table-cell>
          <table:table-cell/>
        </table:table-row>
        <table:table-row table:style-name="ro1">
          <table:table-cell office:value-type="string" calcext:value-type="string">
            <text:p>2. серебро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 вольфрам;</text:p>
          </table:table-cell>
          <table:table-cell/>
        </table:table-row>
        <table:table-row table:style-name="ro1">
          <table:table-cell office:value-type="string" calcext:value-type="string">
            <text:p>4. железо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34. Основное различие между радиографией и флюороскопией:</text:p>
          </table:table-cell>
          <table:table-cell/>
        </table:table-row>
        <table:table-row table:style-name="ro1">
          <table:table-cell office:value-type="string" calcext:value-type="string">
            <text:p>1. флюороскопия обладает большей чувствительностью;</text:p>
          </table:table-cell>
          <table:table-cell/>
        </table:table-row>
        <table:table-row table:style-name="ro1">
          <table:table-cell office:value-type="string" calcext:value-type="string">
            <text:p>2. флюороскопия дает позитивное, а радиография негативное изображение;</text:p>
          </table:table-cell>
          <table:table-cell/>
        </table:table-row>
        <table:table-row table:style-name="ro1">
          <table:table-cell office:value-type="string" calcext:value-type="string">
            <text:p>3. ответы 2 и 4</text:p>
          </table:table-cell>
          <table:table-cell/>
        </table:table-row>
        <table:table-row table:style-name="ro1">
          <table:table-cell office:value-type="string" calcext:value-type="string">
            <text:p>4. флюороскопия дает изображение в реальном времени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35. Удельная активность Кобальта-60 зависит от:</text:p>
          </table:table-cell>
          <table:table-cell/>
        </table:table-row>
        <table:table-row table:style-name="ro1">
          <table:table-cell office:value-type="string" calcext:value-type="string">
            <text:p>1. времени, которое материал был в реакторе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. атомного номера материала;</text:p>
          </table:table-cell>
          <table:table-cell/>
        </table:table-row>
        <table:table-row table:style-name="ro1">
          <table:table-cell office:value-type="string" calcext:value-type="string">
            <text:p>3. потока гамма-лучей, под которыми он экспонировался;</text:p>
          </table:table-cell>
          <table:table-cell/>
        </table:table-row>
        <table:table-row table:style-name="ro1">
          <table:table-cell office:value-type="string" calcext:value-type="string">
            <text:p>4. значение модуля юнга материала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36. Минимальная оптическая плотность почернения пленки по ГОСТ 7512-82:</text:p>
          </table:table-cell>
          <table:table-cell/>
        </table:table-row>
        <table:table-row table:style-name="ro1">
          <table:table-cell office:value-type="string" calcext:value-type="string">
            <text:p>1. 0,8;</text:p>
          </table:table-cell>
          <table:table-cell/>
        </table:table-row>
        <table:table-row table:style-name="ro1">
          <table:table-cell office:value-type="string" calcext:value-type="string">
            <text:p>2. 1,5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 2,2;</text:p>
          </table:table-cell>
          <table:table-cell/>
        </table:table-row>
        <table:table-row table:style-name="ro1">
          <table:table-cell office:value-type="string" calcext:value-type="string">
            <text:p>4. 3,0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37. В отношении качества какие три фактора должны учитываться при выборе расстояния между источником и пленкой?</text:p>
          </table:table-cell>
          <table:table-cell/>
        </table:table-row>
        <table:table-row table:style-name="ro1">
          <table:table-cell office:value-type="string" calcext:value-type="string">
            <text:p>1. активность источника, тип пленки, толщина материала;</text:p>
          </table:table-cell>
          <table:table-cell/>
        </table:table-row>
        <table:table-row table:style-name="ro1">
          <table:table-cell office:value-type="string" calcext:value-type="string">
            <text:p>2. активность источника, размер пленки, толщина материала;</text:p>
          </table:table-cell>
          <table:table-cell/>
        </table:table-row>
        <table:table-row table:style-name="ro1">
          <table:table-cell office:value-type="string" calcext:value-type="string">
            <text:p>3. размер источника, активность источника, расстояние между образцом и пленкой;</text:p>
          </table:table-cell>
          <table:table-cell/>
        </table:table-row>
        <table:table-row table:style-name="ro1">
          <table:table-cell office:value-type="string" calcext:value-type="string">
            <text:p>4. размер источника, толщина образца, геометрическая нерезкость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38. При радиографии сварного шва трубы было обнаружено изображение небольшого размера светлой нерегулярной формы в области сварного шва. Это изображение вероятнее всего вызвано присутствием:</text:p>
          </table:table-cell>
          <table:table-cell/>
        </table:table-row>
        <table:table-row table:style-name="ro1">
          <table:table-cell office:value-type="string" calcext:value-type="string">
            <text:p>1. пор;</text:p>
          </table:table-cell>
          <table:table-cell/>
        </table:table-row>
        <table:table-row table:style-name="ro1">
          <table:table-cell office:value-type="string" calcext:value-type="string">
            <text:p>2. шлаковых включений;</text:p>
          </table:table-cell>
          <table:table-cell/>
        </table:table-row>
        <table:table-row table:style-name="ro1">
          <table:table-cell office:value-type="string" calcext:value-type="string">
            <text:p>3. вольфрамовых включений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 неадекватного образования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39. При замене мелкозернистой пленки крупнозернистой <text:s/>имеет место:</text:p>
          </table:table-cell>
          <table:table-cell/>
        </table:table-row>
        <table:table-row table:style-name="ro1">
          <table:table-cell office:value-type="string" calcext:value-type="string">
            <text:p>1.изменение качества снимка;</text:p>
          </table:table-cell>
          <table:table-cell/>
        </table:table-row>
        <table:table-row table:style-name="ro1">
          <table:table-cell office:value-type="string" calcext:value-type="string">
            <text:p>2увеличение разрешения изображения;</text:p>
          </table:table-cell>
          <table:table-cell/>
        </table:table-row>
        <table:table-row table:style-name="ro1">
          <table:table-cell office:value-type="string" calcext:value-type="string">
            <text:p>3. уменьшение разрешения изображения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 ни один из вышеизложенных пунктов не будет выполняться на практике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40. Какой из перечисленных факторов влияет на нерезкость изображения на пленке :</text:p>
          </table:table-cell>
          <table:table-cell/>
        </table:table-row>
        <table:table-row table:style-name="ro1">
          <table:table-cell office:value-type="string" calcext:value-type="string">
            <text:p>1. фокусное расстояние;</text:p>
          </table:table-cell>
          <table:table-cell/>
        </table:table-row>
        <table:table-row table:style-name="ro1">
          <table:table-cell office:value-type="string" calcext:value-type="string">
            <text:p>2. ток трубки;</text:p>
          </table:table-cell>
          <table:table-cell/>
        </table:table-row>
        <table:table-row table:style-name="ro1">
          <table:table-cell office:value-type="string" calcext:value-type="string">
            <text:p>3. размер фокусного пятна;</text:p>
          </table:table-cell>
          <table:table-cell/>
        </table:table-row>
        <table:table-row table:style-name="ro1">
          <table:table-cell office:value-type="string" calcext:value-type="string">
            <text:p>4. ответы 1 и 3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ND</text:p>
          </table:table-cell>
          <table:table-cell/>
        </table:table-row>
        <table:table-row table:style-name="ro1" table:number-rows-repeated="1047740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Спец_общий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1. Атом состоит из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протонов и нейтронов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ядра и электронной оболочки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) нейтронов и позитронов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ядра и позитронной оболочки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2. Рентгеновское излучение – это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фотоны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б) α-частицы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β-частицы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нейтрино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3. Какой источник g-излучения необходимо выбрать для контроля объекта толщиной 30 мм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170Tm, 75Se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170Tm, 192I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192Ir, 137Cs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г) 75Se, 60Co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4. Перекрытие участков радиографических снимков должно быть не менее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10 мм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30 мм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20 мм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г) 40 мм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5. Линейные ускорители ускоряю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a-частиц и нейтронов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нейтроны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нейтрино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электроны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6. Ускоритель микротрон ускоряе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электроны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б) позитроны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протоны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нейтрины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7. Бетатрон – это ускоритель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электронов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б) протонов и нейтронов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нейтронов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a-частиц и нейтронов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8. Какой изотоп излучает более «жесткое» излучение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75Se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192Ir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60Co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г) 170Tm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9. Какой изотоп излучает мягкое излучение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75Se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б) 192Ir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137Cs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60Co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0. Какой изотоп необходимо применять для контроля изделий из магния, алюминия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170Tm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б) 75Se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192Ir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137Cs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1. Какой изотоп необходимо применять для контроля изделий из вольфрама с толщиной до 50 мм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75Se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192Ir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137Cs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60Co.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2. Какие из рентгеновских аппаратов относятся к импульсным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«РУП 200-5-2»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«РАП-160-6-10Н»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«Мира-2Д»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г) «РУП 60-20»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3. Какой из рентгеновских аппаратов относится к аппаратам непрерывного действия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«Нора»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«Мира-2Д»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«РУП 200-5»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г) «Арина 05-2М»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4. Допустимая вуаль радиографических пленок по ГОСТу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010 о.е.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015 о.е.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) 020 о.е.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030 о.е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5. Какие типы рентгеновских пленок относятся к безэкранным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РТ-5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б) РТ-1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) РМ-1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РМ-В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6. Укажите I класс радиографических пленок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РМ-1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РМ-6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РТ-1Д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РТ-5.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7. К какой пленке относится коэффициент контрастности больше 4,0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РМ-6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РТ-2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РТ-1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РТ-5.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8. Какой вид взаимодействия излучения с веществом наиболее вероятный при энергии излучения более 1,2 МэВ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Фотоэффект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Комптоновский эффект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эффект образования пар электрон – позитрон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г) превращение позитрона в нейтрон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9. Источник на основе иридия-192, время полураспада которого составляет 75 дней, обеспечивает сегодня оптимальную экспозицию данного объекта за 20 мин, Какое потребуется время экспозиции спустя 5 месяцев для получения снимка той же оптической плотности и при сохранении прочих условий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10 мин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20 мин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1 ч 20 мин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г) 6 часов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20. К какому типу детекторов относятся пропорциональные счетчики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ионизационному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б) синтиляционному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фотографическому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полупроводниковому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21. Оптическая плотность снимка после экспозиции g-излучения равна 2 о.е.п. Во сколько раз ослабился первичный поток света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в 2 раза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в 5 раз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в 10 раз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в 100 раз.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22. Минимальная оптическая плотность радиографического снимка, допускаемая по ГОСТ 7512-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0,5 о.е.п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1,0 о.е.п.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1,5 о.е.п.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г) 2 .е.п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23. Из какого металла должны быть изготовлены маркировочные знаки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алюминий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железо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свинец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г) вольфрам.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24. Из какого металла изготовлен корпус радиационной головки аппарата «Гаммарий 192/120»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нержавеющая сталь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железо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обедненный уран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г) вольфрам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25. Наименьшая глубина канавки в канавочном эталоне чувствительности №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0,1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0,2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0,5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г) 1,5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26. Наименьшая глубина канавки в канавочном эталоне чувствительности № 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0,1 мм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0,2 мм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0,5 мм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1,5 мм.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27. Наименьший диаметр проволоки проволочного эталона чувствительности №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0,05 мм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б) 0,1 мм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0,15 мм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0,2 мм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28. Сколько классов требуемой чувствительности устанавливает ГОСТ 7512-82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1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2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3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г) 4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29. Сколько классов допустимых размеров одиночных дефектов (пор и включений) в сварных соединениях в зависимости от толщины устанавливает ГОСТ 23055-75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2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3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5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7.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30. К какому классу дефектности по ГОСТ 23055-75 относятся распределительные газопроводы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3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4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6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г) 7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31. Как уменьшить геометрическую нерезкость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выбрать источник с маленьким фокусом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б) взять высококонтрастную пленку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увеличить фокусное расстояние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г) найти оптимальную экспозицию;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32. Как уменьшить контрастностную нерезкость радиографического снимка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увеличить фокусное расстояние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увеличить экспозицию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взять высококонтрастную пленку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г) увеличить время проявления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33. Указать минимальное количество экспозиционных участков при радиографическом фронтальном контроле трубопроводов Æ 219 мм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2 шт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3 шт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4 шт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г) 5 шт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34. В каких случаях применяется двухпленочная зарядка кассеты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для съемки ответственных конструкций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б) для увеличения чувствительности снимков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для определения местоположения дефектов по глубине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для страховки от некачественной радиографической пленки.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35. Какой максимальный угол допускается в радиографическом контроле между источником излучения и нормалью к поверхности пленки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250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350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450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г) 550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36. Регулятор напряжения, представляющий собой трансформатор с железным сердечником и единственной обмоткой, имеющей ряд отводов от различных точек обмотки, носит название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высоковольтный трансформатор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накальный трансформатор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автотрансформатор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г) силовой трансформатор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37. При какой радиографической толщине применяются два канавочных эталона чувствительности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4 мм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6 мм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8 мм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40 мм.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38. Время выдержки проявляющего раствора проявителя «Рентген-2» до начала проявления радиографического снимк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2 часа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6 часов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8 часов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12 часов.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39. Минимально выявляемая ширины раскрытия трещин при радиографическом контроле по ГОСТ 7512-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0,05 мм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0,1 мм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) 0,2 мм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0,25 мм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40. Какие дефекты не выявляются при радиографическом контроле согласно ГОСТ 7512-82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равные половине чувствительности контроля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б) равные чувствительности контроля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равные удвоенной чувствительности контроля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равные утроенной чувствительности контроля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41. Предел дозы ионизационного излучения для персонала категории «А» за год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10 мЗв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2 0 <text:s/>мЗв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) 50 мЗв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100 мЗв;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42. Мощность дозы ионизационного излучения на границе участка проведения радиографического контрол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1мкЗв/час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1,2 <text:s/>мкЗв/час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) 2 мкЗв/час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3 мкЗв/час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43. Минимальная толщина усиливающих свинцовых экранов при энергии излучения 0,2 МэВ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0,05 мм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б) 0,09 мм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0,1 мм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0.2 мм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44. Минимальная толщина усиливающих металлических экранов <text:s/>при энергии излучения источника 0,60 МэВ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0,05 мм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0,09 мм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) 0,10 мм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0,2- мм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45. Первичный документ по результам проведения радиационного контроля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рабочий журнал контроля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б) технологическая карта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заключение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инструкция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46. Допустимая величина разностей оптической плотности по полю радиографического снимка согласно ГОСТ 7512-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0,5 о.е.п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1,0 о.е.п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) 1,5 о.е.п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2,0 о.е.п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47. Какие эталоны чувствительности желательно применить для выявления трещин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канавочные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пластинчатые с разной толщиной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пластинчатые с разными диаметрами отверстий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проволочные.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48. Допустимая максимальная величина оптической плотности радиографического снимка определяется в основном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применяемой пленкой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источником энергии излучения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характеристиками источника ионизирующего излучения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характеристиками негатоскопа.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49. На каком расстоянии от сварного шва необходимо установить канавочный эталон чувствительности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вплотную ко шву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на расстоянии не менее 5 мм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) на расстоянии 10 мм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на шве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50. Как необходимо установить проволочный эталон чувствительности по отношению к сварному соединению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вдоль сварного соединения параллельно шву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вдоль сварного соединения перпендикулярно шву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на сварном соединении вдоль шва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на сварном соединении перпендикулярно шву.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51. Геометрическая нерезкость на снимке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прямо пропорциональна расстоянию между ОК и пленкой и обратно пропорциональна размеру фокусного пятна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прямо пропорциональна размеру фокусного пятна и обратно пропорциональна расстоянию между ОК и источником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) обратно пропорциональна расстоянию между ОК и пленкой и прямо пропорциональна расстоянию между источником и ОК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обратно пропорциональна размеру фокусного пятна и расстоянию между ОК и пленкой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52. Изображения дефектов на ближней к источнику стороне ОК становятся менее различимыми по мере того как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расстояние между источником и ОК увеличивается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толщина ОК увеличивается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) размер фокусного пятна уменьшается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толщина ОК уменьшается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53. Фильтрация рентгеновского излучения трубкой является функцией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толщины и материала окна трубки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б) тока трубки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расстояния между источником и ОК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материала, использованного для мишени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54. Рентгеновские пленки с крупным размером зерна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дают снимки с лучшим разрешением, чем с мелким зерном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имеют меньшую чувствительность, чем пленки с относительно мелким зерном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имеют большую чувствительность, чем пленки с относительно мелким зерном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г) потребуют большего времени экспозиции для получения качественного снимка, чем пленки с относительно мелким зерном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55. Кто устанавливает категорию трубопроводов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Гостехнадзор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СНиП, ГОСТ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проектная организация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г) руководитель строительной организации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56. Какого типа дефекты <text:s/>в соответствии с ДБН В.2.5.-20-2001 допускаются в сварных соединениях трубопроводов распределительных систем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кратер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непровар по разделке шва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непровар корня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г) непровар между валиками (слоями)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57. Для производства радионуклидных источников кобальт-60 и иридий-192 важной реакцией является (где Р - протон, n - нейтрон, g - гамма-квант)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(Р, n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(Р, g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(n,g)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г) (g, n)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58. Какой материал наиболее часто используется для изготовления мишени рентгеновских трубок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медь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углерод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бериллий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вольфрам.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59. При проведении контроля сварных соединений должны быть очищены от брызг металла. Грязи, шлака по обе стороны на расстояни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10мм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20мм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) 30мм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50мм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60. Норма контроля сварных швов металлических конструкций радиационным методом от длины сварных швов на монтаже (за исключением случаев, предусмотренных дополнительными правилами или чертежами)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1%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0,5%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) 5%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10%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61. На рентгенограмме сварного стыка Ø 89х5мм, выполненного электродуговой сваркой, обнаружен непровар глубиной 0,5мм. Указать максимально возможную в соответствии с ДБН В.2.5.-20-2001 длину непровара, чтобы стык не был забракован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150мм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100мм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25мм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г) 50мм;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62. Газонаполненная область прибора, находящаяся в электрическом поле, образует главную часть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рентгеновской трубки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ионизационной камеры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) полупроводникового детектора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ни один из вариантов ответа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63. Двумя серьезными препятствиями осуществления высокочувствительной флуороскопии являются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необходимость периодической замены экрана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ограниченная яркость и крупнозернистость флуороскопических экранов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) стоимость и низкая производительность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необходимость использования длинноволновой части рентгеновского излучения и низкая интенсивность рентгеновского излучения, используемого в этом методе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64. Возникла необходимость контроля рентгенографией сварного стыка газопровода Ø 500х10 мм, выполненного ЭДР сваркой с усилением сварного щва 5мм. Какие меры должен принять дефектоскопист для достижения требуемой чувствительности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увеличить F расстояние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б) применить подкладку под эталон № 3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применить эталон № 2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увеличить в 2 раза величину экспозиции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65. Контролируя рентгенаппаратом , дефектоскописты получали четыре рентгенограммы за две экспозиции. Время экспозиции – 15 сек. Показания дозиметра ДРГЗ – 0,2 мкР/сек. За день проконтролировано – 25 стыков. Определить суммарную полученную дозу за рабочий день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150 мкР/день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б) 300 мкР/день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250 мкР/день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375 мкР/день;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66. Сколько рентгенограмм и какого стандартного размера необходимо для выдачи заключения по сварному стыку Ø 62 х 5мм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две рентгенограммы 10х12см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б) одна рентгенограмма 10х12см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две рентгенограммы 10х24;см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одна рентгенограмма 6х24см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67. На рентгенограммах стыка Ø 219х5мм, выполненного ЭДР сваркой, выявлен непровар длиной 45мм. Других дефектов нет. Видны все канавки эталона №1. Потемнение дефекта соответствует <text:s/>h2 канавке. Определить глубину дефекта в процентах и в миллиметрах и оценить пригодность стыка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годен, 10%, 0,5мм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б) не годен, 15%, 1мм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годен, 14%, 0,7мм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не годен, 12%, 1,5мм;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68. В СМУ работает 20 сварщиков. В течении месяца 10 из них – электросварщики – работали на подземных газопроводах Æ более 100 мм, 10 – газосварщики – работали на внутренних газопроводах (частный сектор). В течении месяца электроды УОНИ 13/45 были заменены на МР-3. Определить минимальное количество стыков, которое управлению необходимо сдать на механические испытания за этот месяц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21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30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40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82.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69. Дефектоскопист вынужден перейти от работы с пленкой S 0,85 = 250 обр. Р. на пленку <text:s text:c="17"/>S 0,85 = 500 обр. Р. Как изменится величина экспозиции, если условия контроля останутся без изменения?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экспозиция уменьшится в два раза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б) экспозиция увеличится в два раза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экспозиция увеличится в четыре раза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экспозиция уменьшится в четыре раза;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70. Какими видами контроля контролируется пробный стык электросварщика на допуск его к работе на газопроводах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внешний осмотр, механические испытания и рентгенография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б) внешний осмотр и рентгенография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внешний осмотр и механические испытания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внешний осмотр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71. Указать все виды контроля, которыми должен контролироваться сварной стык, сваренный для проверки качества электродов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внешний осмотр, рентгенография, механические испытания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б) внешний осмотр, механические испытания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рентгенография, механические испытания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внешний осмотр, рентгенография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72. Определить чувствительность рентгенограммы сварного стыка Ø 219х6мм, если видна h6 <text:s/>канавка эталона № 1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0,1мм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б) 0,2мм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0,3мм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0,4мм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73. На трубосварочном участке необходимо проконтролировать рентгенографией сварной стык Ø 620х19мм. Определить схему просвечивани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панорамное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б) на эллипс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через стенку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через 2 стенки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74. На трубосварочном участке необходимо проконтролировать рентгенографией сварной стык Ø 620х19мм. Определить необходимый номер канавочного эталон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1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2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) 3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4;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75. На трубосварочном участке необходимо проконтролировать рентгенографией сварной стык Ø 620х19мм. Определить требуемую чувствительность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0,2мм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0,3мм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0,4мм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0,5мм.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76. На трубосварочном участке газопровода необходимо проконтролировать рентгенографией сварной стык Ø 620х19мм. Определить максимально допустимую глубину непровара мм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0,9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2,5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1,9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г) 2,8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77. В течении месяца электросварщик, работая на разных объектах, сварил 20 стыков газопровода н.д. Ø 76х3мм, 30 стыков газопровода с.д. Ø 89х4мм и 15 стыков газопровода в.д. Ø 115х5мм. Определить общее количество рентгенограмм, необходимых для выдачи заключений по этим газопроводам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145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б) 125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95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65;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78. В течении месяца электросварщик, работая на разных объектах, сварил 20 стыков газопровода н.д. Ø 76х3мм, 30 стыков газопровода с.д. Ø 89х4мм и 15 стыков газопровода в.д. Ø 115х5мм. Определить требуемую чувствительность рентгенограмм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0,1мм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0,2мм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) 0,3мм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0,4мм;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79. В течении месяца электросварщик, работая на разных объектах, сварил 20 стыков газопровода н.д. Ø 76х3мм, 30 стыков газопровода с.д. Ø 89х4мм и 15 стыков газопровода в.д. Ø 115х5мм. Определить минимальное количество вырезанных контрольных стыков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3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б) 4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1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2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80. Необходимо проконтролировать рентгенографией электросварные стыки газопровода <text:s text:c="2"/>119х4мм. Рекомендуемое расстояние F (мм) при просвечивании импульсным аппаратом на пленку РТ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59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119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595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300.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81. Необходимо проконтролировать рентгенографией электросварные стыки газопровода <text:s text:c="3"/>Ø 119х4мм. Определить требуемую чувствительность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0,1мм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0,2мм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) 0,3мм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0,4мм;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82. Необходимо проконтролировать рентгенографией электросварные стыки газопровода <text:s text:c="3"/>Ø 119х4мм. Определить № проволочного эталона чувствительности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1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б) 2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3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4;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83. Необходимо проконтролировать рентгенографией электросварные стыки газопровода <text:s text:c="3"/>Ø 119х4мм. Определить максимально допустимую глубину дефекта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0,2мм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0,4мм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) 0,6мм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0,3мм;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84. На рентгенограмме электросварного стыка Ø 100х3мм видим все канавки эталона №1, кроме h6. Определить полученную чувствительность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0,1мм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0,2мм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) 0,3мм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0,4мм;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85. На рентгенограмме электросварного стыка Ø 100х3мм видим все канавки эталона №1, кроме первой. Определить требуемую чувствительность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0,1мм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0,2мм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) 0,3мм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0,4мм;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86. На рентгенограмме электросварного стыка Ø 100х3мм видим все канавки эталона №1, кроме первой. Определить пригодность рентгенограмм к расшифровке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негодна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годна.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) годна только если видна и первая канавка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ни один из вариантов ответа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87. Дефектоскописты за 5 часовый рабочий день проконтролировали рентгенаппаратом МИРА-2Д 20 стыков. . Показания дозиметра ДРГЗ-02 на рабочем месте <text:s/>не превышали 0.5 мкР/сек. Величина экспозиции 1 снимка равнялась 5 сек. Подсчитать суммарную дозу, полученную за рабочий день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50 мкР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100 мкР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150 мкР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г) 300 мкР;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88. На рентгенограмме сварного стыка с толщиной стенки 4мм, выполненного газовой сваркой, обнаружен непровар корня. Указать максимально допустимую глубину непровара, чтобы стык не был забракован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0.2мм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0,3мм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0,4мм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г) 0,1мм;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89. Если бы потребовалось получить снимок стального ОК толщиной <text:s/>17см, какой из перечисленных ниже источников гамма-излучения был бы использован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кобальт-60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б) туллий-170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иридий-192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цезий-137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90. Доза ионизирующего излучения, воздействующая на ОК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пропорциональна интенсивности излучения и времени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б) представляет собой интенсивность в единицу времени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прямо пропорциональна интенсивности излучения и обратно пропорциональна времени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изменяется экспоненциально во времени и пропорционально интенсивности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91. Какие из перечисленных факторов не оказывают влияния на плотность почернения пленки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тип пленки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размер пленки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) общее количество радиации от фотонного источника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тип экрана, усиливающего действие радиации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92. Снимки одного и того же ОК делают постоянно в течение 2-х лет одним и тем же источником с радионуклидом кобальт-60. На сколько следует увеличить время экспозиции в конце указанного периода, по сравнению с его началом, при сохранении всех других условий получения снимка. Известно, что кобальт-60 имеет время полураспада 5,3 года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никакого изменения времени экспозиции не требуется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время экспозиции должно быть на 11% больше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время экспозиции должно быть на 37% больше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г) время экспозиции должно быть больше на 62-100%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93. Источник на основе иридия-192, время полураспада которого составляет 75 дней, обеспечивает сегодня оптимальную экспозицию данного объекта за 20 мин. Какое потребуется время экспозиции спустя 5 месяцев для получения снимка той же оптической плотности и при сохранении прочих условий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10 мин.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20 мин.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1 час 20 мин.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г) 6 часов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94. Удельная активность радионуклида обычно измеряется в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МэВ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кюри на грамм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) рентген в час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распад/секунда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95. Считается, что рентгеновская трубка с малым фокусным пятном предпочтительнее трубки с большим фокусным пятном, когда необходимо получить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высокую проникающую способность генерируемого излучения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лучшую детальность снимка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) меньший контраст деталей ОК на снимке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большую оптическую плотность почернения плёнки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96. Наиболее резкое изменение поглощающей способности ОК вызывает изменение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толщины ОК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его плотности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атомного номера материала ОК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г) модуля Юнга материала ОК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97. Какие из перечисленных ниже неоднородностей с <text:s/>большой вероятностью можно обнаружить при радиографическом контроле отливки из лёгкого металла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медные включения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б) микрораковины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раковины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трещины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98. Кассеты рентгеновской плёнки обычно имеют © тыльной стороны толстый лист свинца, не соприкасающийся с плёнкой, его назначение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увеличить яркость экрана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защитить плёнку от обратного рассеяния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) и «а», и «б»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ни «а», ни «б»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99. Из-за геометрических факторов, таких как размер фокусного пятна источника, расстояние между источником и ОК и расстояние между ОК и плёнкой, возникает размытость изображения, которая называется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астигматическим эффектом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вариацией фокуса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геометрической нерезкостью изображения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г) ни одно из перечисленных названий не является правильным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00. Санитарные правила требуют, чтобы все контейнеры для транспортировки радионуклидов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имели уплотнение крышки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были огнеупорны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были ударопрочны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отвечали требованиям «а», «б», «в».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01. Какие из перечисленных операций выполняются первыми при расшифровке радиографических снимков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выявление изделий, не содержащих дефекты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отбраковка изделий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выявление дефектов согласно техническим требованиям, правилам контроля и стандартам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определение правильности условий и режимов контроля.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02. Если при получении радиографического снимка потребовалось время экспонирования 60 сек при расстоянии между источником и плёнкой 1,22м, какое потребовалось бы время экспозиции для получения эквивалентной оптической плотности после того, как расстояние между источником и плёнкой увеличено до 1,53м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75сек.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94сек.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) 48сек.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38сек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03. В системе СИ единицей поглощенной дозы является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рентген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РАД 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БЭР 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Дж/кг.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04. Заряд ионов одного знака, возникающих при полном торможении всех частиц в объёме воздуха, делённый на массу этого объёма, называется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поглощенной дозой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эквивалентной дозой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экспозиционной дозой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г) ионизационной постоянной воздуха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05. Большинство радиографических плёнок имеют максимум спектральной <text:s/>чувствительности в оптическом диапазоне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в фиолетовой области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б) в инфракрасной области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в желто-зелёной области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во всех перечисленных областях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06. Как называется нерезкость, обусловленная размером фокусного пятна и расстоянием между источником, объектом и плёнкой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собственная;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геометрическая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) рассеяния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общая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07. Термин, используемый для определения радиационного размера наименьшего фрагмента изображения радиографического снимка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чувствительность радиационного контроля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б) нерезкость изображения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радиографический контраст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контрастность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08. При радиографии сварного шва трубы было обнаружено изображение небольшого размера светлой нерегулярной формы в области сварного шва. Это изображение вероятнее всего вызвано присутствием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пор;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шлаковых включений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вольфрамовых включений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неадекватного образования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09. Радиографическое подрезание вызвано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боковым рассеянием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б) плохой геометрией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свинцовыми экранами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свободными электронами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10. На рентгенограмме сварного соединения в зоне шва видна тонкая тёмная извилистая линия. Это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дефект плёнки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царапина на плёнке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трещина в сварном шве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г) непровар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11. На рентгенограмме сварного соединения по оси шва видна тонкая тёмная прямая линия. Это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царапина на плёнке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трещина в сварном соединении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непровар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г) след остатков фиксажа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12. Дефекты в детали, расположенные ближе к кассете с рентгеновской плёнкой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более четко видны на рентгенограмме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б) менее четко видны на рентгенограмме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не будут видны на рентгенограмме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четкость изображения дефектов не зависит от их расположения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13. Основное различие между рентгенографией и рентгеноскопией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рентгеноскопическое изображение более чувствительно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при рентгеноскопии получаем позитив, при рентгенографии – негатив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) рентгеноскопическое изображение ярче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различий между ними нет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14. На рентгенограмме сварного соединения, выполненного аргонодуговой сваркой, в зоне сварного шва видно светлое пятно неправильной формы размером 1,0 х 2,0 мм. Это наиболее вероятно изображение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поры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шлакового включения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вольфрамового включения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г) проплава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15. Наименьший диаметр выявляемой на снимке проволоки проволочного эталона чувствительности называется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радиографическая чувствительность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б) нерезкозть изображения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контрастность радиографической плёнки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контрастность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16. Технологическая карта рентгеновского контроля утверждается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главным технологом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руководителем службы, которому подчиняются службы неразрушающего контроля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) главным сварщиком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руководителем ВТК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17. Рентгенограммы считаются годными к расшифровке, если оптическая плотность потемнения находится в пределах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1,4 – 2,0 Б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1,5 – 3,0 Б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) 1,5 – 4,0 Б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1,8 – 4,0 Б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18. Разметка крупногабаритной детали на отдельные участки производится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цветным карандашом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мелом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краской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г) тушью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19. Маркировочные знаки устанавливаются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на сварное соединение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на основной материал вплотную к сварному соединению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на основной материал на расстоянии 20 мм от сварного соединени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на основной материал на расстоянии 5,0 мм от сварного соединения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20. Проволочный эталон чувствительности должен устанавливаться на сварном <text:s/>соединении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поперёк сварного соединения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б) вдоль сварного соединени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в околошовной зоне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на основном свариваемом материале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21. Проверка биологической защиты в рентгеновских лабораториях проводится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один раз в год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б) один раз в два год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один раз в пол год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проводится только при приёмке лаборатории в эксплуатацию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22. При работе с переносными рентгеновскими аппаратами во время просвечивания деталей необходимо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отойти от рентгеновской трубки на расстояние длины кабеля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б) выставить защитную металлическую штору и укрыться за ней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) можно находиться недалеко от работающей рентгеновской трубк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закрыть рентгеновскую трубку металлической шторой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23. Инородные включения в сварном соединении на рентгенограмме выглядят как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темное пятно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б) светлое пятно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светлое пятно, если атомный номер инородного включения больший, чем атомный номер свариваемого материала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г) инородное включение рентгеновским просвечиванием не выявляются. <text:s/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24. К какой группе критических органов относятся все тело, гонады, костный мозг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I,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б) II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III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IV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25. Среднее значение коэффициента качества <text:s/>Кk для <text:s text:c="4"/>излучения с энергией меньше 100 МэВ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1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10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3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20.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26. Среднее значение коэффициента качества Кk для рентгеновского <text:s text:c="3"/>излучения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1,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б) 3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10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20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27. Основные принципы радиационной безопасности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непревышение основного дозового предела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исключение всякого необоснованного облучения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снижение дозы до возможно низкого уровня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а), б), в).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28. Предельная часовая мощность дозы для категории специалистов «А»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1,18 мР/час.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б) 2,88 мР/час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4,5 мР/час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6,0 мР/час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29. Укажите лимит дозы внешнего облучения для категории «А» хрусталика глаза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20 мк Зв в год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50 мк Зв <text:s/>в год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150 мк Зв <text:s/>в год,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г) 500 мк Зв в год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30. Методы защиты от ионизирующего излучения при работе вне защитных устройств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защита расстоянием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защита временем, направлением, количеством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естественное экранирование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а, б, в.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31. На границе зоны радиационной безопасности вывешиваются знаки радиационной <text:s text:c="5"/>безопасности, которые должны быть видны с расстояния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1метр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2 метра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3 метра,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г) 4 метра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32. При измерении размеров дефектов на радиограмме следует применять измерительную лупу по ГОСТ 8309-75 при величине дефектов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до 1мм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до 1,5мм,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) до 2мм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до 2,5мм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33. Оптическая плотность вуали радиографических пленок к концу гарантийного срока не должна превышать значений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0,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0,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0,3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г) 0,35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34. Долю падающих на детектор ионизирующих частиц, образующих измеримое событие (например, почерневшее зерно, фотоэлектрон, или пульс фотонов), называют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коэффициентом преобразования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квантовым выходом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) обобщенным квантовым выходом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ни одно из упомянутых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35. Предельная допустимая мощность дозы излучения на расстоянии 1 метр от поверхности <text:s text:c="2"/>гамма-дефектоскпа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1,18 мР/час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б) 2,88 м/р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4 мР/час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5 мР/час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36. В каких случаях в гибкие кассеты вкладывают две радиографические пленки разной чувствительности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получение качественных радиографических снимков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особо ответственных деталей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для деталей переменной толщины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б и в.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37. Какие эталоны чувствительности устанавливаются непосредственно на сварное соединение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проволочные,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б) пластинчатые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канавочные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пластинчатые, с переменной толщиной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38. С какой целью свежеприготовленный проявитель «Рентген-2» необходимо использовать через 12 часов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неравномерность проявления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увеличена скорость проявления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увеличивается зернистость пленки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повышенное вуалирование.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39. Индивидуальная эквивалентная доза накопления в критическом органе к 30 годам не должна превышать ПД для категории А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а) 6мЗв,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10 мЗв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240 мЗв,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г) 15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40. Оптимальный способ при остановке процесса проявления пленки – это ее размещение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в кислой ванне,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б) в растворе фиксажа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в щелочном растворе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в проточной воде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41. Эталоны чувствительности используются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для оценки месторасположения дефектов в ОК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для оценки размеров дефектов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для оценки качества радиографического процесса,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г) для оценки химического состава и плотности материала ОК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42. Каким методом целесообразно контролировать радиоактивные объекты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радиографией с рентгеновскими источниками излучения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радиографией с источниками гамма-излучения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электронографией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нейтронной радиографией.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43. Единицей потока ионизирующего излучения частиц в системе СИ является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–м -2 . с-1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–Дж . м -2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–Вт <text:s/>. м -2,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г) -м –2 <text:s/>. 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44. Какие детекторы наиболее часто используются в индивидуальных дозиметрах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ионизационные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газоразрядные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ответы "а" и "г",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г) термолюминесцентный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45. Укажите единицу измерения интенсивности излучения в системе СИ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МэВ . <text:s/>см -2 <text:s/>с -1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Дж . <text:s/>м -2 <text:s/>с -1,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) Вт . <text:s/>м -2,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г) Квант . <text:s/>м -2 <text:s/>с -1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46. Укажите единицу измерения экспозиционной дозы в системе СИ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А/кг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Кл/кг,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) Дж . <text:s text:c="2"/>кг-1 . К-1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БэР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 table:number-rows-repeated="104769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6-й_сектор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1. Отливки получаются с использованием:</text:p>
          </table:table-cell>
          <table:table-cell/>
        </table:table-row>
        <table:table-row table:style-name="ro1">
          <table:table-cell office:value-type="string" calcext:value-type="string">
            <text:p>1) земляных форм;</text:p>
          </table:table-cell>
          <table:table-cell/>
        </table:table-row>
        <table:table-row table:style-name="ro1">
          <table:table-cell office:value-type="string" calcext:value-type="string">
            <text:p>2) кокилей;</text:p>
          </table:table-cell>
          <table:table-cell/>
        </table:table-row>
        <table:table-row table:style-name="ro1">
          <table:table-cell office:value-type="string" calcext:value-type="string">
            <text:p>3) по выплавляемым моделям;</text:p>
          </table:table-cell>
          <table:table-cell/>
        </table:table-row>
        <table:table-row table:style-name="ro1">
          <table:table-cell office:value-type="string" calcext:value-type="string">
            <text:p>4) ответы 1, 2, 3 верны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. Основные дефекты отливок:</text:p>
          </table:table-cell>
          <table:table-cell/>
        </table:table-row>
        <table:table-row table:style-name="ro1">
          <table:table-cell office:value-type="string" calcext:value-type="string">
            <text:p>1) усадочные рыхлоты;</text:p>
          </table:table-cell>
          <table:table-cell/>
        </table:table-row>
        <table:table-row table:style-name="ro1">
          <table:table-cell office:value-type="string" calcext:value-type="string">
            <text:p>2) трещины;</text:p>
          </table:table-cell>
          <table:table-cell/>
        </table:table-row>
        <table:table-row table:style-name="ro1">
          <table:table-cell office:value-type="string" calcext:value-type="string">
            <text:p>3) газовые раковины и скопления пор;</text:p>
          </table:table-cell>
          <table:table-cell/>
        </table:table-row>
        <table:table-row table:style-name="ro1">
          <table:table-cell office:value-type="string" calcext:value-type="string">
            <text:p>4) ответы 1, 2, 3 верны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. Какими бывают виды проката?</text:p>
          </table:table-cell>
          <table:table-cell/>
        </table:table-row>
        <table:table-row table:style-name="ro1">
          <table:table-cell office:value-type="string" calcext:value-type="string">
            <text:p>1) трубы;</text:p>
          </table:table-cell>
          <table:table-cell/>
        </table:table-row>
        <table:table-row table:style-name="ro1">
          <table:table-cell office:value-type="string" calcext:value-type="string">
            <text:p>2) лист;</text:p>
          </table:table-cell>
          <table:table-cell/>
        </table:table-row>
        <table:table-row table:style-name="ro1">
          <table:table-cell office:value-type="string" calcext:value-type="string">
            <text:p>3) профильный прокат;</text:p>
          </table:table-cell>
          <table:table-cell/>
        </table:table-row>
        <table:table-row table:style-name="ro1">
          <table:table-cell office:value-type="string" calcext:value-type="string">
            <text:p>4) ответы 1, 2, 3 верны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4. Прокат получают:</text:p>
          </table:table-cell>
          <table:table-cell/>
        </table:table-row>
        <table:table-row table:style-name="ro1">
          <table:table-cell office:value-type="string" calcext:value-type="string">
            <text:p>1) на прокатных станах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) в мартеновских печах;</text:p>
          </table:table-cell>
          <table:table-cell/>
        </table:table-row>
        <table:table-row table:style-name="ro1">
          <table:table-cell office:value-type="string" calcext:value-type="string">
            <text:p>3) на кузнечно-прессовом оборудовании;</text:p>
          </table:table-cell>
          <table:table-cell/>
        </table:table-row>
        <table:table-row table:style-name="ro1">
          <table:table-cell office:value-type="string" calcext:value-type="string">
            <text:p>4) в вагранках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5. Основные дефекты проката:</text:p>
          </table:table-cell>
          <table:table-cell/>
        </table:table-row>
        <table:table-row table:style-name="ro1">
          <table:table-cell office:value-type="string" calcext:value-type="string">
            <text:p>1) волосовины;</text:p>
          </table:table-cell>
          <table:table-cell/>
        </table:table-row>
        <table:table-row table:style-name="ro1">
          <table:table-cell office:value-type="string" calcext:value-type="string">
            <text:p>2) расслоения;</text:p>
          </table:table-cell>
          <table:table-cell/>
        </table:table-row>
        <table:table-row table:style-name="ro1">
          <table:table-cell office:value-type="string" calcext:value-type="string">
            <text:p>3) флокены;</text:p>
          </table:table-cell>
          <table:table-cell/>
        </table:table-row>
        <table:table-row table:style-name="ro1">
          <table:table-cell office:value-type="string" calcext:value-type="string">
            <text:p>4) ответы 1, 2, 3 верны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6. Поковки изготавливаются:</text:p>
          </table:table-cell>
          <table:table-cell/>
        </table:table-row>
        <table:table-row table:style-name="ro1">
          <table:table-cell office:value-type="string" calcext:value-type="string">
            <text:p>1) в термических печах;</text:p>
          </table:table-cell>
          <table:table-cell/>
        </table:table-row>
        <table:table-row table:style-name="ro1">
          <table:table-cell office:value-type="string" calcext:value-type="string">
            <text:p>2) на прокатных станах;</text:p>
          </table:table-cell>
          <table:table-cell/>
        </table:table-row>
        <table:table-row table:style-name="ro1">
          <table:table-cell office:value-type="string" calcext:value-type="string">
            <text:p>3) на кузнечно-прессовом оборудовании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) в мартеновских печах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7. Причины образования трещин на поковках:</text:p>
          </table:table-cell>
          <table:table-cell/>
        </table:table-row>
        <table:table-row table:style-name="ro1">
          <table:table-cell office:value-type="string" calcext:value-type="string">
            <text:p>1) низкая температура заготовки;</text:p>
          </table:table-cell>
          <table:table-cell/>
        </table:table-row>
        <table:table-row table:style-name="ro1">
          <table:table-cell office:value-type="string" calcext:value-type="string">
            <text:p>2) несоответствие химсостава техническим требованиям;</text:p>
          </table:table-cell>
          <table:table-cell/>
        </table:table-row>
        <table:table-row table:style-name="ro1">
          <table:table-cell office:value-type="string" calcext:value-type="string">
            <text:p>3) превышение деформации при каждом цикле;</text:p>
          </table:table-cell>
          <table:table-cell/>
        </table:table-row>
        <table:table-row table:style-name="ro1">
          <table:table-cell office:value-type="string" calcext:value-type="string">
            <text:p>4) ответы 1, 2, 3 верны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8. С какой целью производиться неразрушающий контроль металлопродукции?</text:p>
          </table:table-cell>
          <table:table-cell/>
        </table:table-row>
        <table:table-row table:style-name="ro1">
          <table:table-cell office:value-type="string" calcext:value-type="string">
            <text:p>1) выявление недопустимых дефектов в узлах конструкций;</text:p>
          </table:table-cell>
          <table:table-cell/>
        </table:table-row>
        <table:table-row table:style-name="ro1">
          <table:table-cell office:value-type="string" calcext:value-type="string">
            <text:p>2) повышение безопасности эксплуатируемого оборудования;</text:p>
          </table:table-cell>
          <table:table-cell/>
        </table:table-row>
        <table:table-row table:style-name="ro1">
          <table:table-cell office:value-type="string" calcext:value-type="string">
            <text:p>3) предотвращение аварий, связанных с поломкой оборудования в ходе его эксплуатации;</text:p>
          </table:table-cell>
          <table:table-cell/>
        </table:table-row>
        <table:table-row table:style-name="ro1">
          <table:table-cell office:value-type="string" calcext:value-type="string">
            <text:p>4) ответы 1, 2, 3 верны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9. Какие методы наиболее широко, дополняя друг друга, применяются для неразрушающего контроля металлоизделий?</text:p>
          </table:table-cell>
          <table:table-cell/>
        </table:table-row>
        <table:table-row table:style-name="ro1">
          <table:table-cell office:value-type="string" calcext:value-type="string">
            <text:p>1) ультразвуковой и радиографический;</text:p>
          </table:table-cell>
          <table:table-cell/>
        </table:table-row>
        <table:table-row table:style-name="ro1">
          <table:table-cell office:value-type="string" calcext:value-type="string">
            <text:p>2) магнитные методы;</text:p>
          </table:table-cell>
          <table:table-cell/>
        </table:table-row>
        <table:table-row table:style-name="ro1">
          <table:table-cell office:value-type="string" calcext:value-type="string">
            <text:p>3) визуально-оптический и капиллярный методы;</text:p>
          </table:table-cell>
          <table:table-cell/>
        </table:table-row>
        <table:table-row table:style-name="ro1">
          <table:table-cell office:value-type="string" calcext:value-type="string">
            <text:p>4) ответы 1, 2, 3 верны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. При контроле угловых сварных соединений металлоизделий ГОСТ 7512-82 рекомендует следующую схему просвечивания:</text:p>
          </table:table-cell>
          <table:table-cell/>
        </table:table-row>
        <table:table-row table:style-name="ro1">
          <table:table-cell office:value-type="string" calcext:value-type="string">
            <text:p>1) пленка снаружи у одной из стенок, направление излучения – изнутри, под углом 45° к пленке;</text:p>
          </table:table-cell>
          <table:table-cell/>
        </table:table-row>
        <table:table-row table:style-name="ro1">
          <table:table-cell office:value-type="string" calcext:value-type="string">
            <text:p>2) пленка изнутри, направление излучение – снаружи, под углом 90° ;</text:p>
          </table:table-cell>
          <table:table-cell/>
        </table:table-row>
        <table:table-row table:style-name="ro1">
          <table:table-cell office:value-type="string" calcext:value-type="string">
            <text:p>3) пленка снаружи у одной из стенок, направление излучения – изнутри угла, вдоль другой стенки, перпендикулярно пленке;</text:p>
          </table:table-cell>
          <table:table-cell/>
        </table:table-row>
        <table:table-row table:style-name="ro1">
          <table:table-cell office:value-type="string" calcext:value-type="string">
            <text:p>4) ответы 1, 3 верны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1. При контроле тавровых сварных соединений металлоизделий ГОСТ 7512-82 рекомендует следующую схему просвечивания:</text:p>
          </table:table-cell>
          <table:table-cell/>
        </table:table-row>
        <table:table-row table:style-name="ro1">
          <table:table-cell office:value-type="string" calcext:value-type="string">
            <text:p>1) пленка со стороны полки, направление излучения – со стороны шва под углом 45°;</text:p>
          </table:table-cell>
          <table:table-cell/>
        </table:table-row>
        <table:table-row table:style-name="ro1">
          <table:table-cell office:value-type="string" calcext:value-type="string">
            <text:p>2) направление излучения – вдоль полки, пленка – на противоположном торце полки, перпендикулярно лучу (при малой ширине полки);</text:p>
          </table:table-cell>
          <table:table-cell/>
        </table:table-row>
        <table:table-row table:style-name="ro1">
          <table:table-cell office:value-type="string" calcext:value-type="string">
            <text:p>3) направление излучения – вдоль стенки, пленка – с наружной стороны полки;</text:p>
          </table:table-cell>
          <table:table-cell/>
        </table:table-row>
        <table:table-row table:style-name="ro1">
          <table:table-cell office:value-type="string" calcext:value-type="string">
            <text:p>4) ответы 1, 2, 3 верны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2. При контроле сварных соединений металлоизделий внахлестку ГОСТ 7512-82 рекомендует следующую схему просвечивания:</text:p>
          </table:table-cell>
          <table:table-cell/>
        </table:table-row>
        <table:table-row table:style-name="ro1">
          <table:table-cell office:value-type="string" calcext:value-type="string">
            <text:p>1) направление излучения – под углом 45° со стороны шва, пленка – с противоположной стороны;</text:p>
          </table:table-cell>
          <table:table-cell/>
        </table:table-row>
        <table:table-row table:style-name="ro1">
          <table:table-cell office:value-type="string" calcext:value-type="string">
            <text:p>2) направление излучения со стороны шва под углом 90°, пленка – с противоположной стороны;</text:p>
          </table:table-cell>
          <table:table-cell/>
        </table:table-row>
        <table:table-row table:style-name="ro1">
          <table:table-cell office:value-type="string" calcext:value-type="string">
            <text:p>3) ответы 1, 2 верны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) ответы 1, 2 не верны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3. При контроле кольцевых сварных соединений ГОСТ 7512-82 рекомендует следующую схему просвечивания:</text:p>
          </table:table-cell>
          <table:table-cell/>
        </table:table-row>
        <table:table-row table:style-name="ro1">
          <table:table-cell office:value-type="string" calcext:value-type="string">
            <text:p>1) через 2 стенки под углом 5-10° к плоскости шва (если конструкция не позволяет поместить пленку изнутри шва);</text:p>
          </table:table-cell>
          <table:table-cell/>
        </table:table-row>
        <table:table-row table:style-name="ro1">
          <table:table-cell office:value-type="string" calcext:value-type="string">
            <text:p>2) через 1 стенку при возможности поместить пленку изнутри шва, источник снаружи или наоборот;</text:p>
          </table:table-cell>
          <table:table-cell/>
        </table:table-row>
        <table:table-row table:style-name="ro1">
          <table:table-cell office:value-type="string" calcext:value-type="string">
            <text:p>3) ответы 1, 2 верны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) ответы 1, 2 не верны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4. При просвечивании металлоизделий большего диаметра рекомендуется проводить просвечивание через одну стенку (панорамно). При этом:</text:p>
          </table:table-cell>
          <table:table-cell/>
        </table:table-row>
        <table:table-row table:style-name="ro1">
          <table:table-cell office:value-type="string" calcext:value-type="string">
            <text:p>1) кассеты с пленками необходимо накладывать с внешней стороны шва с перекрытием 10-15 мм;</text:p>
          </table:table-cell>
          <table:table-cell/>
        </table:table-row>
        <table:table-row table:style-name="ro1">
          <table:table-cell office:value-type="string" calcext:value-type="string">
            <text:p>2) кассеты с пленкой необходимо накладывать с внутренней стороны шва с перекрытием не менее 20 мм;</text:p>
          </table:table-cell>
          <table:table-cell/>
        </table:table-row>
        <table:table-row table:style-name="ro1">
          <table:table-cell office:value-type="string" calcext:value-type="string">
            <text:p>3) разрешается устанавливать эталоны чувствительности в кассете в количестве не менее одного на каждой четверти окружности;</text:p>
          </table:table-cell>
          <table:table-cell/>
        </table:table-row>
        <table:table-row table:style-name="ro1">
          <table:table-cell office:value-type="string" calcext:value-type="string">
            <text:p>4) ответы 2, 3 верны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5. При контроле угловых участков отливок (т.н. тепловые узлы) возможно появление следующих дефектов литья:</text:p>
          </table:table-cell>
          <table:table-cell/>
        </table:table-row>
        <table:table-row table:style-name="ro1">
          <table:table-cell office:value-type="string" calcext:value-type="string">
            <text:p>1) непроваров;</text:p>
          </table:table-cell>
          <table:table-cell/>
        </table:table-row>
        <table:table-row table:style-name="ro1">
          <table:table-cell office:value-type="string" calcext:value-type="string">
            <text:p>2) усадочных раковин и трещин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) неметаллических включений;</text:p>
          </table:table-cell>
          <table:table-cell/>
        </table:table-row>
        <table:table-row table:style-name="ro1">
          <table:table-cell office:value-type="string" calcext:value-type="string">
            <text:p>4) закатов и расслоений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6. При радиографировании изделий с большой разностенностью рекомендуется использовать:</text:p>
          </table:table-cell>
          <table:table-cell/>
        </table:table-row>
        <table:table-row table:style-name="ro1">
          <table:table-cell office:value-type="string" calcext:value-type="string">
            <text:p>1) две пленки разной чувствительности в одной кассете;</text:p>
          </table:table-cell>
          <table:table-cell/>
        </table:table-row>
        <table:table-row table:style-name="ro1">
          <table:table-cell office:value-type="string" calcext:value-type="string">
            <text:p>2) одну пленку с малой широтой;</text:p>
          </table:table-cell>
          <table:table-cell/>
        </table:table-row>
        <table:table-row table:style-name="ro1">
          <table:table-cell office:value-type="string" calcext:value-type="string">
            <text:p>3) одну пленку высокой чувствительности с малой контрастностью;</text:p>
          </table:table-cell>
          <table:table-cell/>
        </table:table-row>
        <table:table-row table:style-name="ro1">
          <table:table-cell office:value-type="string" calcext:value-type="string">
            <text:p>4) ответы 1, 3 верны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7. При радиографировании изделий с большой разностенностью рекомендуется использовать:</text:p>
          </table:table-cell>
          <table:table-cell/>
        </table:table-row>
        <table:table-row table:style-name="ro1">
          <table:table-cell office:value-type="string" calcext:value-type="string">
            <text:p>1) источники жесткого излучения;</text:p>
          </table:table-cell>
          <table:table-cell/>
        </table:table-row>
        <table:table-row table:style-name="ro1">
          <table:table-cell office:value-type="string" calcext:value-type="string">
            <text:p>2) источники мягкого излучения;</text:p>
          </table:table-cell>
          <table:table-cell/>
        </table:table-row>
        <table:table-row table:style-name="ro1">
          <table:table-cell office:value-type="string" calcext:value-type="string">
            <text:p>3) многоспектральные;</text:p>
          </table:table-cell>
          <table:table-cell/>
        </table:table-row>
        <table:table-row table:style-name="ro1">
          <table:table-cell office:value-type="string" calcext:value-type="string">
            <text:p>4) ответы 1, 3 верны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8. При необходимости определить местоположение обнаруженного дефекта по глубине:</text:p>
          </table:table-cell>
          <table:table-cell/>
        </table:table-row>
        <table:table-row table:style-name="ro1">
          <table:table-cell office:value-type="string" calcext:value-type="string">
            <text:p>1) необходимо осуществить две экспозиции под углом на две отдельные пленки;</text:p>
          </table:table-cell>
          <table:table-cell/>
        </table:table-row>
        <table:table-row table:style-name="ro1">
          <table:table-cell office:value-type="string" calcext:value-type="string">
            <text:p>2) возможно осуществить две экспозиции под углом на одну пленку;</text:p>
          </table:table-cell>
          <table:table-cell/>
        </table:table-row>
        <table:table-row table:style-name="ro1">
          <table:table-cell office:value-type="string" calcext:value-type="string">
            <text:p>3) ответы 1, 2 верны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) ответы 1, 2 не верны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9. При радиолграфировании крупногабаритных изделий рекомендуется использовать источники жесткого излучения. При этом чувствительность снимка:</text:p>
          </table:table-cell>
          <table:table-cell/>
        </table:table-row>
        <table:table-row table:style-name="ro1">
          <table:table-cell office:value-type="string" calcext:value-type="string">
            <text:p>1) улучшится;</text:p>
          </table:table-cell>
          <table:table-cell/>
        </table:table-row>
        <table:table-row table:style-name="ro1">
          <table:table-cell office:value-type="string" calcext:value-type="string">
            <text:p>2) ухудшится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) не изменится;</text:p>
          </table:table-cell>
          <table:table-cell/>
        </table:table-row>
        <table:table-row table:style-name="ro1">
          <table:table-cell office:value-type="string" calcext:value-type="string">
            <text:p>4) контрастность снимка повысится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. При радиографировании толстостенных изделий рекомендуется использовать высокочувствительные типы пленок, обладающих большой широтой. При этом чувствительность снимка:</text:p>
          </table:table-cell>
          <table:table-cell/>
        </table:table-row>
        <table:table-row table:style-name="ro1">
          <table:table-cell office:value-type="string" calcext:value-type="string">
            <text:p>1) улучшится;</text:p>
          </table:table-cell>
          <table:table-cell/>
        </table:table-row>
        <table:table-row table:style-name="ro1">
          <table:table-cell office:value-type="string" calcext:value-type="string">
            <text:p>2) ухудшится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) не зависит от типа пленки;</text:p>
          </table:table-cell>
          <table:table-cell/>
        </table:table-row>
        <table:table-row table:style-name="ro1">
          <table:table-cell office:value-type="string" calcext:value-type="string">
            <text:p>4) контрастность снимка повысится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1. При радиографировании толстостенных изделий для сокращения времени экспозиции рекомендуется применять флюоресцирующие экраны. При этом чувствительность снимка:</text:p>
          </table:table-cell>
          <table:table-cell/>
        </table:table-row>
        <table:table-row table:style-name="ro1">
          <table:table-cell office:value-type="string" calcext:value-type="string">
            <text:p>1) ухудшится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) улучшится;</text:p>
          </table:table-cell>
          <table:table-cell/>
        </table:table-row>
        <table:table-row table:style-name="ro1">
          <table:table-cell office:value-type="string" calcext:value-type="string">
            <text:p>3) повысится разрешающая способность;</text:p>
          </table:table-cell>
          <table:table-cell/>
        </table:table-row>
        <table:table-row table:style-name="ro1">
          <table:table-cell office:value-type="string" calcext:value-type="string">
            <text:p>4) увеличится контрастность снимка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2. При контроле крупногабаритных отливок имеет смысл использовать источники:</text:p>
          </table:table-cell>
          <table:table-cell/>
        </table:table-row>
        <table:table-row table:style-name="ro1">
          <table:table-cell office:value-type="string" calcext:value-type="string">
            <text:p>1) мягкого излучения;</text:p>
          </table:table-cell>
          <table:table-cell/>
        </table:table-row>
        <table:table-row table:style-name="ro1">
          <table:table-cell office:value-type="string" calcext:value-type="string">
            <text:p>2) жесткого излучения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) не имеет значения;</text:p>
          </table:table-cell>
          <table:table-cell/>
        </table:table-row>
        <table:table-row table:style-name="ro1">
          <table:table-cell office:value-type="string" calcext:value-type="string">
            <text:p>4) нет правильного ответа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3. При контроле крупногабаритных отливок имеет смысл использовать радиографические пленки:</text:p>
          </table:table-cell>
          <table:table-cell/>
        </table:table-row>
        <table:table-row table:style-name="ro1">
          <table:table-cell office:value-type="string" calcext:value-type="string">
            <text:p>1) высокочувствительные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) низкочувствительные;</text:p>
          </table:table-cell>
          <table:table-cell/>
        </table:table-row>
        <table:table-row table:style-name="ro1">
          <table:table-cell office:value-type="string" calcext:value-type="string">
            <text:p>3) особо мелкозернистые;</text:p>
          </table:table-cell>
          <table:table-cell/>
        </table:table-row>
        <table:table-row table:style-name="ro1">
          <table:table-cell office:value-type="string" calcext:value-type="string">
            <text:p>4) не имеет значения какие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4. При контроле крупногабаритных отливок имеет смысл:</text:p>
          </table:table-cell>
          <table:table-cell/>
        </table:table-row>
        <table:table-row table:style-name="ro1">
          <table:table-cell office:value-type="string" calcext:value-type="string">
            <text:p>1) использовать свинцовые усиливающие экраны;</text:p>
          </table:table-cell>
          <table:table-cell/>
        </table:table-row>
        <table:table-row table:style-name="ro1">
          <table:table-cell office:value-type="string" calcext:value-type="string">
            <text:p>2) компенсаторы;</text:p>
          </table:table-cell>
          <table:table-cell/>
        </table:table-row>
        <table:table-row table:style-name="ro1">
          <table:table-cell office:value-type="string" calcext:value-type="string">
            <text:p>3) флюоресцирующие усиливающие экраны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) свинцовые фильтры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5. Для повышения производительности радиографического контроля небольших деталей необходимо:</text:p>
          </table:table-cell>
          <table:table-cell/>
        </table:table-row>
        <table:table-row table:style-name="ro1">
          <table:table-cell office:value-type="string" calcext:value-type="string">
            <text:p>1) использовать панорамное просвечивание деталей, расположив их вокруг источника на определенном расстоянии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) повысить напряжение на рентгеновской трубке или использовать источник с более высокой энергией;</text:p>
          </table:table-cell>
          <table:table-cell/>
        </table:table-row>
        <table:table-row table:style-name="ro1">
          <table:table-cell office:value-type="string" calcext:value-type="string">
            <text:p>3) увеличить ток рентгеновской трубки или увеличить активность источника;</text:p>
          </table:table-cell>
          <table:table-cell/>
        </table:table-row>
        <table:table-row table:style-name="ro1">
          <table:table-cell office:value-type="string" calcext:value-type="string">
            <text:p>4) использовать свинцовый фильтр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6. Каким источником излучения возможно проконтролировать отливки и поковки толщиной 150 мм?</text:p>
          </table:table-cell>
          <table:table-cell/>
        </table:table-row>
        <table:table-row table:style-name="ro1">
          <table:table-cell office:value-type="string" calcext:value-type="string">
            <text:p>1) рентгеновским излучением;</text:p>
          </table:table-cell>
          <table:table-cell/>
        </table:table-row>
        <table:table-row table:style-name="ro1">
          <table:table-cell office:value-type="string" calcext:value-type="string">
            <text:p>2) Cs-137;</text:p>
          </table:table-cell>
          <table:table-cell/>
        </table:table-row>
        <table:table-row table:style-name="ro1">
          <table:table-cell office:value-type="string" calcext:value-type="string">
            <text:p>3) Co-60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) Ir-192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7. Каким источником излучения возможно проконтролировать отливки и поковки толщиной 500 мм?</text:p>
          </table:table-cell>
          <table:table-cell/>
        </table:table-row>
        <table:table-row table:style-name="ro1">
          <table:table-cell office:value-type="string" calcext:value-type="string">
            <text:p>1) Cs-137;</text:p>
          </table:table-cell>
          <table:table-cell/>
        </table:table-row>
        <table:table-row table:style-name="ro1">
          <table:table-cell office:value-type="string" calcext:value-type="string">
            <text:p>2) рентгеновским излучением;</text:p>
          </table:table-cell>
          <table:table-cell/>
        </table:table-row>
        <table:table-row table:style-name="ro1">
          <table:table-cell office:value-type="string" calcext:value-type="string">
            <text:p>3) излучением β-трона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) Co-60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8. При каком фокусном расстоянии (F) обеспечивается необходимая выявляемость в середине и по краям просвечиваемого участка?</text:p>
          </table:table-cell>
          <table:table-cell/>
        </table:table-row>
        <table:table-row table:style-name="ro1">
          <table:table-cell office:value-type="string" calcext:value-type="string">
            <text:p>1) F – не менее протяженности контролируемого участка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) F – менее протяженности контролируемого участка;</text:p>
          </table:table-cell>
          <table:table-cell/>
        </table:table-row>
        <table:table-row table:style-name="ro1">
          <table:table-cell office:value-type="string" calcext:value-type="string">
            <text:p>3) F – более 0,8 протяженности контролируемого участка;</text:p>
          </table:table-cell>
          <table:table-cell/>
        </table:table-row>
        <table:table-row table:style-name="ro1">
          <table:table-cell office:value-type="string" calcext:value-type="string">
            <text:p>4) F – менее 0,8 протяженности контролируемого участка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9. Подобрано оптимальное время экспозиции стального образца при прочих равных условиях. Как нужно изменить это время, чтобы получить снимок такого же качества из алюминия?</text:p>
          </table:table-cell>
          <table:table-cell/>
        </table:table-row>
        <table:table-row table:style-name="ro1">
          <table:table-cell office:value-type="string" calcext:value-type="string">
            <text:p>1) увеличить в 5 раз;</text:p>
          </table:table-cell>
          <table:table-cell/>
        </table:table-row>
        <table:table-row table:style-name="ro1">
          <table:table-cell office:value-type="string" calcext:value-type="string">
            <text:p>2) уменьшить в 2 раза;</text:p>
          </table:table-cell>
          <table:table-cell/>
        </table:table-row>
        <table:table-row table:style-name="ro1">
          <table:table-cell office:value-type="string" calcext:value-type="string">
            <text:p>3) уменьшить ~ в 3 раза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) увеличить в 1,5 раза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0. Какое направление излучения рекомендуется использовать при контроле плоскопараллельных отливок?</text:p>
          </table:table-cell>
          <table:table-cell/>
        </table:table-row>
        <table:table-row table:style-name="ro1">
          <table:table-cell office:value-type="string" calcext:value-type="string">
            <text:p>1) вдоль поверхности;</text:p>
          </table:table-cell>
          <table:table-cell/>
        </table:table-row>
        <table:table-row table:style-name="ro1">
          <table:table-cell office:value-type="string" calcext:value-type="string">
            <text:p>2) под углом 90° к поверхности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) под углом 15°;</text:p>
          </table:table-cell>
          <table:table-cell/>
        </table:table-row>
        <table:table-row table:style-name="ro1">
          <table:table-cell office:value-type="string" calcext:value-type="string">
            <text:p>4) под углом 45°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1. При радиографировании металлоизделий эталон чувствительности должен устанавливаться:</text:p>
          </table:table-cell>
          <table:table-cell/>
        </table:table-row>
        <table:table-row table:style-name="ro1">
          <table:table-cell office:value-type="string" calcext:value-type="string">
            <text:p>1) на поверхности контролируемого изделия со стороны источника;</text:p>
          </table:table-cell>
          <table:table-cell/>
        </table:table-row>
        <table:table-row table:style-name="ro1">
          <table:table-cell office:value-type="string" calcext:value-type="string">
            <text:p>2) при контроле через 2 стенки с расшифровкой только участка, прилегающего к кассете пленкой, допускается устанавливать эталон чувствительности на кассете с пленкой;</text:p>
          </table:table-cell>
          <table:table-cell/>
        </table:table-row>
        <table:table-row table:style-name="ro1">
          <table:table-cell office:value-type="string" calcext:value-type="string">
            <text:p>3) ответы 1, 2 верны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) ответы 1, 2 не верны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ND</text:p>
          </table:table-cell>
          <table:table-cell/>
        </table:table-row>
        <table:table-row table:style-name="ro1" table:number-rows-repeated="1048388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7-й_сектор" table:style-name="ta1" table:print="false"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1. Допустимая величина подрезов в сварных швах металлоконструкций с толщиной металла до 10 мм</text:p>
          </table:table-cell>
          <table:table-cell/>
        </table:table-row>
        <table:table-row table:style-name="ro1">
          <table:table-cell office:value-type="string" calcext:value-type="string">
            <text:p>а) 0,2;</text:p>
          </table:table-cell>
          <table:table-cell/>
        </table:table-row>
        <table:table-row table:style-name="ro1">
          <table:table-cell office:value-type="string" calcext:value-type="string">
            <text:p>б) 0,5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) 0,75;</text:p>
          </table:table-cell>
          <table:table-cell/>
        </table:table-row>
        <table:table-row table:style-name="ro1">
          <table:table-cell office:value-type="string" calcext:value-type="string">
            <text:p>г) 1,0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. Допустимая величина подрезов в сварных швах металлоконструкций с толщиной более 10 мм</text:p>
          </table:table-cell>
          <table:table-cell/>
        </table:table-row>
        <table:table-row table:style-name="ro1">
          <table:table-cell office:value-type="string" calcext:value-type="string">
            <text:p>а) 0,3;</text:p>
          </table:table-cell>
          <table:table-cell/>
        </table:table-row>
        <table:table-row table:style-name="ro1">
          <table:table-cell office:value-type="string" calcext:value-type="string">
            <text:p>б) 0,5;</text:p>
          </table:table-cell>
          <table:table-cell/>
        </table:table-row>
        <table:table-row table:style-name="ro1">
          <table:table-cell office:value-type="string" calcext:value-type="string">
            <text:p>в) 0,75;</text:p>
          </table:table-cell>
          <table:table-cell/>
        </table:table-row>
        <table:table-row table:style-name="ro1">
          <table:table-cell office:value-type="string" calcext:value-type="string">
            <text:p>г) 1,0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. Наиболее эффективными процессами (процессом) взаимодействия гамма-излучения кобальта-60 с веществом является:</text:p>
          </table:table-cell>
          <table:table-cell/>
        </table:table-row>
        <table:table-row table:style-name="ro1">
          <table:table-cell office:value-type="string" calcext:value-type="string">
            <text:p>а) фотоэлектронное поглощение;</text:p>
          </table:table-cell>
          <table:table-cell/>
        </table:table-row>
        <table:table-row table:style-name="ro1">
          <table:table-cell office:value-type="string" calcext:value-type="string">
            <text:p>б) комптоновское рассеяние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) образование пар.</text:p>
          </table:table-cell>
          <table:table-cell/>
        </table:table-row>
        <table:table-row table:style-name="ro1">
          <table:table-cell office:value-type="string" calcext:value-type="string">
            <text:p>г) ни один из вариантов ответа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4. Максимально допустимая величина непровара в односторонних сварных швах </text:p>
          </table:table-cell>
          <table:table-cell/>
        </table:table-row>
        <table:table-row table:style-name="ro1">
          <table:table-cell office:value-type="string" calcext:value-type="string">
            <text:p>а) 1 мм;</text:p>
          </table:table-cell>
          <table:table-cell/>
        </table:table-row>
        <table:table-row table:style-name="ro1">
          <table:table-cell office:value-type="string" calcext:value-type="string">
            <text:p>б) 2 мм;</text:p>
          </table:table-cell>
          <table:table-cell/>
        </table:table-row>
        <table:table-row table:style-name="ro1">
          <table:table-cell office:value-type="string" calcext:value-type="string">
            <text:p>в) 3 мм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г) 4 мм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5. Допустимая глубина непровара в двухсторонних сварных швах, в % от толщины</text:p>
          </table:table-cell>
          <table:table-cell/>
        </table:table-row>
        <table:table-row table:style-name="ro1">
          <table:table-cell office:value-type="string" calcext:value-type="string">
            <text:p>а) 2,5%;</text:p>
          </table:table-cell>
          <table:table-cell/>
        </table:table-row>
        <table:table-row table:style-name="ro1">
          <table:table-cell office:value-type="string" calcext:value-type="string">
            <text:p>б) 5%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) 10%;</text:p>
          </table:table-cell>
          <table:table-cell/>
        </table:table-row>
        <table:table-row table:style-name="ro1">
          <table:table-cell office:value-type="string" calcext:value-type="string">
            <text:p>г) 15%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6. Максимально допустимая глубина непровара в двухсторонних сварных швах </text:p>
          </table:table-cell>
          <table:table-cell/>
        </table:table-row>
        <table:table-row table:style-name="ro1">
          <table:table-cell office:value-type="string" calcext:value-type="string">
            <text:p>а) 1 мм;</text:p>
          </table:table-cell>
          <table:table-cell/>
        </table:table-row>
        <table:table-row table:style-name="ro1">
          <table:table-cell office:value-type="string" calcext:value-type="string">
            <text:p>б) 2 мм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) 3 мм;</text:p>
          </table:table-cell>
          <table:table-cell/>
        </table:table-row>
        <table:table-row table:style-name="ro1">
          <table:table-cell office:value-type="string" calcext:value-type="string">
            <text:p>г) 4 мм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7. Максимально допустимая длина непровара в сварном шве металлоконструкций</text:p>
          </table:table-cell>
          <table:table-cell/>
        </table:table-row>
        <table:table-row table:style-name="ro1">
          <table:table-cell office:value-type="string" calcext:value-type="string">
            <text:p>а) 20 мм;</text:p>
          </table:table-cell>
          <table:table-cell/>
        </table:table-row>
        <table:table-row table:style-name="ro1">
          <table:table-cell office:value-type="string" calcext:value-type="string">
            <text:p>б) 30 мм;</text:p>
          </table:table-cell>
          <table:table-cell/>
        </table:table-row>
        <table:table-row table:style-name="ro1">
          <table:table-cell office:value-type="string" calcext:value-type="string">
            <text:p>в) 40 мм;</text:p>
          </table:table-cell>
          <table:table-cell/>
        </table:table-row>
        <table:table-row table:style-name="ro1">
          <table:table-cell office:value-type="string" calcext:value-type="string">
            <text:p>г) 50 мм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8. Общая длина участков непровара на 1 метр сварного шва в металлоконструкциях не более</text:p>
          </table:table-cell>
          <table:table-cell/>
        </table:table-row>
        <table:table-row table:style-name="ro1">
          <table:table-cell office:value-type="string" calcext:value-type="string">
            <text:p>а) 100 мм;</text:p>
          </table:table-cell>
          <table:table-cell/>
        </table:table-row>
        <table:table-row table:style-name="ro1">
          <table:table-cell office:value-type="string" calcext:value-type="string">
            <text:p>б) 200 мм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) 300 мм;</text:p>
          </table:table-cell>
          <table:table-cell/>
        </table:table-row>
        <table:table-row table:style-name="ro1">
          <table:table-cell office:value-type="string" calcext:value-type="string">
            <text:p>г) 400 мм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9. Допустимое расстояние между отдельными непроварами в сварном шве</text:p>
          </table:table-cell>
          <table:table-cell/>
        </table:table-row>
        <table:table-row table:style-name="ro1">
          <table:table-cell office:value-type="string" calcext:value-type="string">
            <text:p>а) 20 мм;</text:p>
          </table:table-cell>
          <table:table-cell/>
        </table:table-row>
        <table:table-row table:style-name="ro1">
          <table:table-cell office:value-type="string" calcext:value-type="string">
            <text:p>б) 30 мм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) 40 мм;</text:p>
          </table:table-cell>
          <table:table-cell/>
        </table:table-row>
        <table:table-row table:style-name="ro1">
          <table:table-cell office:value-type="string" calcext:value-type="string">
            <text:p>г) 50 мм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. Допустимая величина отдельных шлаковых включений или пор в сварных соединениях металлоконструкций по диаметру не более, % от толщины</text:p>
          </table:table-cell>
          <table:table-cell/>
        </table:table-row>
        <table:table-row table:style-name="ro1">
          <table:table-cell office:value-type="string" calcext:value-type="string">
            <text:p>а) 5%;</text:p>
          </table:table-cell>
          <table:table-cell/>
        </table:table-row>
        <table:table-row table:style-name="ro1">
          <table:table-cell office:value-type="string" calcext:value-type="string">
            <text:p>б) 10%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) 20%;</text:p>
          </table:table-cell>
          <table:table-cell/>
        </table:table-row>
        <table:table-row table:style-name="ro1">
          <table:table-cell office:value-type="string" calcext:value-type="string">
            <text:p>г) 25%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1. Максимально допустимая величина цепочки пор или шлаковых включений на 1 метр сварного шва металлоконструкций</text:p>
          </table:table-cell>
          <table:table-cell/>
        </table:table-row>
        <table:table-row table:style-name="ro1">
          <table:table-cell office:value-type="string" calcext:value-type="string">
            <text:p>а) 50 мм;</text:p>
          </table:table-cell>
          <table:table-cell/>
        </table:table-row>
        <table:table-row table:style-name="ro1">
          <table:table-cell office:value-type="string" calcext:value-type="string">
            <text:p>б) 100 мм;</text:p>
          </table:table-cell>
          <table:table-cell/>
        </table:table-row>
        <table:table-row table:style-name="ro1">
          <table:table-cell office:value-type="string" calcext:value-type="string">
            <text:p>в) 150 мм;</text:p>
          </table:table-cell>
          <table:table-cell/>
        </table:table-row>
        <table:table-row table:style-name="ro1">
          <table:table-cell office:value-type="string" calcext:value-type="string">
            <text:p>г) 200 мм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2. Максимально допустимое количество пор и шлаковых включений в скоплениях на 1 см2 площади шва</text:p>
          </table:table-cell>
          <table:table-cell/>
        </table:table-row>
        <table:table-row table:style-name="ro1">
          <table:table-cell office:value-type="string" calcext:value-type="string">
            <text:p>а) 3 шт;</text:p>
          </table:table-cell>
          <table:table-cell/>
        </table:table-row>
        <table:table-row table:style-name="ro1">
          <table:table-cell office:value-type="string" calcext:value-type="string">
            <text:p>б) 5 шт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) 7 шт;</text:p>
          </table:table-cell>
          <table:table-cell/>
        </table:table-row>
        <table:table-row table:style-name="ro1">
          <table:table-cell office:value-type="string" calcext:value-type="string">
            <text:p>г) 10 шт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3. В металлоконструкциях из стали класса С 60/45 допустимая длина непровара в сварных соединениях</text:p>
          </table:table-cell>
          <table:table-cell/>
        </table:table-row>
        <table:table-row table:style-name="ro1">
          <table:table-cell office:value-type="string" calcext:value-type="string">
            <text:p>а) не допускаются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б) 10 мм;</text:p>
          </table:table-cell>
          <table:table-cell/>
        </table:table-row>
        <table:table-row table:style-name="ro1">
          <table:table-cell office:value-type="string" calcext:value-type="string">
            <text:p>в) 20 мм;</text:p>
          </table:table-cell>
          <table:table-cell/>
        </table:table-row>
        <table:table-row table:style-name="ro1">
          <table:table-cell office:value-type="string" calcext:value-type="string">
            <text:p>г) 30 мм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4. Максимально допустимая величина отдельной поры или шлакового включения в конструкциях, работающих при статической нагрузке в растянутой зоне</text:p>
          </table:table-cell>
          <table:table-cell/>
        </table:table-row>
        <table:table-row table:style-name="ro1">
          <table:table-cell office:value-type="string" calcext:value-type="string">
            <text:p>а) 0,5 мм;</text:p>
          </table:table-cell>
          <table:table-cell/>
        </table:table-row>
        <table:table-row table:style-name="ro1">
          <table:table-cell office:value-type="string" calcext:value-type="string">
            <text:p>б) 1,0 мм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) 1,5 мм;</text:p>
          </table:table-cell>
          <table:table-cell/>
        </table:table-row>
        <table:table-row table:style-name="ro1">
          <table:table-cell office:value-type="string" calcext:value-type="string">
            <text:p>г) 2,0 мм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5. Максимально допустимое количество отдельных пор и шлаковых включений в конструкциях, работающих при статической нагрузке в растянутой зоне на длине 400 мм</text:p>
          </table:table-cell>
          <table:table-cell/>
        </table:table-row>
        <table:table-row table:style-name="ro1">
          <table:table-cell office:value-type="string" calcext:value-type="string">
            <text:p>а) 2 шт;</text:p>
          </table:table-cell>
          <table:table-cell/>
        </table:table-row>
        <table:table-row table:style-name="ro1">
          <table:table-cell office:value-type="string" calcext:value-type="string">
            <text:p>б) 4 шт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) 6 шт;</text:p>
          </table:table-cell>
          <table:table-cell/>
        </table:table-row>
        <table:table-row table:style-name="ro1">
          <table:table-cell office:value-type="string" calcext:value-type="string">
            <text:p>г) 8 шт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6. В статически нагруженных сжатых элементах конструкций максимальный размер дефектов может быть</text:p>
          </table:table-cell>
          <table:table-cell/>
        </table:table-row>
        <table:table-row table:style-name="ro1">
          <table:table-cell office:value-type="string" calcext:value-type="string">
            <text:p>а) 0,5;</text:p>
          </table:table-cell>
          <table:table-cell/>
        </table:table-row>
        <table:table-row table:style-name="ro1">
          <table:table-cell office:value-type="string" calcext:value-type="string">
            <text:p>б) 1,0;</text:p>
          </table:table-cell>
          <table:table-cell/>
        </table:table-row>
        <table:table-row table:style-name="ro1">
          <table:table-cell office:value-type="string" calcext:value-type="string">
            <text:p>в) 1,5;</text:p>
          </table:table-cell>
          <table:table-cell/>
        </table:table-row>
        <table:table-row table:style-name="ro1">
          <table:table-cell office:value-type="string" calcext:value-type="string">
            <text:p>г) 2,0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7. В статически нагруженных сжатых элементах конструкций число допустимых пор и шлаков на 400 мм шва может быть</text:p>
          </table:table-cell>
          <table:table-cell/>
        </table:table-row>
        <table:table-row table:style-name="ro1">
          <table:table-cell office:value-type="string" calcext:value-type="string">
            <text:p>а) 1 шт;</text:p>
          </table:table-cell>
          <table:table-cell/>
        </table:table-row>
        <table:table-row table:style-name="ro1">
          <table:table-cell office:value-type="string" calcext:value-type="string">
            <text:p>б) 2 шт;</text:p>
          </table:table-cell>
          <table:table-cell/>
        </table:table-row>
        <table:table-row table:style-name="ro1">
          <table:table-cell office:value-type="string" calcext:value-type="string">
            <text:p>в) 3 шт;</text:p>
          </table:table-cell>
          <table:table-cell/>
        </table:table-row>
        <table:table-row table:style-name="ro1">
          <table:table-cell office:value-type="string" calcext:value-type="string">
            <text:p>г) 4 шт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8. Норма контроля сварных швов металлических конструкций радиационным методом от длины</text:p>
          </table:table-cell>
          <table:table-cell/>
        </table:table-row>
        <table:table-row table:style-name="ro1">
          <table:table-cell office:value-type="string" calcext:value-type="string">
            <text:p>а) 1%;</text:p>
          </table:table-cell>
          <table:table-cell/>
        </table:table-row>
        <table:table-row table:style-name="ro1">
          <table:table-cell office:value-type="string" calcext:value-type="string">
            <text:p>б) 2%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) 5%;</text:p>
          </table:table-cell>
          <table:table-cell/>
        </table:table-row>
        <table:table-row table:style-name="ro1">
          <table:table-cell office:value-type="string" calcext:value-type="string">
            <text:p>г) 10%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9. Сварные швы транспортных галерей контролируются радиационным методом от общей длины сварных швов</text:p>
          </table:table-cell>
          <table:table-cell/>
        </table:table-row>
        <table:table-row table:style-name="ro1">
          <table:table-cell office:value-type="string" calcext:value-type="string">
            <text:p>а) 1%;</text:p>
          </table:table-cell>
          <table:table-cell/>
        </table:table-row>
        <table:table-row table:style-name="ro1">
          <table:table-cell office:value-type="string" calcext:value-type="string">
            <text:p>б) 2%;</text:p>
          </table:table-cell>
          <table:table-cell/>
        </table:table-row>
        <table:table-row table:style-name="ro1">
          <table:table-cell office:value-type="string" calcext:value-type="string">
            <text:p>в) не контролируются;</text:p>
          </table:table-cell>
          <table:table-cell/>
        </table:table-row>
        <table:table-row table:style-name="ro1">
          <table:table-cell office:value-type="string" calcext:value-type="string">
            <text:p>г) только участки с признаками дефектов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. Стыковые сварные соединения кожухов доменных печей, воздухоочистителей скрубберов электрофильтров подвергаются радиационному контролю в объеме, в % от общей длины швов</text:p>
          </table:table-cell>
          <table:table-cell/>
        </table:table-row>
        <table:table-row table:style-name="ro1">
          <table:table-cell office:value-type="string" calcext:value-type="string">
            <text:p>а) 2%;</text:p>
          </table:table-cell>
          <table:table-cell/>
        </table:table-row>
        <table:table-row table:style-name="ro1">
          <table:table-cell office:value-type="string" calcext:value-type="string">
            <text:p>б) 3%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) 4%;</text:p>
          </table:table-cell>
          <table:table-cell/>
        </table:table-row>
        <table:table-row table:style-name="ro1">
          <table:table-cell office:value-type="string" calcext:value-type="string">
            <text:p>г) 10%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1. Стыковые сварные соединения выносных камер горения воздухонагревателей, воздухопроводов горячего дутья, включая кольцевой участок, просвечиваются в объеме, в % от длины всех швов</text:p>
          </table:table-cell>
          <table:table-cell/>
        </table:table-row>
        <table:table-row table:style-name="ro1">
          <table:table-cell office:value-type="string" calcext:value-type="string">
            <text:p>а) 2%;</text:p>
          </table:table-cell>
          <table:table-cell/>
        </table:table-row>
        <table:table-row table:style-name="ro1">
          <table:table-cell office:value-type="string" calcext:value-type="string">
            <text:p>б) 5%;</text:p>
          </table:table-cell>
          <table:table-cell/>
        </table:table-row>
        <table:table-row table:style-name="ro1">
          <table:table-cell office:value-type="string" calcext:value-type="string">
            <text:p>в) 10%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г) 15%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2. Стыковые сварные соединения листовых трубчатых мачт при диаметре 1500 мм и более контролируют проникающим излучением, в % от длины сварных швов</text:p>
          </table:table-cell>
          <table:table-cell/>
        </table:table-row>
        <table:table-row table:style-name="ro1">
          <table:table-cell office:value-type="string" calcext:value-type="string">
            <text:p>а) 1%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б) 2%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) 5%;</text:p>
          </table:table-cell>
          <table:table-cell/>
        </table:table-row>
        <table:table-row table:style-name="ro1">
          <table:table-cell office:value-type="string" calcext:value-type="string">
            <text:p>г) 10%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3. В рентгеновской трубке нить накала и фокусирующая система являются двумя основными частями:</text:p>
          </table:table-cell>
          <table:table-cell/>
        </table:table-row>
        <table:table-row table:style-name="ro1">
          <table:table-cell office:value-type="string" calcext:value-type="string">
            <text:p>а) анода;</text:p>
          </table:table-cell>
          <table:table-cell/>
        </table:table-row>
        <table:table-row table:style-name="ro1">
          <table:table-cell office:value-type="string" calcext:value-type="string">
            <text:p>б) катода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) выпрямителя;</text:p>
          </table:table-cell>
          <table:table-cell/>
        </table:table-row>
        <table:table-row table:style-name="ro1">
          <table:table-cell office:value-type="string" calcext:value-type="string">
            <text:p>г) рентгеновского трансформатора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4. Допустимые размеры наружных одиночных дефектов, пор и шлаков в сварных соединениях несущих и ограждающих конструкций глубиной 10% от толщины, но не более</text:p>
          </table:table-cell>
          <table:table-cell/>
        </table:table-row>
        <table:table-row table:style-name="ro1">
          <table:table-cell office:value-type="string" calcext:value-type="string">
            <text:p>а) 1 мм;</text:p>
          </table:table-cell>
          <table:table-cell/>
        </table:table-row>
        <table:table-row table:style-name="ro1">
          <table:table-cell office:value-type="string" calcext:value-type="string">
            <text:p>б) 2 мм;</text:p>
          </table:table-cell>
          <table:table-cell/>
        </table:table-row>
        <table:table-row table:style-name="ro1">
          <table:table-cell office:value-type="string" calcext:value-type="string">
            <text:p>в) 3 мм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г) 4 мм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5. Удельная активность радионуклида обычно измеряется в:</text:p>
          </table:table-cell>
          <table:table-cell/>
        </table:table-row>
        <table:table-row table:style-name="ro1">
          <table:table-cell office:value-type="string" calcext:value-type="string">
            <text:p>а) МэВ;</text:p>
          </table:table-cell>
          <table:table-cell/>
        </table:table-row>
        <table:table-row table:style-name="ro1">
          <table:table-cell office:value-type="string" calcext:value-type="string">
            <text:p>б) Кюри на грамм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) Рентген в час;</text:p>
          </table:table-cell>
          <table:table-cell/>
        </table:table-row>
        <table:table-row table:style-name="ro1">
          <table:table-cell office:value-type="string" calcext:value-type="string">
            <text:p>г) распад/секунда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6. Допустимое расстояние между непроварами, цепочками и скоплениями пор, соседними по длине шва, в сварных соединениях несущих и ограждающих конструкциях не более</text:p>
          </table:table-cell>
          <table:table-cell/>
        </table:table-row>
        <table:table-row table:style-name="ro1">
          <table:table-cell office:value-type="string" calcext:value-type="string">
            <text:p>а) 100 мм;</text:p>
          </table:table-cell>
          <table:table-cell/>
        </table:table-row>
        <table:table-row table:style-name="ro1">
          <table:table-cell office:value-type="string" calcext:value-type="string">
            <text:p>б) 150 мм;</text:p>
          </table:table-cell>
          <table:table-cell/>
        </table:table-row>
        <table:table-row table:style-name="ro1">
          <table:table-cell office:value-type="string" calcext:value-type="string">
            <text:p>в) 200 мм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г) 250 мм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7. Допустимая длина единичного дефекта в сварных соединениях несущих и ограждающих конструкций при наименьшей толщине элемента конструкции в сварном соединении 11 мм</text:p>
          </table:table-cell>
          <table:table-cell/>
        </table:table-row>
        <table:table-row table:style-name="ro1">
          <table:table-cell office:value-type="string" calcext:value-type="string">
            <text:p>а) 1,2 мм;</text:p>
          </table:table-cell>
          <table:table-cell/>
        </table:table-row>
        <table:table-row table:style-name="ro1">
          <table:table-cell office:value-type="string" calcext:value-type="string">
            <text:p>б) 1.6 мм;</text:p>
          </table:table-cell>
          <table:table-cell/>
        </table:table-row>
        <table:table-row table:style-name="ro1">
          <table:table-cell office:value-type="string" calcext:value-type="string">
            <text:p>в) 2,0 мм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г) 2,4 мм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8. Допустимая суммарная площадь дефектов в продольном сечении шва несущих и ограждающих конструкций при толщине 11 мм на оценочном участке</text:p>
          </table:table-cell>
          <table:table-cell/>
        </table:table-row>
        <table:table-row table:style-name="ro1">
          <table:table-cell office:value-type="string" calcext:value-type="string">
            <text:p>а) 6 мм2;</text:p>
          </table:table-cell>
          <table:table-cell/>
        </table:table-row>
        <table:table-row table:style-name="ro1">
          <table:table-cell office:value-type="string" calcext:value-type="string">
            <text:p>б) 8 мм2;</text:p>
          </table:table-cell>
          <table:table-cell/>
        </table:table-row>
        <table:table-row table:style-name="ro1">
          <table:table-cell office:value-type="string" calcext:value-type="string">
            <text:p>в) 10 мм2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г) 12 мм2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9. Допустимая длина дефектов в сварных швах несущих и ограждающих конструкций при толщине конструкций 11 мм</text:p>
          </table:table-cell>
          <table:table-cell/>
        </table:table-row>
        <table:table-row table:style-name="ro1">
          <table:table-cell office:value-type="string" calcext:value-type="string">
            <text:p>а) 3 мм;</text:p>
          </table:table-cell>
          <table:table-cell/>
        </table:table-row>
        <table:table-row table:style-name="ro1">
          <table:table-cell office:value-type="string" calcext:value-type="string">
            <text:p>б) 4 мм;</text:p>
          </table:table-cell>
          <table:table-cell/>
        </table:table-row>
        <table:table-row table:style-name="ro1">
          <table:table-cell office:value-type="string" calcext:value-type="string">
            <text:p>в) 5 мм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г) 6 мм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0. Норма контроля цилиндрических резервуаров пересечения вертикальных и горизонтальных швов сварных соединений I и ІІ поясов</text:p>
          </table:table-cell>
          <table:table-cell/>
        </table:table-row>
        <table:table-row table:style-name="ro1">
          <table:table-cell office:value-type="string" calcext:value-type="string">
            <text:p>а) 25%;</text:p>
          </table:table-cell>
          <table:table-cell/>
        </table:table-row>
        <table:table-row table:style-name="ro1">
          <table:table-cell office:value-type="string" calcext:value-type="string">
            <text:p>б) 50%;</text:p>
          </table:table-cell>
          <table:table-cell/>
        </table:table-row>
        <table:table-row table:style-name="ro1">
          <table:table-cell office:value-type="string" calcext:value-type="string">
            <text:p>в) 75%;</text:p>
          </table:table-cell>
          <table:table-cell/>
        </table:table-row>
        <table:table-row table:style-name="ro1">
          <table:table-cell office:value-type="string" calcext:value-type="string">
            <text:p>г) 100%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1. Норма контроля цилиндрических резервуаров пересечения вертикальных и горизонтальных швов сварных соединений ІI, ІІІ и ІV поясов</text:p>
          </table:table-cell>
          <table:table-cell/>
        </table:table-row>
        <table:table-row table:style-name="ro1">
          <table:table-cell office:value-type="string" calcext:value-type="string">
            <text:p>а) 25%;</text:p>
          </table:table-cell>
          <table:table-cell/>
        </table:table-row>
        <table:table-row table:style-name="ro1">
          <table:table-cell office:value-type="string" calcext:value-type="string">
            <text:p>б) 50%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) 75%;</text:p>
          </table:table-cell>
          <table:table-cell/>
        </table:table-row>
        <table:table-row table:style-name="ro1">
          <table:table-cell office:value-type="string" calcext:value-type="string">
            <text:p>г) 100%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2. Нормы контроля мокрых газгольдеров согласно СНиП ІІІ-18-75</text:p>
          </table:table-cell>
          <table:table-cell/>
        </table:table-row>
        <table:table-row table:style-name="ro1">
          <table:table-cell office:value-type="string" calcext:value-type="string">
            <text:p>а) все сварные швы;</text:p>
          </table:table-cell>
          <table:table-cell/>
        </table:table-row>
        <table:table-row table:style-name="ro1">
          <table:table-cell office:value-type="string" calcext:value-type="string">
            <text:p>б) сварные швы соединений пересечений І и ІІ поясов;</text:p>
          </table:table-cell>
          <table:table-cell/>
        </table:table-row>
        <table:table-row table:style-name="ro1">
          <table:table-cell office:value-type="string" calcext:value-type="string">
            <text:p>в) сварные швы соединений І, ІІ, ІІІ и IV поясов;</text:p>
          </table:table-cell>
          <table:table-cell/>
        </table:table-row>
        <table:table-row table:style-name="ro1">
          <table:table-cell office:value-type="string" calcext:value-type="string">
            <text:p>г) все пересечения вертикальных и горизонтальных швов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3. Основной тип эксплуатационных дефектов металлоконструкций</text:p>
          </table:table-cell>
          <table:table-cell/>
        </table:table-row>
        <table:table-row table:style-name="ro1">
          <table:table-cell office:value-type="string" calcext:value-type="string">
            <text:p>а) трещины однократного нагружения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б) трещины замедленного разрушения;</text:p>
          </table:table-cell>
          <table:table-cell/>
        </table:table-row>
        <table:table-row table:style-name="ro1">
          <table:table-cell office:value-type="string" calcext:value-type="string">
            <text:p>в) водородная хрупкость;</text:p>
          </table:table-cell>
          <table:table-cell/>
        </table:table-row>
        <table:table-row table:style-name="ro1">
          <table:table-cell office:value-type="string" calcext:value-type="string">
            <text:p>г) коррозионное поражение конструкций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ND</text:p>
          </table:table-cell>
          <table:table-cell/>
        </table:table-row>
        <table:table-row table:style-name="ro1" table:number-rows-repeated="1048376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8-й_сектор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1. Где устанавливаются воздушные резервуары изготовленные в соответствии с ТУ ТП.539.011-95?</text:p>
          </table:table-cell>
          <table:table-cell/>
        </table:table-row>
        <table:table-row table:style-name="ro1">
          <table:table-cell office:value-type="string" calcext:value-type="string">
            <text:p>1 - на магистральные и промышленные электровозы;</text:p>
          </table:table-cell>
          <table:table-cell/>
        </table:table-row>
        <table:table-row table:style-name="ro1">
          <table:table-cell office:value-type="string" calcext:value-type="string">
            <text:p>2 - на автомотрисы;</text:p>
          </table:table-cell>
          <table:table-cell/>
        </table:table-row>
        <table:table-row table:style-name="ro1">
          <table:table-cell office:value-type="string" calcext:value-type="string">
            <text:p>3 - могут поставляться самостоятельно для установления на других объектах;</text:p>
          </table:table-cell>
          <table:table-cell/>
        </table:table-row>
        <table:table-row table:style-name="ro1">
          <table:table-cell office:value-type="string" calcext:value-type="string">
            <text:p>4 -верно 1, 2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. Какие материалы должны применятся при изготовлении воздушных резервуаров в оответствии с ТУ ОПТ.539.0110-95?</text:p>
          </table:table-cell>
          <table:table-cell/>
        </table:table-row>
        <table:table-row table:style-name="ro1">
          <table:table-cell office:value-type="string" calcext:value-type="string">
            <text:p>1 - Ст.ЗСП по ГОСТ 380-88;</text:p>
          </table:table-cell>
          <table:table-cell/>
        </table:table-row>
        <table:table-row table:style-name="ro1">
          <table:table-cell office:value-type="string" calcext:value-type="string">
            <text:p>2 - допускается использование сталей Ст.20 по ГОСТ 1050-88;</text:p>
          </table:table-cell>
          <table:table-cell/>
        </table:table-row>
        <table:table-row table:style-name="ro1">
          <table:table-cell office:value-type="string" calcext:value-type="string">
            <text:p>3 - допускается использование сталей 09Г2С и 10Г2С1 по ГОСТ 5520-79;</text:p>
          </table:table-cell>
          <table:table-cell/>
        </table:table-row>
        <table:table-row table:style-name="ro1">
          <table:table-cell office:value-type="string" calcext:value-type="string">
            <text:p>4 -верно 1,2иЗ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. Каким образом должны быть изготовлены в соответствии с ТУ ОПТ.539.011-95 днища воздушных резервуаров?</text:p>
          </table:table-cell>
          <table:table-cell/>
        </table:table-row>
        <table:table-row table:style-name="ro1">
          <table:table-cell office:value-type="string" calcext:value-type="string">
            <text:p>1 - горячей штамповкой;</text:p>
          </table:table-cell>
          <table:table-cell/>
        </table:table-row>
        <table:table-row table:style-name="ro1">
          <table:table-cell office:value-type="string" calcext:value-type="string">
            <text:p>2 - холодной штамповкой;</text:p>
          </table:table-cell>
          <table:table-cell/>
        </table:table-row>
        <table:table-row table:style-name="ro1">
          <table:table-cell office:value-type="string" calcext:value-type="string">
            <text:p>3 - проведением термообработки при холодной штамповке;</text:p>
          </table:table-cell>
          <table:table-cell/>
        </table:table-row>
        <table:table-row table:style-name="ro1">
          <table:table-cell office:value-type="string" calcext:value-type="string">
            <text:p>4 - верно 1,2иЗ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4. Кем в соответствии с ТУ ОПТ.539.011-95 осуществляется контроль за качеством выпускаемых резервуаров?</text:p>
          </table:table-cell>
          <table:table-cell/>
        </table:table-row>
        <table:table-row table:style-name="ro1">
          <table:table-cell office:value-type="string" calcext:value-type="string">
            <text:p>1 - ОТК завода-изготовителя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 - ЦЗЛ завода-изготовителя;</text:p>
          </table:table-cell>
          <table:table-cell/>
        </table:table-row>
        <table:table-row table:style-name="ro1">
          <table:table-cell office:value-type="string" calcext:value-type="string">
            <text:p>3 - отделом главного сварщика;</text:p>
          </table:table-cell>
          <table:table-cell/>
        </table:table-row>
        <table:table-row table:style-name="ro1">
          <table:table-cell office:value-type="string" calcext:value-type="string">
            <text:p>4 - представителями сборочного цеха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5. Какими методами в соответствии с ТУ ОПТ.539.011-95 должен производиться контроль качества сварных соединений воздушных резервуаров?</text:p>
          </table:table-cell>
          <table:table-cell/>
        </table:table-row>
        <table:table-row table:style-name="ro1">
          <table:table-cell office:value-type="string" calcext:value-type="string">
            <text:p>1 - внешним осмотром;</text:p>
          </table:table-cell>
          <table:table-cell/>
        </table:table-row>
        <table:table-row table:style-name="ro1">
          <table:table-cell office:value-type="string" calcext:value-type="string">
            <text:p>2 - механическим испытанием;</text:p>
          </table:table-cell>
          <table:table-cell/>
        </table:table-row>
        <table:table-row table:style-name="ro1">
          <table:table-cell office:value-type="string" calcext:value-type="string">
            <text:p>3 - методом просвечивания в соответствии с ГОСТ 7512-82, ультразвуковой дефектоскопией в соответствии с ГОСТ 14782-86 или другими видами дефектоскопии;</text:p>
          </table:table-cell>
          <table:table-cell/>
        </table:table-row>
        <table:table-row table:style-name="ro1">
          <table:table-cell office:value-type="string" calcext:value-type="string">
            <text:p>4 - верно 1,2 и 3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6. В каких случаях в соответствии с ТУ ОПТ.539.011-95 швы сварных соединений воздушных резервуаров признаются неудовлетворительными?</text:p>
          </table:table-cell>
          <table:table-cell/>
        </table:table-row>
        <table:table-row table:style-name="ro1">
          <table:table-cell office:value-type="string" calcext:value-type="string">
            <text:p>1 - при наличии трещин всех видов и направлений расположенных в наплавленном металле или зоне термического влияния;</text:p>
          </table:table-cell>
          <table:table-cell/>
        </table:table-row>
        <table:table-row table:style-name="ro1">
          <table:table-cell office:value-type="string" calcext:value-type="string">
            <text:p>2 - при наличии непроваров по сечению кольцевых швов днища и обечайки и продольных швов обечаек;</text:p>
          </table:table-cell>
          <table:table-cell/>
        </table:table-row>
        <table:table-row table:style-name="ro1">
          <table:table-cell office:value-type="string" calcext:value-type="string">
            <text:p>3 - при наличии единичных шлаковых или газовых включений глубиной свыше 10% от толщины стенки и длиной более 20% от толщины;</text:p>
          </table:table-cell>
          <table:table-cell/>
        </table:table-row>
        <table:table-row table:style-name="ro1">
          <table:table-cell office:value-type="string" calcext:value-type="string">
            <text:p>4 - верно 1, 2 и З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7. В каких случаях в соответствии с ТУ ОПТ.539.011-95 швы сварных соединений воздушных резервуаров признаются неудовлетворительными?</text:p>
          </table:table-cell>
          <table:table-cell/>
        </table:table-row>
        <table:table-row table:style-name="ro1">
          <table:table-cell office:value-type="string" calcext:value-type="string">
            <text:p>1 - при наличии цепочки пор и шлаковых включений имеющих суммарную длину дефектов более 200 мм на длине 1 м;</text:p>
          </table:table-cell>
          <table:table-cell/>
        </table:table-row>
        <table:table-row table:style-name="ro1">
          <table:table-cell office:value-type="string" calcext:value-type="string">
            <text:p>2 - при наличии газовых пор в виде сплошной сетки;</text:p>
          </table:table-cell>
          <table:table-cell/>
        </table:table-row>
        <table:table-row table:style-name="ro1">
          <table:table-cell office:value-type="string" calcext:value-type="string">
            <text:p>3 - при наличии скопления газовых пор в отдельных участках шва свыше 5 шт. на 1 см2;</text:p>
          </table:table-cell>
          <table:table-cell/>
        </table:table-row>
        <table:table-row table:style-name="ro1">
          <table:table-cell office:value-type="string" calcext:value-type="string">
            <text:p>4 - верно 1,2 и 3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8. Какое количество контрольных пластин должно свариваться в соответствии с ТУ ОПТ.539.011-95 при автоматической сварке каждого резервуара?</text:p>
          </table:table-cell>
          <table:table-cell/>
        </table:table-row>
        <table:table-row table:style-name="ro1">
          <table:table-cell office:value-type="string" calcext:value-type="string">
            <text:p>1 - 1 пластина;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 - 2 пластины; </text:p>
          </table:table-cell>
          <table:table-cell/>
        </table:table-row>
        <table:table-row table:style-name="ro1">
          <table:table-cell office:value-type="string" calcext:value-type="string">
            <text:p>3 - 3 пластины;</text:p>
          </table:table-cell>
          <table:table-cell/>
        </table:table-row>
        <table:table-row table:style-name="ro1">
          <table:table-cell office:value-type="string" calcext:value-type="string">
            <text:p>4 - нет необходимости в контрольных образцах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9. Какой процент сварных соединений кольцевых швов резервуаров в соответствии с ТУ ОПТ.539.011-95 должен подвергаться радиографированию?</text:p>
          </table:table-cell>
          <table:table-cell/>
        </table:table-row>
        <table:table-row table:style-name="ro1">
          <table:table-cell office:value-type="string" calcext:value-type="string">
            <text:p>1 - 10 %; </text:p>
          </table:table-cell>
          <table:table-cell/>
        </table:table-row>
        <table:table-row table:style-name="ro1">
          <table:table-cell office:value-type="string" calcext:value-type="string">
            <text:p>2 - 20%; </text:p>
          </table:table-cell>
          <table:table-cell/>
        </table:table-row>
        <table:table-row table:style-name="ro1">
          <table:table-cell office:value-type="string" calcext:value-type="string">
            <text:p>3 - 50 %;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 - 100 %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. Какой процент сварных соединений продольных швов резервуаров в соответствии с ТУ ОПТ.539.011-95 должен подвергаться радиографированию?</text:p>
          </table:table-cell>
          <table:table-cell/>
        </table:table-row>
        <table:table-row table:style-name="ro1">
          <table:table-cell office:value-type="string" calcext:value-type="string">
            <text:p>1 - 10%; </text:p>
          </table:table-cell>
          <table:table-cell/>
        </table:table-row>
        <table:table-row table:style-name="ro1">
          <table:table-cell office:value-type="string" calcext:value-type="string">
            <text:p>2 - 20 %; </text:p>
          </table:table-cell>
          <table:table-cell/>
        </table:table-row>
        <table:table-row table:style-name="ro1">
          <table:table-cell office:value-type="string" calcext:value-type="string">
            <text:p>3 - 50 %;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 - 100 %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1. Какие места сварных соединений резервуаров в соответствии с ТУ ОПТ.539.011-95 должны подвергаться обязательному радиографированию?</text:p>
          </table:table-cell>
          <table:table-cell/>
        </table:table-row>
        <table:table-row table:style-name="ro1">
          <table:table-cell office:value-type="string" calcext:value-type="string">
            <text:p>1 - места пересечения кольцевого и продольного швов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 - весь профильный шов;</text:p>
          </table:table-cell>
          <table:table-cell/>
        </table:table-row>
        <table:table-row table:style-name="ro1">
          <table:table-cell office:value-type="string" calcext:value-type="string">
            <text:p>3 - 70 % кольцевых швов;</text:p>
          </table:table-cell>
          <table:table-cell/>
        </table:table-row>
        <table:table-row table:style-name="ro1">
          <table:table-cell office:value-type="string" calcext:value-type="string">
            <text:p>4 - сварные швы приварных подкладных колец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2. В какие документы в соответствии с ТУ ОПТ.539.011-95 заносятся результаты радиографирования?</text:p>
          </table:table-cell>
          <table:table-cell/>
        </table:table-row>
        <table:table-row table:style-name="ro1">
          <table:table-cell office:value-type="string" calcext:value-type="string">
            <text:p>1 - в журнал регистрации доз облучения;</text:p>
          </table:table-cell>
          <table:table-cell/>
        </table:table-row>
        <table:table-row table:style-name="ro1">
          <table:table-cell office:value-type="string" calcext:value-type="string">
            <text:p>2 - в журнал регистрации инструктажа по ТБ;</text:p>
          </table:table-cell>
          <table:table-cell/>
        </table:table-row>
        <table:table-row table:style-name="ro1">
          <table:table-cell office:value-type="string" calcext:value-type="string">
            <text:p>3 - в журнал регистрации результатов радиографирования, находящийся в ЦЗЛ завода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 - в журнал учета количества проконтролированных резервуаров находящийся в ОТК завода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3. Какой процент сварных соединений должен подлежать обязательному радиографированию в соответствии с ТУ ОПТ.539.011-95 при обнаружении недопустимых дефектов после их исправления?</text:p>
          </table:table-cell>
          <table:table-cell/>
        </table:table-row>
        <table:table-row table:style-name="ro1">
          <table:table-cell office:value-type="string" calcext:value-type="string">
            <text:p>1 - дополнительно 20 %;</text:p>
          </table:table-cell>
          <table:table-cell/>
        </table:table-row>
        <table:table-row table:style-name="ro1">
          <table:table-cell office:value-type="string" calcext:value-type="string">
            <text:p>2 - все 100 %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 - дополнительно 30 %;</text:p>
          </table:table-cell>
          <table:table-cell/>
        </table:table-row>
        <table:table-row table:style-name="ro1">
          <table:table-cell office:value-type="string" calcext:value-type="string">
            <text:p>4 -10 %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4. Сколько раз допускается исправление участков в одном и том же месте в соответствии с ТУ ОПТ.539.011-95?</text:p>
          </table:table-cell>
          <table:table-cell/>
        </table:table-row>
        <table:table-row table:style-name="ro1">
          <table:table-cell office:value-type="string" calcext:value-type="string">
            <text:p>1 - 1 раз;</text:p>
          </table:table-cell>
          <table:table-cell/>
        </table:table-row>
        <table:table-row table:style-name="ro1">
          <table:table-cell office:value-type="string" calcext:value-type="string">
            <text:p>2 - не более 2-х раз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 - 3 раза;</text:p>
          </table:table-cell>
          <table:table-cell/>
        </table:table-row>
        <table:table-row table:style-name="ro1">
          <table:table-cell office:value-type="string" calcext:value-type="string">
            <text:p>4 - нет правильного ответа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5. На резервуары с каким произведением объема на давление распространяется ТУ ОПТ.539.011-95?</text:p>
          </table:table-cell>
          <table:table-cell/>
        </table:table-row>
        <table:table-row table:style-name="ro1">
          <table:table-cell office:value-type="string" calcext:value-type="string">
            <text:p>1 - 100; </text:p>
          </table:table-cell>
          <table:table-cell/>
        </table:table-row>
        <table:table-row table:style-name="ro1">
          <table:table-cell office:value-type="string" calcext:value-type="string">
            <text:p>2 - 50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 - 25; </text:p>
          </table:table-cell>
          <table:table-cell/>
        </table:table-row>
        <table:table-row table:style-name="ro1">
          <table:table-cell office:value-type="string" calcext:value-type="string">
            <text:p>4 - 40,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6. Каким образом должны быть замаркированы участки сварных соединений резервуаров, подвергнутых радиографическому контролю?</text:p>
          </table:table-cell>
          <table:table-cell/>
        </table:table-row>
        <table:table-row table:style-name="ro1">
          <table:table-cell office:value-type="string" calcext:value-type="string">
            <text:p>1 - чтобы было удобно внести в отчетную документацию;</text:p>
          </table:table-cell>
          <table:table-cell/>
        </table:table-row>
        <table:table-row table:style-name="ro1">
          <table:table-cell office:value-type="string" calcext:value-type="string">
            <text:p>2 - чтобы было удобно обнаружить на картах контроля и радиограммах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 - чтобы было удобно вести учет количества снимков;</text:p>
          </table:table-cell>
          <table:table-cell/>
        </table:table-row>
        <table:table-row table:style-name="ro1">
          <table:table-cell office:value-type="string" calcext:value-type="string">
            <text:p>4 - чтобы было удобно вести учет количества снимков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7. Какое основное влияние оказывает термообработка на эксплуатационную надежность сварных соединений?</text:p>
          </table:table-cell>
          <table:table-cell/>
        </table:table-row>
        <table:table-row table:style-name="ro1">
          <table:table-cell office:value-type="string" calcext:value-type="string">
            <text:p>1 - устраняет поры;</text:p>
          </table:table-cell>
          <table:table-cell/>
        </table:table-row>
        <table:table-row table:style-name="ro1">
          <table:table-cell office:value-type="string" calcext:value-type="string">
            <text:p>2 - повышает механические свойства;</text:p>
          </table:table-cell>
          <table:table-cell/>
        </table:table-row>
        <table:table-row table:style-name="ro1">
          <table:table-cell office:value-type="string" calcext:value-type="string">
            <text:p>3 - снимает остаточные напряжения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 - устраняет трещины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8. Основные типы эксплуатационных дефектов.</text:p>
          </table:table-cell>
          <table:table-cell/>
        </table:table-row>
        <table:table-row table:style-name="ro1">
          <table:table-cell office:value-type="string" calcext:value-type="string">
            <text:p>1 - усталостные трещины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 - расслоения;</text:p>
          </table:table-cell>
          <table:table-cell/>
        </table:table-row>
        <table:table-row table:style-name="ro1">
          <table:table-cell office:value-type="string" calcext:value-type="string">
            <text:p>3 - термические трещины;</text:p>
          </table:table-cell>
          <table:table-cell/>
        </table:table-row>
        <table:table-row table:style-name="ro1">
          <table:table-cell office:value-type="string" calcext:value-type="string">
            <text:p>4 - закаты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9. Наиболее опасные дефекты в сварных соединениях:</text:p>
          </table:table-cell>
          <table:table-cell/>
        </table:table-row>
        <table:table-row table:style-name="ro1">
          <table:table-cell office:value-type="string" calcext:value-type="string">
            <text:p>1 - трещины;</text:p>
          </table:table-cell>
          <table:table-cell/>
        </table:table-row>
        <table:table-row table:style-name="ro1">
          <table:table-cell office:value-type="string" calcext:value-type="string">
            <text:p>2 - поры и шлаковые включения;</text:p>
          </table:table-cell>
          <table:table-cell/>
        </table:table-row>
        <table:table-row table:style-name="ro1">
          <table:table-cell office:value-type="string" calcext:value-type="string">
            <text:p>3 - непровары;</text:p>
          </table:table-cell>
          <table:table-cell/>
        </table:table-row>
        <table:table-row table:style-name="ro1">
          <table:table-cell office:value-type="string" calcext:value-type="string">
            <text:p>4 - верно 1, 2 и 3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. Какова рекомендуемая ГОСТ 7512-82 схема просвечивания кольцевых сварных соединений цилиндрических пустотелых изделий, типа резервуаров?</text:p>
          </table:table-cell>
          <table:table-cell/>
        </table:table-row>
        <table:table-row table:style-name="ro1">
          <table:table-cell office:value-type="string" calcext:value-type="string">
            <text:p>1 - источник в центре при обеспечении допустимого фокусного расстояния;</text:p>
          </table:table-cell>
          <table:table-cell/>
        </table:table-row>
        <table:table-row table:style-name="ro1">
          <table:table-cell office:value-type="string" calcext:value-type="string">
            <text:p>2 - источник внутри изделия на расстоянии от контролируемого участка менее или более 1 R (радиус) при контроле по частям;</text:p>
          </table:table-cell>
          <table:table-cell/>
        </table:table-row>
        <table:table-row table:style-name="ro1">
          <table:table-cell office:value-type="string" calcext:value-type="string">
            <text:p>3 - источник снаружи изделия при контроле через две стенки по частям;</text:p>
          </table:table-cell>
          <table:table-cell/>
        </table:table-row>
        <table:table-row table:style-name="ro1">
          <table:table-cell office:value-type="string" calcext:value-type="string">
            <text:p>4 - верно 1, 2 и 3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1. Максимально возможная длина контролируемого участка плоского сварного соединения за одну экспозицию в соответствии с ГОСТ 7512-82 составляет:</text:p>
          </table:table-cell>
          <table:table-cell/>
        </table:table-row>
        <table:table-row table:style-name="ro1">
          <table:table-cell office:value-type="string" calcext:value-type="string">
            <text:p>1 - 0,8 фокусного расстояния ;</text:p>
          </table:table-cell>
          <table:table-cell/>
        </table:table-row>
        <table:table-row table:style-name="ro1">
          <table:table-cell office:value-type="string" calcext:value-type="string">
            <text:p>2 - не менее 1,3 фокусного расстояния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 - менее 2-х фокусных расстояний;</text:p>
          </table:table-cell>
          <table:table-cell/>
        </table:table-row>
        <table:table-row table:style-name="ro1">
          <table:table-cell office:value-type="string" calcext:value-type="string">
            <text:p>4 - более 2-х фокусных расстояний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2. Как должен располагаться эталон чувствительности на контролируемом участке сварного соединения в соответствии с ГОСТ 7512-82?</text:p>
          </table:table-cell>
          <table:table-cell/>
        </table:table-row>
        <table:table-row table:style-name="ro1">
          <table:table-cell office:value-type="string" calcext:value-type="string">
            <text:p>1 - на контролируемой детали со стороны, обращенной к источнику;</text:p>
          </table:table-cell>
          <table:table-cell/>
        </table:table-row>
        <table:table-row table:style-name="ro1">
          <table:table-cell office:value-type="string" calcext:value-type="string">
            <text:p>2 - при невозможности расположения эталона со стороны источника допускается его установка в кассете;</text:p>
          </table:table-cell>
          <table:table-cell/>
        </table:table-row>
        <table:table-row table:style-name="ro1">
          <table:table-cell office:value-type="string" calcext:value-type="string">
            <text:p>3 - на расстоянии не менее 5 мм от сварного соединения с направлением канавок поперек шва;</text:p>
          </table:table-cell>
          <table:table-cell/>
        </table:table-row>
        <table:table-row table:style-name="ro1">
          <table:table-cell office:value-type="string" calcext:value-type="string">
            <text:p>4 - верно 1,2 и 3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3. В каких единицах определяется чувствительность снимка в соответствии с ГОСТ 7512-82?</text:p>
          </table:table-cell>
          <table:table-cell/>
        </table:table-row>
        <table:table-row table:style-name="ro1">
          <table:table-cell office:value-type="string" calcext:value-type="string">
            <text:p>1 - в мм;</text:p>
          </table:table-cell>
          <table:table-cell/>
        </table:table-row>
        <table:table-row table:style-name="ro1">
          <table:table-cell office:value-type="string" calcext:value-type="string">
            <text:p>2 - в обратных рентгенах;</text:p>
          </table:table-cell>
          <table:table-cell/>
        </table:table-row>
        <table:table-row table:style-name="ro1">
          <table:table-cell office:value-type="string" calcext:value-type="string">
            <text:p>3 - в %;</text:p>
          </table:table-cell>
          <table:table-cell/>
        </table:table-row>
        <table:table-row table:style-name="ro1">
          <table:table-cell office:value-type="string" calcext:value-type="string">
            <text:p>4 - верно 1 и 3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4. Какая минимально допустимая оптическая плотность изображения околошовной зоны, эталона чувствительности и контролируемого шва в соответствии с ГОСТ 7512-82?</text:p>
          </table:table-cell>
          <table:table-cell/>
        </table:table-row>
        <table:table-row table:style-name="ro1">
          <table:table-cell office:value-type="string" calcext:value-type="string">
            <text:p>1 - не менее 1,5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 - 2,0;</text:p>
          </table:table-cell>
          <table:table-cell/>
        </table:table-row>
        <table:table-row table:style-name="ro1">
          <table:table-cell office:value-type="string" calcext:value-type="string">
            <text:p>3 - 0,85;</text:p>
          </table:table-cell>
          <table:table-cell/>
        </table:table-row>
        <table:table-row table:style-name="ro1">
          <table:table-cell office:value-type="string" calcext:value-type="string">
            <text:p>4 - не менее 3,0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5. Какие основные факторы необходимо учитывать при выборе источника излучения при контроле объектов железнодорожного транспорта?</text:p>
          </table:table-cell>
          <table:table-cell/>
        </table:table-row>
        <table:table-row table:style-name="ro1">
          <table:table-cell office:value-type="string" calcext:value-type="string">
            <text:p>1 - толщину контролируемого участка и период полураспада источника;</text:p>
          </table:table-cell>
          <table:table-cell/>
        </table:table-row>
        <table:table-row table:style-name="ro1">
          <table:table-cell office:value-type="string" calcext:value-type="string">
            <text:p>2 - толщину контролируемого участка и необходимую чувствительность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 - материал конструкции и удельную активность источника;</text:p>
          </table:table-cell>
          <table:table-cell/>
        </table:table-row>
        <table:table-row table:style-name="ro1">
          <table:table-cell office:value-type="string" calcext:value-type="string">
            <text:p>4 - конфигурацию изделия и мощность экспозиционной дозы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6. Чему равна длина участка снимков, которая должна обеспечить перекрытие смежных участков швов согласно ГОСТ 7512-82?</text:p>
          </table:table-cell>
          <table:table-cell/>
        </table:table-row>
        <table:table-row table:style-name="ro1">
          <table:table-cell office:value-type="string" calcext:value-type="string">
            <text:p>1 - не менее 0,2 длины контролируемого участка при длине снимка менее 100 мм;</text:p>
          </table:table-cell>
          <table:table-cell/>
        </table:table-row>
        <table:table-row table:style-name="ro1">
          <table:table-cell office:value-type="string" calcext:value-type="string">
            <text:p>2 - не менее 20 мм при длине контролируемого участка свыше 100 мм;</text:p>
          </table:table-cell>
          <table:table-cell/>
        </table:table-row>
        <table:table-row table:style-name="ro1">
          <table:table-cell office:value-type="string" calcext:value-type="string">
            <text:p>3 - 0,5 длины контролируемого участка;</text:p>
          </table:table-cell>
          <table:table-cell/>
        </table:table-row>
        <table:table-row table:style-name="ro1">
          <table:table-cell office:value-type="string" calcext:value-type="string">
            <text:p>4 - верно 1 и 2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7. Ширина снимков должна обеспечивать получение изображений сварного шва, эталонов чувствительности, маркировочных знаков, околошовных зон для стыковых и нахлесточных соединений шириной:</text:p>
          </table:table-cell>
          <table:table-cell/>
        </table:table-row>
        <table:table-row table:style-name="ro1">
          <table:table-cell office:value-type="string" calcext:value-type="string">
            <text:p>1 - не менее 5 мм - при толщине свариваемых кромок до 5 мм;</text:p>
          </table:table-cell>
          <table:table-cell/>
        </table:table-row>
        <table:table-row table:style-name="ro1">
          <table:table-cell office:value-type="string" calcext:value-type="string">
            <text:p>2 - не менее толщины свариваемых кромок - при толщине свариваемых кромок от 5 до 20 мм;</text:p>
          </table:table-cell>
          <table:table-cell/>
        </table:table-row>
        <table:table-row table:style-name="ro1">
          <table:table-cell office:value-type="string" calcext:value-type="string">
            <text:p>3 - не менее 20 мм при толщине свариваемых кромок 20 мм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 - верно 1, 2 и 3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8. Необходимое условие расположения эталонов чувствительности по периметру кольцевого шва при панорамном просвечивании цилиндрических изделий типа резервуаров:</text:p>
          </table:table-cell>
          <table:table-cell/>
        </table:table-row>
        <table:table-row table:style-name="ro1">
          <table:table-cell office:value-type="string" calcext:value-type="string">
            <text:p>1 - на каждой кассете;</text:p>
          </table:table-cell>
          <table:table-cell/>
        </table:table-row>
        <table:table-row table:style-name="ro1">
          <table:table-cell office:value-type="string" calcext:value-type="string">
            <text:p>2 - возможно по одному эталону на каждую четверть периметра;</text:p>
          </table:table-cell>
          <table:table-cell/>
        </table:table-row>
        <table:table-row table:style-name="ro1">
          <table:table-cell office:value-type="string" calcext:value-type="string">
            <text:p>3 - через одну кассету;</text:p>
          </table:table-cell>
          <table:table-cell/>
        </table:table-row>
        <table:table-row table:style-name="ro1">
          <table:table-cell office:value-type="string" calcext:value-type="string">
            <text:p>4 - верно 1 и 2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ND</text:p>
          </table:table-cell>
          <table:table-cell/>
        </table:table-row>
        <table:table-row table:style-name="ro1" table:number-rows-repeated="1048406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р.</number:text>
    </number:number-style>
    <number:number-style style:name="N110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р.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р.</number:text>
    </number:number-style>
    <number:number-style style:name="N113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р.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number number:decimal-places="0" loext:min-decimal-places="0" number:min-integer-digits="1" number:grouping="true"/>
      <number:text>   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22P2" style:volatile="true">
      <number:text> -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0" loext:min-decimal-places="0" number:min-integer-digits="1" number:grouping="true"/>
      <number:text>р. </number:text>
    </number:number-style>
    <number:number-style style:name="N126P1" style:volatile="true">
      <number:text>-</number:text>
      <number:number number:decimal-places="0" loext:min-decimal-places="0" number:min-integer-digits="1" number:grouping="true"/>
      <number:text>р. </number:text>
    </number:number-style>
    <number:number-style style:name="N126P2" style:volatile="true">
      <number:text> -р.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loext:min-decimal-places="2" number:min-integer-digits="1" number:grouping="true"/>
      <number:text>   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30P2" style:volatile="true">
      <number:text>-</number:text>
      <number:number number:decimal-places="0" loext:min-decimal-places="0" number:min-integer-digits="0"/>
      <number:text>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loext:min-decimal-places="2" number:min-integer-digits="1" number:grouping="true"/>
      <number:text>р. </number:text>
    </number:number-style>
    <number:number-style style:name="N134P1" style:volatile="true">
      <number:text>-</number:text>
      <number:number number:decimal-places="2" loext:min-decimal-places="2" number:min-integer-digits="1" number:grouping="true"/>
      <number:text>р. </number:text>
    </number:number-style>
    <number:number-style style:name="N134P2" style:volatile="true">
      <number:text>-</number:text>
      <number:number number:decimal-places="0" loext:min-decimal-places="0" number:min-integer-digits="0"/>
      <number:text>р.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0P0" style:volatile="true">
      <number:text>Да</number:text>
    </number:number-style>
    <number:number-style style:name="N140P1" style:volatile="true">
      <number:text>Да</number:text>
    </number:number-style>
    <number:number-style style:name="N140">
      <number:text>Нет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text>Истина</number:text>
    </number:number-style>
    <number:number-style style:name="N142P1" style:volatile="true">
      <number:text>Истина</number:text>
    </number:number-style>
    <number:number-style style:name="N142">
      <number:text>Ложь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Вкл</number:text>
    </number:number-style>
    <number:number-style style:name="N144P1" style:volatile="true">
      <number:text>Вкл</number:text>
    </number:number-style>
    <number:number-style style:name="N144">
      <number:text>Выкл</number:text>
      <style:map style:condition="value()&gt;0" style:apply-style-name="N144P0"/>
      <style:map style:condition="value()&lt;0" style:apply-style-name="N144P1"/>
    </number:number-style>
    <number:currency-style style:name="N146P0" style:volatile="true">
      <number:currency-symbol>€</number:currency-symbol>
      <number:text> </number:text>
      <number:number number:decimal-places="0" loext:min-decimal-places="0" number:min-integer-digits="3" number:grouping="true"/>
      <number:text> </number:text>
    </number:currency-style>
    <number:currency-style style:name="N146">
      <style:text-properties fo:color="#ff0000"/>
      <number:text>(</number:text>
      <number:currency-symbol>€</number:currency-symbol>
      <number:text> </number:text>
      <number:number number:decimal-places="0" loext:min-decimal-places="0" number:min-integer-digits="3" number:grouping="true"/>
      <number:text>)</number:text>
      <style:map style:condition="value()&gt;=0" style:apply-style-name="N146P0"/>
    </number:currency-style>
    <style:style style:name="Default" style:family="table-cell">
      <style:table-cell-properties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19.05mm" fo:margin-bottom="19.05mm" fo:margin-left="17.78mm" fo:margin-right="17.78mm" style:first-page-number="continue" style:writing-mode="lr-tb"/>
      <style:header-style>
        <style:header-footer-properties fo:min-height="7.51mm" fo:margin-left="1.22mm" fo:margin-right="1.22mm" fo:margin-bottom="0mm"/>
      </style:header-style>
      <style:footer-style>
        <style:header-footer-properties fo:min-height="7.51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6">00.00.0000</text:date>, <text:time style:data-style-name="N2" text:time-value="15:32:23.617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6-й_5f_сектор" style:display-name="PageStyle_6-й_сектор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иктор Левченко</meta:initial-creator>
    <meta:creation-date>2016-04-08T09:32:45.97</meta:creation-date>
    <dc:date>2021-02-06T15:44:56.707000000</dc:date>
    <meta:editing-duration>PT44M1S</meta:editing-duration>
    <meta:editing-cycles>13</meta:editing-cycles>
    <meta:generator>LibreOffice/6.2.3.2$Windows_X86_64 LibreOffice_project/aecc05fe267cc68dde00352a451aa867b3b546ac</meta:generator>
    <meta:document-statistic meta:table-count="5" meta:cell-count="2276" meta:object-count="0"/>
  </office:meta>
</office:document-meta>
</file>